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gma comparison_2" table:style-name="ta1">
        <table:shapes>
          <draw:frame draw:z-index="0" draw:style-name="gr1" draw:text-style-name="P1" svg:width="593.46pt" svg:height="434.13pt" svg:x="72.71pt" svg:y="301.86pt">
            <loext:p draw:notify-on-update-of-ranges="'sigma comparison_2'.B3:'sigma comparison_2'.AO3 'sigma comparison_2'.A4:'sigma comparison_2'.A4 'sigma comparison_2'.B4:'sigma comparison_2'.AO4 'sigma comparison_2'.A5:'sigma comparison_2'.A5 'sigma comparison_2'.B5:'sigma comparison_2'.AO5 'sigma comparison_2'.A6:'sigma comparison_2'.A6 'sigma comparison_2'.B6:'sigma comparison_2'.AO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3.46pt" svg:height="434.13pt" svg:x="717.76pt" svg:y="296.53pt">
            <loext:p draw:notify-on-update-of-ranges="'sigma comparison_2'.B8:'sigma comparison_2'.AO8 'sigma comparison_2'.A9:'sigma comparison_2'.A9 'sigma comparison_2'.B9:'sigma comparison_2'.AO9 'sigma comparison_2'.A10:'sigma comparison_2'.A10 'sigma comparison_2'.B10:'sigma comparison_2'.AO10 'sigma comparison_2'.A11:'sigma comparison_2'.A11 'sigma comparison_2'.B11:'sigma comparison_2'.AO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93.46pt" svg:height="434.13pt" svg:x="70.84pt" svg:y="769.07pt">
            <loext:p draw:notify-on-update-of-ranges="'sigma comparison_2'.B13:'sigma comparison_2'.AO13 'sigma comparison_2'.A14:'sigma comparison_2'.A14 'sigma comparison_2'.B14:'sigma comparison_2'.AO14 'sigma comparison_2'.A15:'sigma comparison_2'.A15 'sigma comparison_2'.B15:'sigma comparison_2'.AO15 'sigma comparison_2'.A16:'sigma comparison_2'.A16 'sigma comparison_2'.B16:'sigma comparison_2'.AO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93.46pt" svg:height="434.13pt" svg:x="719.72pt" svg:y="766.91pt">
            <loext:p draw:notify-on-update-of-ranges="'sigma comparison_2'.B18:'sigma comparison_2'.AO18 'sigma comparison_2'.A19:'sigma comparison_2'.A19 'sigma comparison_2'.B19:'sigma comparison_2'.AO19 'sigma comparison_2'.A20:'sigma comparison_2'.A20 'sigma comparison_2'.B20:'sigma comparison_2'.AO20 'sigma comparison_2'.A21:'sigma comparison_2'.A21 'sigma comparison_2'.B21:'sigma comparison_2'.AO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0" table:default-cell-style-name="Default"/>
        <table:table-row table:style-name="ro1">
          <table:table-cell office:value-type="string" calcext:value-type="string">
            <text:p>Poisson, Fuzzy 0.2 and 0.999, inc 1 dec to 1, hotspotness shuffled, 10,000 packets, step of all probs=1 (no gaussian) no randomized (no shuffling), IF true (no cheat weights or anything)</text:p>
          </table:table-cell>
          <table:table-cell table:number-columns-repeated="40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igma = 0.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1385008765" calcext:value-type="float">
            <text:p>5.1138500877</text:p>
          </table:table-cell>
          <table:table-cell office:value-type="float" office:value="5.235925447" calcext:value-type="float">
            <text:p>5.235925447</text:p>
          </table:table-cell>
          <table:table-cell office:value-type="float" office:value="5.41870360297" calcext:value-type="float">
            <text:p>5.418703603</text:p>
          </table:table-cell>
          <table:table-cell office:value-type="float" office:value="5.6175708562" calcext:value-type="float">
            <text:p>5.6175708562</text:p>
          </table:table-cell>
          <table:table-cell office:value-type="float" office:value="5.84480300984" calcext:value-type="float">
            <text:p>5.8448030098</text:p>
          </table:table-cell>
          <table:table-cell office:value-type="float" office:value="6.10117610082" calcext:value-type="float">
            <text:p>6.1011761008</text:p>
          </table:table-cell>
          <table:table-cell office:value-type="float" office:value="6.47218354596" calcext:value-type="float">
            <text:p>6.472183546</text:p>
          </table:table-cell>
          <table:table-cell office:value-type="float" office:value="6.75901616122" calcext:value-type="float">
            <text:p>6.7590161612</text:p>
          </table:table-cell>
          <table:table-cell office:value-type="float" office:value="7.19997260177" calcext:value-type="float">
            <text:p>7.1999726018</text:p>
          </table:table-cell>
          <table:table-cell office:value-type="float" office:value="7.85475083953" calcext:value-type="float">
            <text:p>7.8547508395</text:p>
          </table:table-cell>
          <table:table-cell office:value-type="float" office:value="8.48956225032" calcext:value-type="float">
            <text:p>8.4895622503</text:p>
          </table:table-cell>
          <table:table-cell office:value-type="float" office:value="9.2147206321" calcext:value-type="float">
            <text:p>9.2147206321</text:p>
          </table:table-cell>
          <table:table-cell office:value-type="float" office:value="10.7680605518" calcext:value-type="float">
            <text:p>10.7680605518</text:p>
          </table:table-cell>
          <table:table-cell office:value-type="float" office:value="11.2710741546" calcext:value-type="float">
            <text:p>11.2710741546</text:p>
          </table:table-cell>
          <table:table-cell office:value-type="float" office:value="14.8433886466" calcext:value-type="float">
            <text:p>14.8433886466</text:p>
          </table:table-cell>
          <table:table-cell office:value-type="float" office:value="17.326712301" calcext:value-type="float">
            <text:p>17.326712301</text:p>
          </table:table-cell>
          <table:table-cell office:value-type="float" office:value="22.6234520313" calcext:value-type="float">
            <text:p>22.6234520313</text:p>
          </table:table-cell>
          <table:table-cell office:value-type="float" office:value="42.4503866141" calcext:value-type="float">
            <text:p>42.4503866141</text:p>
          </table:table-cell>
          <table:table-cell office:value-type="float" office:value="143.992345327" calcext:value-type="float">
            <text:p>143.992345327</text:p>
          </table:table-cell>
          <table:table-cell office:value-type="float" office:value="547.795800175" calcext:value-type="float">
            <text:p>547.795800175</text:p>
          </table:table-cell>
          <table:table-cell office:value-type="float" office:value="659.11002301" calcext:value-type="float">
            <text:p>659.11002301</text:p>
          </table:table-cell>
          <table:table-cell office:value-type="float" office:value="1551.22404539" calcext:value-type="float">
            <text:p>1551.22404539</text:p>
          </table:table-cell>
          <table:table-cell office:value-type="float" office:value="2491.72936575" calcext:value-type="float">
            <text:p>2491.72936575</text:p>
          </table:table-cell>
          <table:table-cell office:value-type="float" office:value="2414.01128118" calcext:value-type="float">
            <text:p>2414.01128118</text:p>
          </table:table-cell>
          <table:table-cell office:value-type="float" office:value="5123.9700574" calcext:value-type="float">
            <text:p>5123.9700574</text:p>
          </table:table-cell>
          <table:table-cell office:value-type="float" office:value="5668.65179601" calcext:value-type="float">
            <text:p>5668.65179601</text:p>
          </table:table-cell>
          <table:table-cell office:value-type="float" office:value="9038.90809148" calcext:value-type="float">
            <text:p>9038.90809148</text:p>
          </table:table-cell>
          <table:table-cell office:value-type="float" office:value="5805.7860294" calcext:value-type="float">
            <text:p>5805.7860294</text:p>
          </table:table-cell>
          <table:table-cell office:value-type="float" office:value="6037.68985114" calcext:value-type="float">
            <text:p>6037.68985114</text:p>
          </table:table-cell>
          <table:table-cell office:value-type="float" office:value="7140.30297166" calcext:value-type="float">
            <text:p>7140.30297166</text:p>
          </table:table-cell>
          <table:table-cell office:value-type="float" office:value="6908.23679532" calcext:value-type="float">
            <text:p>6908.23679532</text:p>
          </table:table-cell>
          <table:table-cell office:value-type="float" office:value="9640.42413285" calcext:value-type="float">
            <text:p>9640.42413285</text:p>
          </table:table-cell>
          <table:table-cell office:value-type="float" office:value="9136.62088786" calcext:value-type="float">
            <text:p>9136.62088786</text:p>
          </table:table-cell>
          <table:table-cell office:value-type="float" office:value="9672.19408337" calcext:value-type="float">
            <text:p>9672.19408337</text:p>
          </table:table-cell>
          <table:table-cell office:value-type="float" office:value="10833.5393161" calcext:value-type="float">
            <text:p>10833.5393161</text:p>
          </table:table-cell>
          <table:table-cell office:value-type="float" office:value="10728.5479028" calcext:value-type="float">
            <text:p>10728.5479028</text:p>
          </table:table-cell>
          <table:table-cell office:value-type="float" office:value="11974.1220739" calcext:value-type="float">
            <text:p>11974.1220739</text:p>
          </table:table-cell>
          <table:table-cell office:value-type="float" office:value="11997.8120687" calcext:value-type="float">
            <text:p>11997.8120687</text:p>
          </table:table-cell>
          <table:table-cell office:value-type="float" office:value="14256.8151144" calcext:value-type="float">
            <text:p>14256.8151144</text:p>
          </table:table-cell>
          <table:table-cell office:value-type="float" office:value="12613.7802456" calcext:value-type="float">
            <text:p>12613.7802456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float" office:value="5.22657092043" calcext:value-type="float">
            <text:p>5.2265709204</text:p>
          </table:table-cell>
          <table:table-cell office:value-type="float" office:value="5.49771963533" calcext:value-type="float">
            <text:p>5.4977196353</text:p>
          </table:table-cell>
          <table:table-cell office:value-type="float" office:value="5.87585758168" calcext:value-type="float">
            <text:p>5.8758575817</text:p>
          </table:table-cell>
          <table:table-cell office:value-type="float" office:value="6.2614709574" calcext:value-type="float">
            <text:p>6.2614709574</text:p>
          </table:table-cell>
          <table:table-cell office:value-type="float" office:value="6.75715190207" calcext:value-type="float">
            <text:p>6.7571519021</text:p>
          </table:table-cell>
          <table:table-cell office:value-type="float" office:value="7.62252095191" calcext:value-type="float">
            <text:p>7.6225209519</text:p>
          </table:table-cell>
          <table:table-cell office:value-type="float" office:value="9.58095559555" calcext:value-type="float">
            <text:p>9.5809555956</text:p>
          </table:table-cell>
          <table:table-cell office:value-type="float" office:value="10.9774619107" calcext:value-type="float">
            <text:p>10.9774619107</text:p>
          </table:table-cell>
          <table:table-cell office:value-type="float" office:value="10.5138686565" calcext:value-type="float">
            <text:p>10.5138686565</text:p>
          </table:table-cell>
          <table:table-cell office:value-type="float" office:value="13.6675934344" calcext:value-type="float">
            <text:p>13.6675934344</text:p>
          </table:table-cell>
          <table:table-cell office:value-type="float" office:value="17.280923624" calcext:value-type="float">
            <text:p>17.280923624</text:p>
          </table:table-cell>
          <table:table-cell office:value-type="float" office:value="19.2666432645" calcext:value-type="float">
            <text:p>19.2666432645</text:p>
          </table:table-cell>
          <table:table-cell office:value-type="float" office:value="54.8536171577" calcext:value-type="float">
            <text:p>54.8536171577</text:p>
          </table:table-cell>
          <table:table-cell office:value-type="float" office:value="124.543088143" calcext:value-type="float">
            <text:p>124.543088143</text:p>
          </table:table-cell>
          <table:table-cell office:value-type="float" office:value="29.0062318821" calcext:value-type="float">
            <text:p>29.0062318821</text:p>
          </table:table-cell>
          <table:table-cell office:value-type="float" office:value="34.7248534424" calcext:value-type="float">
            <text:p>34.7248534424</text:p>
          </table:table-cell>
          <table:table-cell office:value-type="float" office:value="72.7950347534" calcext:value-type="float">
            <text:p>72.7950347534</text:p>
          </table:table-cell>
          <table:table-cell office:value-type="float" office:value="2578.86147159" calcext:value-type="float">
            <text:p>2578.86147159</text:p>
          </table:table-cell>
          <table:table-cell office:value-type="float" office:value="1229.85122048" calcext:value-type="float">
            <text:p>1229.85122048</text:p>
          </table:table-cell>
          <table:table-cell office:value-type="float" office:value="2461.17753344" calcext:value-type="float">
            <text:p>2461.17753344</text:p>
          </table:table-cell>
          <table:table-cell office:value-type="float" office:value="11007.9241026" calcext:value-type="float">
            <text:p>11007.9241026</text:p>
          </table:table-cell>
          <table:table-cell office:value-type="float" office:value="7036.0829291" calcext:value-type="float">
            <text:p>7036.0829291</text:p>
          </table:table-cell>
          <table:table-cell office:value-type="float" office:value="4681.31176672" calcext:value-type="float">
            <text:p>4681.31176672</text:p>
          </table:table-cell>
          <table:table-cell office:value-type="float" office:value="7393.37860236" calcext:value-type="float">
            <text:p>7393.37860236</text:p>
          </table:table-cell>
          <table:table-cell office:value-type="float" office:value="15996.8163862" calcext:value-type="float">
            <text:p>15996.8163862</text:p>
          </table:table-cell>
          <table:table-cell office:value-type="float" office:value="17509.6051686" calcext:value-type="float">
            <text:p>17509.6051686</text:p>
          </table:table-cell>
          <table:table-cell office:value-type="float" office:value="15916.69764" calcext:value-type="float">
            <text:p>15916.69764</text:p>
          </table:table-cell>
          <table:table-cell office:value-type="float" office:value="9364.66096179" calcext:value-type="float">
            <text:p>9364.66096179</text:p>
          </table:table-cell>
          <table:table-cell office:value-type="float" office:value="14284.4153649" calcext:value-type="float">
            <text:p>14284.4153649</text:p>
          </table:table-cell>
          <table:table-cell office:value-type="float" office:value="13574.2811396" calcext:value-type="float">
            <text:p>13574.2811396</text:p>
          </table:table-cell>
          <table:table-cell office:value-type="float" office:value="19483.763742" calcext:value-type="float">
            <text:p>19483.763742</text:p>
          </table:table-cell>
          <table:table-cell office:value-type="float" office:value="13871.2290471" calcext:value-type="float">
            <text:p>13871.2290471</text:p>
          </table:table-cell>
          <table:table-cell office:value-type="float" office:value="18213.8667172" calcext:value-type="float">
            <text:p>18213.8667172</text:p>
          </table:table-cell>
          <table:table-cell office:value-type="float" office:value="21116.8603485" calcext:value-type="float">
            <text:p>21116.8603485</text:p>
          </table:table-cell>
          <table:table-cell office:value-type="float" office:value="24333.2383466" calcext:value-type="float">
            <text:p>24333.2383466</text:p>
          </table:table-cell>
          <table:table-cell office:value-type="float" office:value="26329.1356538" calcext:value-type="float">
            <text:p>26329.1356538</text:p>
          </table:table-cell>
          <table:table-cell office:value-type="float" office:value="21065.7991034" calcext:value-type="float">
            <text:p>21065.7991034</text:p>
          </table:table-cell>
          <table:table-cell office:value-type="float" office:value="22554.8744431" calcext:value-type="float">
            <text:p>22554.8744431</text:p>
          </table:table-cell>
          <table:table-cell office:value-type="float" office:value="20928.8645356" calcext:value-type="float">
            <text:p>20928.8645356</text:p>
          </table:table-cell>
          <table:table-cell office:value-type="float" office:value="32194.6695785" calcext:value-type="float">
            <text:p>32194.669578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8.8784971624" calcext:value-type="float">
            <text:p>38.8784971624</text:p>
          </table:table-cell>
          <table:table-cell office:value-type="float" office:value="43.1394725942" calcext:value-type="float">
            <text:p>43.1394725942</text:p>
          </table:table-cell>
          <table:table-cell office:value-type="float" office:value="48.5853570484" calcext:value-type="float">
            <text:p>48.5853570484</text:p>
          </table:table-cell>
          <table:table-cell office:value-type="float" office:value="56.7931757829" calcext:value-type="float">
            <text:p>56.7931757829</text:p>
          </table:table-cell>
          <table:table-cell office:value-type="float" office:value="69.2880812602" calcext:value-type="float">
            <text:p>69.2880812602</text:p>
          </table:table-cell>
          <table:table-cell office:value-type="float" office:value="86.0164368659" calcext:value-type="float">
            <text:p>86.0164368659</text:p>
          </table:table-cell>
          <table:table-cell office:value-type="float" office:value="124.57722942" calcext:value-type="float">
            <text:p>124.57722942</text:p>
          </table:table-cell>
          <table:table-cell office:value-type="float" office:value="301.919933201" calcext:value-type="float">
            <text:p>301.919933201</text:p>
          </table:table-cell>
          <table:table-cell office:value-type="float" office:value="2789.41356375" calcext:value-type="float">
            <text:p>2789.41356375</text:p>
          </table:table-cell>
          <table:table-cell office:value-type="float" office:value="6304.1461583" calcext:value-type="float">
            <text:p>6304.1461583</text:p>
          </table:table-cell>
          <table:table-cell office:value-type="float" office:value="9321.08364688" calcext:value-type="float">
            <text:p>9321.08364688</text:p>
          </table:table-cell>
          <table:table-cell office:value-type="float" office:value="12912.826451" calcext:value-type="float">
            <text:p>12912.826451</text:p>
          </table:table-cell>
          <table:table-cell office:value-type="float" office:value="16281.7226315" calcext:value-type="float">
            <text:p>16281.7226315</text:p>
          </table:table-cell>
          <table:table-cell office:value-type="float" office:value="19953.4425227" calcext:value-type="float">
            <text:p>19953.4425227</text:p>
          </table:table-cell>
          <table:table-cell office:value-type="float" office:value="22341.2742717" calcext:value-type="float">
            <text:p>22341.2742717</text:p>
          </table:table-cell>
          <table:table-cell office:value-type="float" office:value="25322.3272082" calcext:value-type="float">
            <text:p>25322.3272082</text:p>
          </table:table-cell>
          <table:table-cell office:value-type="float" office:value="27183.6407274" calcext:value-type="float">
            <text:p>27183.6407274</text:p>
          </table:table-cell>
          <table:table-cell office:value-type="float" office:value="28596.1748437" calcext:value-type="float">
            <text:p>28596.1748437</text:p>
          </table:table-cell>
          <table:table-cell office:value-type="float" office:value="30203.9307801" calcext:value-type="float">
            <text:p>30203.9307801</text:p>
          </table:table-cell>
          <table:table-cell office:value-type="float" office:value="32239.5651846" calcext:value-type="float">
            <text:p>32239.5651846</text:p>
          </table:table-cell>
          <table:table-cell office:value-type="float" office:value="33683.111216" calcext:value-type="float">
            <text:p>33683.111216</text:p>
          </table:table-cell>
          <table:table-cell office:value-type="float" office:value="34462.8751482" calcext:value-type="float">
            <text:p>34462.8751482</text:p>
          </table:table-cell>
          <table:table-cell office:value-type="float" office:value="36052.4095531" calcext:value-type="float">
            <text:p>36052.4095531</text:p>
          </table:table-cell>
          <table:table-cell office:value-type="float" office:value="37280.392311" calcext:value-type="float">
            <text:p>37280.392311</text:p>
          </table:table-cell>
          <table:table-cell office:value-type="float" office:value="38369.2102799" calcext:value-type="float">
            <text:p>38369.2102799</text:p>
          </table:table-cell>
          <table:table-cell office:value-type="float" office:value="39270.9063707" calcext:value-type="float">
            <text:p>39270.9063707</text:p>
          </table:table-cell>
          <table:table-cell office:value-type="float" office:value="40285.5904233" calcext:value-type="float">
            <text:p>40285.5904233</text:p>
          </table:table-cell>
          <table:table-cell office:value-type="float" office:value="41224.0944626" calcext:value-type="float">
            <text:p>41224.0944626</text:p>
          </table:table-cell>
          <table:table-cell office:value-type="float" office:value="41813.9211703" calcext:value-type="float">
            <text:p>41813.9211703</text:p>
          </table:table-cell>
          <table:table-cell office:value-type="float" office:value="42516.8214932" calcext:value-type="float">
            <text:p>42516.8214932</text:p>
          </table:table-cell>
          <table:table-cell office:value-type="float" office:value="43296.9698464" calcext:value-type="float">
            <text:p>43296.9698464</text:p>
          </table:table-cell>
          <table:table-cell office:value-type="float" office:value="44051.5072103" calcext:value-type="float">
            <text:p>44051.5072103</text:p>
          </table:table-cell>
          <table:table-cell office:value-type="float" office:value="44473.5552215" calcext:value-type="float">
            <text:p>44473.5552215</text:p>
          </table:table-cell>
          <table:table-cell office:value-type="float" office:value="44981.0055207" calcext:value-type="float">
            <text:p>44981.0055207</text:p>
          </table:table-cell>
          <table:table-cell office:value-type="float" office:value="45172.2253584" calcext:value-type="float">
            <text:p>45172.2253584</text:p>
          </table:table-cell>
          <table:table-cell office:value-type="float" office:value="46200.5612199" calcext:value-type="float">
            <text:p>46200.5612199</text:p>
          </table:table-cell>
          <table:table-cell office:value-type="float" office:value="46846.2432626" calcext:value-type="float">
            <text:p>46846.2432626</text:p>
          </table:table-cell>
          <table:table-cell office:value-type="float" office:value="47199.6794307" calcext:value-type="float">
            <text:p>47199.6794307</text:p>
          </table:table-cell>
          <table:table-cell office:value-type="float" office:value="47407.3529298" calcext:value-type="float">
            <text:p>47407.3529298</text:p>
          </table:table-cell>
          <table:table-cell office:value-type="float" office:value="47889.3187044" calcext:value-type="float">
            <text:p>47889.3187044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igma = 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3478042098" calcext:value-type="float">
            <text:p>5.134780421</text:p>
          </table:table-cell>
          <table:table-cell office:value-type="float" office:value="5.26974215084" calcext:value-type="float">
            <text:p>5.2697421508</text:p>
          </table:table-cell>
          <table:table-cell office:value-type="float" office:value="5.42197483059" calcext:value-type="float">
            <text:p>5.4219748306</text:p>
          </table:table-cell>
          <table:table-cell office:value-type="float" office:value="5.65413873759" calcext:value-type="float">
            <text:p>5.6541387376</text:p>
          </table:table-cell>
          <table:table-cell office:value-type="float" office:value="5.93744275415" calcext:value-type="float">
            <text:p>5.9374427542</text:p>
          </table:table-cell>
          <table:table-cell office:value-type="float" office:value="6.0855921372" calcext:value-type="float">
            <text:p>6.0855921372</text:p>
          </table:table-cell>
          <table:table-cell office:value-type="float" office:value="6.50365963703" calcext:value-type="float">
            <text:p>6.503659637</text:p>
          </table:table-cell>
          <table:table-cell office:value-type="float" office:value="6.83773598913" calcext:value-type="float">
            <text:p>6.8377359891</text:p>
          </table:table-cell>
          <table:table-cell office:value-type="float" office:value="7.33461551247" calcext:value-type="float">
            <text:p>7.3346155125</text:p>
          </table:table-cell>
          <table:table-cell office:value-type="float" office:value="8.04873755325" calcext:value-type="float">
            <text:p>8.0487375533</text:p>
          </table:table-cell>
          <table:table-cell office:value-type="float" office:value="8.62776770218" calcext:value-type="float">
            <text:p>8.6277677022</text:p>
          </table:table-cell>
          <table:table-cell office:value-type="float" office:value="9.75121984918" calcext:value-type="float">
            <text:p>9.7512198492</text:p>
          </table:table-cell>
          <table:table-cell office:value-type="float" office:value="11.0486229648" calcext:value-type="float">
            <text:p>11.0486229648</text:p>
          </table:table-cell>
          <table:table-cell office:value-type="float" office:value="12.5684686908" calcext:value-type="float">
            <text:p>12.5684686908</text:p>
          </table:table-cell>
          <table:table-cell office:value-type="float" office:value="15.5192981238" calcext:value-type="float">
            <text:p>15.5192981238</text:p>
          </table:table-cell>
          <table:table-cell office:value-type="float" office:value="19.7402901029" calcext:value-type="float">
            <text:p>19.7402901029</text:p>
          </table:table-cell>
          <table:table-cell office:value-type="float" office:value="31.3070727497" calcext:value-type="float">
            <text:p>31.3070727497</text:p>
          </table:table-cell>
          <table:table-cell office:value-type="float" office:value="61.6467477005" calcext:value-type="float">
            <text:p>61.6467477005</text:p>
          </table:table-cell>
          <table:table-cell office:value-type="float" office:value="117.712539727" calcext:value-type="float">
            <text:p>117.712539727</text:p>
          </table:table-cell>
          <table:table-cell office:value-type="float" office:value="1687.68470758" calcext:value-type="float">
            <text:p>1687.68470758</text:p>
          </table:table-cell>
          <table:table-cell office:value-type="float" office:value="2601.07253178" calcext:value-type="float">
            <text:p>2601.07253178</text:p>
          </table:table-cell>
          <table:table-cell office:value-type="float" office:value="3937.74020256" calcext:value-type="float">
            <text:p>3937.74020256</text:p>
          </table:table-cell>
          <table:table-cell office:value-type="float" office:value="5420.21844447" calcext:value-type="float">
            <text:p>5420.21844447</text:p>
          </table:table-cell>
          <table:table-cell office:value-type="float" office:value="5287.13617482" calcext:value-type="float">
            <text:p>5287.13617482</text:p>
          </table:table-cell>
          <table:table-cell office:value-type="float" office:value="6275.12163625" calcext:value-type="float">
            <text:p>6275.12163625</text:p>
          </table:table-cell>
          <table:table-cell office:value-type="float" office:value="7599.17175012" calcext:value-type="float">
            <text:p>7599.17175012</text:p>
          </table:table-cell>
          <table:table-cell office:value-type="float" office:value="8004.29223569" calcext:value-type="float">
            <text:p>8004.29223569</text:p>
          </table:table-cell>
          <table:table-cell office:value-type="float" office:value="9945.67011452" calcext:value-type="float">
            <text:p>9945.67011452</text:p>
          </table:table-cell>
          <table:table-cell office:value-type="float" office:value="10547.8549619" calcext:value-type="float">
            <text:p>10547.8549619</text:p>
          </table:table-cell>
          <table:table-cell office:value-type="float" office:value="10906.854385" calcext:value-type="float">
            <text:p>10906.854385</text:p>
          </table:table-cell>
          <table:table-cell office:value-type="float" office:value="10959.6394535" calcext:value-type="float">
            <text:p>10959.6394535</text:p>
          </table:table-cell>
          <table:table-cell office:value-type="float" office:value="12506.6363115" calcext:value-type="float">
            <text:p>12506.6363115</text:p>
          </table:table-cell>
          <table:table-cell office:value-type="float" office:value="12714.6525868" calcext:value-type="float">
            <text:p>12714.6525868</text:p>
          </table:table-cell>
          <table:table-cell office:value-type="float" office:value="12689.0423944" calcext:value-type="float">
            <text:p>12689.0423944</text:p>
          </table:table-cell>
          <table:table-cell office:value-type="float" office:value="13199.7270636" calcext:value-type="float">
            <text:p>13199.7270636</text:p>
          </table:table-cell>
          <table:table-cell office:value-type="float" office:value="13522.2254722" calcext:value-type="float">
            <text:p>13522.2254722</text:p>
          </table:table-cell>
          <table:table-cell office:value-type="float" office:value="14107.6842389" calcext:value-type="float">
            <text:p>14107.6842389</text:p>
          </table:table-cell>
          <table:table-cell office:value-type="float" office:value="14650.0953785" calcext:value-type="float">
            <text:p>14650.0953785</text:p>
          </table:table-cell>
          <table:table-cell office:value-type="float" office:value="15293.5242771" calcext:value-type="float">
            <text:p>15293.5242771</text:p>
          </table:table-cell>
          <table:table-cell office:value-type="float" office:value="15424.6067839" calcext:value-type="float">
            <text:p>15424.6067839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float" office:value="7.74615505262" calcext:value-type="float">
            <text:p>7.7461550526</text:p>
          </table:table-cell>
          <table:table-cell office:value-type="float" office:value="5.51929147826" calcext:value-type="float">
            <text:p>5.5192914783</text:p>
          </table:table-cell>
          <table:table-cell office:value-type="float" office:value="5.91977015649" calcext:value-type="float">
            <text:p>5.9197701565</text:p>
          </table:table-cell>
          <table:table-cell office:value-type="float" office:value="6.46655812591" calcext:value-type="float">
            <text:p>6.4665581259</text:p>
          </table:table-cell>
          <table:table-cell office:value-type="float" office:value="7.0709889598" calcext:value-type="float">
            <text:p>7.0709889598</text:p>
          </table:table-cell>
          <table:table-cell office:value-type="float" office:value="7.93073005086" calcext:value-type="float">
            <text:p>7.9307300509</text:p>
          </table:table-cell>
          <table:table-cell office:value-type="float" office:value="8.95261621599" calcext:value-type="float">
            <text:p>8.952616216</text:p>
          </table:table-cell>
          <table:table-cell office:value-type="float" office:value="9.94964920486" calcext:value-type="float">
            <text:p>9.9496492049</text:p>
          </table:table-cell>
          <table:table-cell office:value-type="float" office:value="11.7420217037" calcext:value-type="float">
            <text:p>11.7420217037</text:p>
          </table:table-cell>
          <table:table-cell office:value-type="float" office:value="14.5952307304" calcext:value-type="float">
            <text:p>14.5952307304</text:p>
          </table:table-cell>
          <table:table-cell office:value-type="float" office:value="18.4725670572" calcext:value-type="float">
            <text:p>18.4725670572</text:p>
          </table:table-cell>
          <table:table-cell office:value-type="float" office:value="19.6921231329" calcext:value-type="float">
            <text:p>19.6921231329</text:p>
          </table:table-cell>
          <table:table-cell office:value-type="float" office:value="27.4196052923" calcext:value-type="float">
            <text:p>27.4196052923</text:p>
          </table:table-cell>
          <table:table-cell office:value-type="float" office:value="34.3165272313" calcext:value-type="float">
            <text:p>34.3165272313</text:p>
          </table:table-cell>
          <table:table-cell office:value-type="float" office:value="85.0888386791" calcext:value-type="float">
            <text:p>85.0888386791</text:p>
          </table:table-cell>
          <table:table-cell office:value-type="float" office:value="52.0243823354" calcext:value-type="float">
            <text:p>52.0243823354</text:p>
          </table:table-cell>
          <table:table-cell office:value-type="float" office:value="243.933487329" calcext:value-type="float">
            <text:p>243.933487329</text:p>
          </table:table-cell>
          <table:table-cell office:value-type="float" office:value="417.900153034" calcext:value-type="float">
            <text:p>417.900153034</text:p>
          </table:table-cell>
          <table:table-cell office:value-type="float" office:value="1238.86430465" calcext:value-type="float">
            <text:p>1238.86430465</text:p>
          </table:table-cell>
          <table:table-cell office:value-type="float" office:value="3362.79859661" calcext:value-type="float">
            <text:p>3362.79859661</text:p>
          </table:table-cell>
          <table:table-cell office:value-type="float" office:value="5343.63589763" calcext:value-type="float">
            <text:p>5343.63589763</text:p>
          </table:table-cell>
          <table:table-cell office:value-type="float" office:value="7779.64081657" calcext:value-type="float">
            <text:p>7779.64081657</text:p>
          </table:table-cell>
          <table:table-cell office:value-type="float" office:value="9876.99016995" calcext:value-type="float">
            <text:p>9876.99016995</text:p>
          </table:table-cell>
          <table:table-cell office:value-type="float" office:value="8516.37069028" calcext:value-type="float">
            <text:p>8516.37069028</text:p>
          </table:table-cell>
          <table:table-cell office:value-type="float" office:value="13038.282969" calcext:value-type="float">
            <text:p>13038.282969</text:p>
          </table:table-cell>
          <table:table-cell office:value-type="float" office:value="15011.6516229" calcext:value-type="float">
            <text:p>15011.6516229</text:p>
          </table:table-cell>
          <table:table-cell office:value-type="float" office:value="13179.7855609" calcext:value-type="float">
            <text:p>13179.7855609</text:p>
          </table:table-cell>
          <table:table-cell office:value-type="float" office:value="13721.2087387" calcext:value-type="float">
            <text:p>13721.2087387</text:p>
          </table:table-cell>
          <table:table-cell office:value-type="float" office:value="16013.9699792" calcext:value-type="float">
            <text:p>16013.9699792</text:p>
          </table:table-cell>
          <table:table-cell office:value-type="float" office:value="15839.4996513" calcext:value-type="float">
            <text:p>15839.4996513</text:p>
          </table:table-cell>
          <table:table-cell office:value-type="float" office:value="18139.5339849" calcext:value-type="float">
            <text:p>18139.5339849</text:p>
          </table:table-cell>
          <table:table-cell office:value-type="float" office:value="18362.1667315" calcext:value-type="float">
            <text:p>18362.1667315</text:p>
          </table:table-cell>
          <table:table-cell office:value-type="float" office:value="17054.3604508" calcext:value-type="float">
            <text:p>17054.3604508</text:p>
          </table:table-cell>
          <table:table-cell office:value-type="float" office:value="18518.0438176" calcext:value-type="float">
            <text:p>18518.0438176</text:p>
          </table:table-cell>
          <table:table-cell office:value-type="float" office:value="19891.2415291" calcext:value-type="float">
            <text:p>19891.2415291</text:p>
          </table:table-cell>
          <table:table-cell office:value-type="float" office:value="20670.4033564" calcext:value-type="float">
            <text:p>20670.4033564</text:p>
          </table:table-cell>
          <table:table-cell office:value-type="float" office:value="20711.0203305" calcext:value-type="float">
            <text:p>20711.0203305</text:p>
          </table:table-cell>
          <table:table-cell office:value-type="float" office:value="19768.8345791" calcext:value-type="float">
            <text:p>19768.8345791</text:p>
          </table:table-cell>
          <table:table-cell office:value-type="float" office:value="22675.7516087" calcext:value-type="float">
            <text:p>22675.7516087</text:p>
          </table:table-cell>
          <table:table-cell office:value-type="float" office:value="23489.8097971" calcext:value-type="float">
            <text:p>23489.809797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7.4736443315" calcext:value-type="float">
            <text:p>37.4736443315</text:p>
          </table:table-cell>
          <table:table-cell office:value-type="float" office:value="39.6807635786" calcext:value-type="float">
            <text:p>39.6807635786</text:p>
          </table:table-cell>
          <table:table-cell office:value-type="float" office:value="42.2036626765" calcext:value-type="float">
            <text:p>42.2036626765</text:p>
          </table:table-cell>
          <table:table-cell office:value-type="float" office:value="45.0554885769" calcext:value-type="float">
            <text:p>45.0554885769</text:p>
          </table:table-cell>
          <table:table-cell office:value-type="float" office:value="48.5579613203" calcext:value-type="float">
            <text:p>48.5579613203</text:p>
          </table:table-cell>
          <table:table-cell office:value-type="float" office:value="52.9491887242" calcext:value-type="float">
            <text:p>52.9491887242</text:p>
          </table:table-cell>
          <table:table-cell office:value-type="float" office:value="58.049627874" calcext:value-type="float">
            <text:p>58.049627874</text:p>
          </table:table-cell>
          <table:table-cell office:value-type="float" office:value="64.268075772" calcext:value-type="float">
            <text:p>64.268075772</text:p>
          </table:table-cell>
          <table:table-cell office:value-type="float" office:value="72.7250058212" calcext:value-type="float">
            <text:p>72.7250058212</text:p>
          </table:table-cell>
          <table:table-cell office:value-type="float" office:value="85.4186572216" calcext:value-type="float">
            <text:p>85.4186572216</text:p>
          </table:table-cell>
          <table:table-cell office:value-type="float" office:value="98.4262450212" calcext:value-type="float">
            <text:p>98.4262450212</text:p>
          </table:table-cell>
          <table:table-cell office:value-type="float" office:value="129.760201472" calcext:value-type="float">
            <text:p>129.760201472</text:p>
          </table:table-cell>
          <table:table-cell office:value-type="float" office:value="209.712535875" calcext:value-type="float">
            <text:p>209.712535875</text:p>
          </table:table-cell>
          <table:table-cell office:value-type="float" office:value="400.736732588" calcext:value-type="float">
            <text:p>400.736732588</text:p>
          </table:table-cell>
          <table:table-cell office:value-type="float" office:value="1049.63161482" calcext:value-type="float">
            <text:p>1049.63161482</text:p>
          </table:table-cell>
          <table:table-cell office:value-type="float" office:value="2481.24708297" calcext:value-type="float">
            <text:p>2481.24708297</text:p>
          </table:table-cell>
          <table:table-cell office:value-type="float" office:value="3938.76831442" calcext:value-type="float">
            <text:p>3938.76831442</text:p>
          </table:table-cell>
          <table:table-cell office:value-type="float" office:value="5309.78872439" calcext:value-type="float">
            <text:p>5309.78872439</text:p>
          </table:table-cell>
          <table:table-cell office:value-type="float" office:value="5939.25281357" calcext:value-type="float">
            <text:p>5939.25281357</text:p>
          </table:table-cell>
          <table:table-cell office:value-type="float" office:value="7846.16146648" calcext:value-type="float">
            <text:p>7846.16146648</text:p>
          </table:table-cell>
          <table:table-cell office:value-type="float" office:value="9316.19446714" calcext:value-type="float">
            <text:p>9316.19446714</text:p>
          </table:table-cell>
          <table:table-cell office:value-type="float" office:value="10345.8970733" calcext:value-type="float">
            <text:p>10345.8970733</text:p>
          </table:table-cell>
          <table:table-cell office:value-type="float" office:value="11483.6889516" calcext:value-type="float">
            <text:p>11483.6889516</text:p>
          </table:table-cell>
          <table:table-cell office:value-type="float" office:value="12872.5592569" calcext:value-type="float">
            <text:p>12872.5592569</text:p>
          </table:table-cell>
          <table:table-cell office:value-type="float" office:value="13730.9967388" calcext:value-type="float">
            <text:p>13730.9967388</text:p>
          </table:table-cell>
          <table:table-cell office:value-type="float" office:value="14350.9843064" calcext:value-type="float">
            <text:p>14350.9843064</text:p>
          </table:table-cell>
          <table:table-cell office:value-type="float" office:value="15375.4088088" calcext:value-type="float">
            <text:p>15375.4088088</text:p>
          </table:table-cell>
          <table:table-cell office:value-type="float" office:value="15896.1923972" calcext:value-type="float">
            <text:p>15896.1923972</text:p>
          </table:table-cell>
          <table:table-cell office:value-type="float" office:value="17328.8949055" calcext:value-type="float">
            <text:p>17328.8949055</text:p>
          </table:table-cell>
          <table:table-cell office:value-type="float" office:value="17719.5224297" calcext:value-type="float">
            <text:p>17719.5224297</text:p>
          </table:table-cell>
          <table:table-cell office:value-type="float" office:value="18063.1739086" calcext:value-type="float">
            <text:p>18063.1739086</text:p>
          </table:table-cell>
          <table:table-cell office:value-type="float" office:value="18872.6797335" calcext:value-type="float">
            <text:p>18872.6797335</text:p>
          </table:table-cell>
          <table:table-cell office:value-type="float" office:value="19422.7688453" calcext:value-type="float">
            <text:p>19422.7688453</text:p>
          </table:table-cell>
          <table:table-cell office:value-type="float" office:value="19739.0516481" calcext:value-type="float">
            <text:p>19739.0516481</text:p>
          </table:table-cell>
          <table:table-cell office:value-type="float" office:value="20471.9052826" calcext:value-type="float">
            <text:p>20471.9052826</text:p>
          </table:table-cell>
          <table:table-cell office:value-type="float" office:value="21080.3970764" calcext:value-type="float">
            <text:p>21080.3970764</text:p>
          </table:table-cell>
          <table:table-cell office:value-type="float" office:value="21543.2419266" calcext:value-type="float">
            <text:p>21543.2419266</text:p>
          </table:table-cell>
          <table:table-cell office:value-type="float" office:value="22103.5511746" calcext:value-type="float">
            <text:p>22103.5511746</text:p>
          </table:table-cell>
          <table:table-cell office:value-type="float" office:value="22469.7853309" calcext:value-type="float">
            <text:p>22469.7853309</text:p>
          </table:table-cell>
          <table:table-cell office:value-type="float" office:value="22953.2328058" calcext:value-type="float">
            <text:p>22953.2328058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igma = 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3333739432" calcext:value-type="float">
            <text:p>5.1333373943</text:p>
          </table:table-cell>
          <table:table-cell office:value-type="float" office:value="5.29514696436" calcext:value-type="float">
            <text:p>5.2951469644</text:p>
          </table:table-cell>
          <table:table-cell office:value-type="float" office:value="5.45866785484" calcext:value-type="float">
            <text:p>5.4586678548</text:p>
          </table:table-cell>
          <table:table-cell office:value-type="float" office:value="5.65528377569" calcext:value-type="float">
            <text:p>5.6552837757</text:p>
          </table:table-cell>
          <table:table-cell office:value-type="float" office:value="5.87223506293" calcext:value-type="float">
            <text:p>5.8722350629</text:p>
          </table:table-cell>
          <table:table-cell office:value-type="float" office:value="6.17932422432" calcext:value-type="float">
            <text:p>6.1793242243</text:p>
          </table:table-cell>
          <table:table-cell office:value-type="float" office:value="6.56636555793" calcext:value-type="float">
            <text:p>6.5663655579</text:p>
          </table:table-cell>
          <table:table-cell office:value-type="float" office:value="6.90428692736" calcext:value-type="float">
            <text:p>6.9042869274</text:p>
          </table:table-cell>
          <table:table-cell office:value-type="float" office:value="7.3255504314" calcext:value-type="float">
            <text:p>7.3255504314</text:p>
          </table:table-cell>
          <table:table-cell office:value-type="float" office:value="8.12227026846" calcext:value-type="float">
            <text:p>8.1222702685</text:p>
          </table:table-cell>
          <table:table-cell office:value-type="float" office:value="8.78139784757" calcext:value-type="float">
            <text:p>8.7813978476</text:p>
          </table:table-cell>
          <table:table-cell office:value-type="float" office:value="10.3385474571" calcext:value-type="float">
            <text:p>10.3385474571</text:p>
          </table:table-cell>
          <table:table-cell office:value-type="float" office:value="11.3515548882" calcext:value-type="float">
            <text:p>11.3515548882</text:p>
          </table:table-cell>
          <table:table-cell office:value-type="float" office:value="13.3414584536" calcext:value-type="float">
            <text:p>13.3414584536</text:p>
          </table:table-cell>
          <table:table-cell office:value-type="float" office:value="17.3199785446" calcext:value-type="float">
            <text:p>17.3199785446</text:p>
          </table:table-cell>
          <table:table-cell office:value-type="float" office:value="20.6569683151" calcext:value-type="float">
            <text:p>20.6569683151</text:p>
          </table:table-cell>
          <table:table-cell office:value-type="float" office:value="47.1474571233" calcext:value-type="float">
            <text:p>47.1474571233</text:p>
          </table:table-cell>
          <table:table-cell office:value-type="float" office:value="98.6208192023" calcext:value-type="float">
            <text:p>98.6208192023</text:p>
          </table:table-cell>
          <table:table-cell office:value-type="float" office:value="748.317176187" calcext:value-type="float">
            <text:p>748.317176187</text:p>
          </table:table-cell>
          <table:table-cell office:value-type="float" office:value="2291.77245772" calcext:value-type="float">
            <text:p>2291.77245772</text:p>
          </table:table-cell>
          <table:table-cell office:value-type="float" office:value="3295.55918317" calcext:value-type="float">
            <text:p>3295.55918317</text:p>
          </table:table-cell>
          <table:table-cell office:value-type="float" office:value="4730.7626745" calcext:value-type="float">
            <text:p>4730.7626745</text:p>
          </table:table-cell>
          <table:table-cell office:value-type="float" office:value="6502.80058553" calcext:value-type="float">
            <text:p>6502.80058553</text:p>
          </table:table-cell>
          <table:table-cell office:value-type="float" office:value="7469.84449311" calcext:value-type="float">
            <text:p>7469.84449311</text:p>
          </table:table-cell>
          <table:table-cell office:value-type="float" office:value="8671.52294061" calcext:value-type="float">
            <text:p>8671.52294061</text:p>
          </table:table-cell>
          <table:table-cell office:value-type="float" office:value="9567.65642298" calcext:value-type="float">
            <text:p>9567.65642298</text:p>
          </table:table-cell>
          <table:table-cell office:value-type="float" office:value="10129.0699365" calcext:value-type="float">
            <text:p>10129.0699365</text:p>
          </table:table-cell>
          <table:table-cell office:value-type="float" office:value="11088.5272238" calcext:value-type="float">
            <text:p>11088.5272238</text:p>
          </table:table-cell>
          <table:table-cell office:value-type="float" office:value="12831.088115" calcext:value-type="float">
            <text:p>12831.088115</text:p>
          </table:table-cell>
          <table:table-cell office:value-type="float" office:value="12965.6353217" calcext:value-type="float">
            <text:p>12965.6353217</text:p>
          </table:table-cell>
          <table:table-cell office:value-type="float" office:value="14588.7964926" calcext:value-type="float">
            <text:p>14588.7964926</text:p>
          </table:table-cell>
          <table:table-cell office:value-type="float" office:value="14306.6926392" calcext:value-type="float">
            <text:p>14306.6926392</text:p>
          </table:table-cell>
          <table:table-cell office:value-type="float" office:value="16638.2789255" calcext:value-type="float">
            <text:p>16638.2789255</text:p>
          </table:table-cell>
          <table:table-cell office:value-type="float" office:value="15012.257704" calcext:value-type="float">
            <text:p>15012.257704</text:p>
          </table:table-cell>
          <table:table-cell office:value-type="float" office:value="16052.9698376" calcext:value-type="float">
            <text:p>16052.9698376</text:p>
          </table:table-cell>
          <table:table-cell office:value-type="float" office:value="16180.3107684" calcext:value-type="float">
            <text:p>16180.3107684</text:p>
          </table:table-cell>
          <table:table-cell office:value-type="float" office:value="16855.1800912" calcext:value-type="float">
            <text:p>16855.1800912</text:p>
          </table:table-cell>
          <table:table-cell office:value-type="float" office:value="16516.1433341" calcext:value-type="float">
            <text:p>16516.1433341</text:p>
          </table:table-cell>
          <table:table-cell office:value-type="float" office:value="17923.0066396" calcext:value-type="float">
            <text:p>17923.0066396</text:p>
          </table:table-cell>
          <table:table-cell office:value-type="float" office:value="18643.1610145" calcext:value-type="float">
            <text:p>18643.1610145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float" office:value="5.21046518659" calcext:value-type="float">
            <text:p>5.2104651866</text:p>
          </table:table-cell>
          <table:table-cell office:value-type="float" office:value="5.5582884674" calcext:value-type="float">
            <text:p>5.5582884674</text:p>
          </table:table-cell>
          <table:table-cell office:value-type="float" office:value="5.95296714262" calcext:value-type="float">
            <text:p>5.9529671426</text:p>
          </table:table-cell>
          <table:table-cell office:value-type="float" office:value="6.42912951947" calcext:value-type="float">
            <text:p>6.4291295195</text:p>
          </table:table-cell>
          <table:table-cell office:value-type="float" office:value="7.06448001214" calcext:value-type="float">
            <text:p>7.0644800121</text:p>
          </table:table-cell>
          <table:table-cell office:value-type="float" office:value="7.86847099678" calcext:value-type="float">
            <text:p>7.8684709968</text:p>
          </table:table-cell>
          <table:table-cell office:value-type="float" office:value="9.12580932333" calcext:value-type="float">
            <text:p>9.1258093233</text:p>
          </table:table-cell>
          <table:table-cell office:value-type="float" office:value="10.1239946998" calcext:value-type="float">
            <text:p>10.1239946998</text:p>
          </table:table-cell>
          <table:table-cell office:value-type="float" office:value="11.8696203861" calcext:value-type="float">
            <text:p>11.8696203861</text:p>
          </table:table-cell>
          <table:table-cell office:value-type="float" office:value="13.4729860142" calcext:value-type="float">
            <text:p>13.4729860142</text:p>
          </table:table-cell>
          <table:table-cell office:value-type="float" office:value="15.7324587744" calcext:value-type="float">
            <text:p>15.7324587744</text:p>
          </table:table-cell>
          <table:table-cell office:value-type="float" office:value="19.3123675745" calcext:value-type="float">
            <text:p>19.3123675745</text:p>
          </table:table-cell>
          <table:table-cell office:value-type="float" office:value="22.6187040862" calcext:value-type="float">
            <text:p>22.6187040862</text:p>
          </table:table-cell>
          <table:table-cell office:value-type="float" office:value="28.0242074313" calcext:value-type="float">
            <text:p>28.0242074313</text:p>
          </table:table-cell>
          <table:table-cell office:value-type="float" office:value="35.5880169573" calcext:value-type="float">
            <text:p>35.5880169573</text:p>
          </table:table-cell>
          <table:table-cell office:value-type="float" office:value="45.3938206533" calcext:value-type="float">
            <text:p>45.3938206533</text:p>
          </table:table-cell>
          <table:table-cell office:value-type="float" office:value="62.4805152682" calcext:value-type="float">
            <text:p>62.4805152682</text:p>
          </table:table-cell>
          <table:table-cell office:value-type="float" office:value="77.7414380531" calcext:value-type="float">
            <text:p>77.7414380531</text:p>
          </table:table-cell>
          <table:table-cell office:value-type="float" office:value="124.352847351" calcext:value-type="float">
            <text:p>124.352847351</text:p>
          </table:table-cell>
          <table:table-cell office:value-type="float" office:value="168.511875746" calcext:value-type="float">
            <text:p>168.511875746</text:p>
          </table:table-cell>
          <table:table-cell office:value-type="float" office:value="295.041556481" calcext:value-type="float">
            <text:p>295.041556481</text:p>
          </table:table-cell>
          <table:table-cell office:value-type="float" office:value="762.637723557" calcext:value-type="float">
            <text:p>762.637723557</text:p>
          </table:table-cell>
          <table:table-cell office:value-type="float" office:value="1093.32167374" calcext:value-type="float">
            <text:p>1093.32167374</text:p>
          </table:table-cell>
          <table:table-cell office:value-type="float" office:value="1751.1858808" calcext:value-type="float">
            <text:p>1751.1858808</text:p>
          </table:table-cell>
          <table:table-cell office:value-type="float" office:value="2864.97830764" calcext:value-type="float">
            <text:p>2864.97830764</text:p>
          </table:table-cell>
          <table:table-cell office:value-type="float" office:value="3439.71300383" calcext:value-type="float">
            <text:p>3439.71300383</text:p>
          </table:table-cell>
          <table:table-cell office:value-type="float" office:value="4359.78780546" calcext:value-type="float">
            <text:p>4359.78780546</text:p>
          </table:table-cell>
          <table:table-cell office:value-type="float" office:value="4969.46281486" calcext:value-type="float">
            <text:p>4969.46281486</text:p>
          </table:table-cell>
          <table:table-cell office:value-type="float" office:value="5451.98846866" calcext:value-type="float">
            <text:p>5451.98846866</text:p>
          </table:table-cell>
          <table:table-cell office:value-type="float" office:value="6402.29562487" calcext:value-type="float">
            <text:p>6402.29562487</text:p>
          </table:table-cell>
          <table:table-cell office:value-type="float" office:value="6979.60044429" calcext:value-type="float">
            <text:p>6979.60044429</text:p>
          </table:table-cell>
          <table:table-cell office:value-type="float" office:value="7507.26305208" calcext:value-type="float">
            <text:p>7507.26305208</text:p>
          </table:table-cell>
          <table:table-cell office:value-type="float" office:value="8125.53959026" calcext:value-type="float">
            <text:p>8125.53959026</text:p>
          </table:table-cell>
          <table:table-cell office:value-type="float" office:value="8724.13744045" calcext:value-type="float">
            <text:p>8724.13744045</text:p>
          </table:table-cell>
          <table:table-cell office:value-type="float" office:value="9271.04339499" calcext:value-type="float">
            <text:p>9271.04339499</text:p>
          </table:table-cell>
          <table:table-cell office:value-type="float" office:value="9887.11232066" calcext:value-type="float">
            <text:p>9887.11232066</text:p>
          </table:table-cell>
          <table:table-cell office:value-type="float" office:value="9749.8043995" calcext:value-type="float">
            <text:p>9749.8043995</text:p>
          </table:table-cell>
          <table:table-cell office:value-type="float" office:value="10544.2435507" calcext:value-type="float">
            <text:p>10544.2435507</text:p>
          </table:table-cell>
          <table:table-cell office:value-type="float" office:value="11026.5638076" calcext:value-type="float">
            <text:p>11026.5638076</text:p>
          </table:table-cell>
          <table:table-cell office:value-type="float" office:value="11705.8700624" calcext:value-type="float">
            <text:p>11705.870062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4995949904" calcext:value-type="float">
            <text:p>36.4995949904</text:p>
          </table:table-cell>
          <table:table-cell office:value-type="float" office:value="38.2538235479" calcext:value-type="float">
            <text:p>38.2538235479</text:p>
          </table:table-cell>
          <table:table-cell office:value-type="float" office:value="39.8075608363" calcext:value-type="float">
            <text:p>39.8075608363</text:p>
          </table:table-cell>
          <table:table-cell office:value-type="float" office:value="41.3344783831" calcext:value-type="float">
            <text:p>41.3344783831</text:p>
          </table:table-cell>
          <table:table-cell office:value-type="float" office:value="43.4991642938" calcext:value-type="float">
            <text:p>43.4991642938</text:p>
          </table:table-cell>
          <table:table-cell office:value-type="float" office:value="45.0540276227" calcext:value-type="float">
            <text:p>45.0540276227</text:p>
          </table:table-cell>
          <table:table-cell office:value-type="float" office:value="47.5514908782" calcext:value-type="float">
            <text:p>47.5514908782</text:p>
          </table:table-cell>
          <table:table-cell office:value-type="float" office:value="49.8232557366" calcext:value-type="float">
            <text:p>49.8232557366</text:p>
          </table:table-cell>
          <table:table-cell office:value-type="float" office:value="53.0998976187" calcext:value-type="float">
            <text:p>53.0998976187</text:p>
          </table:table-cell>
          <table:table-cell office:value-type="float" office:value="55.9816601494" calcext:value-type="float">
            <text:p>55.9816601494</text:p>
          </table:table-cell>
          <table:table-cell office:value-type="float" office:value="59.9513505938" calcext:value-type="float">
            <text:p>59.9513505938</text:p>
          </table:table-cell>
          <table:table-cell office:value-type="float" office:value="63.1809183861" calcext:value-type="float">
            <text:p>63.1809183861</text:p>
          </table:table-cell>
          <table:table-cell office:value-type="float" office:value="68.3043223941" calcext:value-type="float">
            <text:p>68.3043223941</text:p>
          </table:table-cell>
          <table:table-cell office:value-type="float" office:value="74.1413620896" calcext:value-type="float">
            <text:p>74.1413620896</text:p>
          </table:table-cell>
          <table:table-cell office:value-type="float" office:value="82.5291871746" calcext:value-type="float">
            <text:p>82.5291871746</text:p>
          </table:table-cell>
          <table:table-cell office:value-type="float" office:value="92.6014428857" calcext:value-type="float">
            <text:p>92.6014428857</text:p>
          </table:table-cell>
          <table:table-cell office:value-type="float" office:value="104.81438756" calcext:value-type="float">
            <text:p>104.81438756</text:p>
          </table:table-cell>
          <table:table-cell office:value-type="float" office:value="117.984044755" calcext:value-type="float">
            <text:p>117.984044755</text:p>
          </table:table-cell>
          <table:table-cell office:value-type="float" office:value="146.003205527" calcext:value-type="float">
            <text:p>146.003205527</text:p>
          </table:table-cell>
          <table:table-cell office:value-type="float" office:value="188.956409523" calcext:value-type="float">
            <text:p>188.956409523</text:p>
          </table:table-cell>
          <table:table-cell office:value-type="float" office:value="244.057399677" calcext:value-type="float">
            <text:p>244.057399677</text:p>
          </table:table-cell>
          <table:table-cell office:value-type="float" office:value="389.157740294" calcext:value-type="float">
            <text:p>389.157740294</text:p>
          </table:table-cell>
          <table:table-cell office:value-type="float" office:value="745.834716689" calcext:value-type="float">
            <text:p>745.834716689</text:p>
          </table:table-cell>
          <table:table-cell office:value-type="float" office:value="1310.91256027" calcext:value-type="float">
            <text:p>1310.91256027</text:p>
          </table:table-cell>
          <table:table-cell office:value-type="float" office:value="1856.92491185" calcext:value-type="float">
            <text:p>1856.92491185</text:p>
          </table:table-cell>
          <table:table-cell office:value-type="float" office:value="2508.13993049" calcext:value-type="float">
            <text:p>2508.13993049</text:p>
          </table:table-cell>
          <table:table-cell office:value-type="float" office:value="3355.48488197" calcext:value-type="float">
            <text:p>3355.48488197</text:p>
          </table:table-cell>
          <table:table-cell office:value-type="float" office:value="3993.31428312" calcext:value-type="float">
            <text:p>3993.31428312</text:p>
          </table:table-cell>
          <table:table-cell office:value-type="float" office:value="4541.45223521" calcext:value-type="float">
            <text:p>4541.45223521</text:p>
          </table:table-cell>
          <table:table-cell office:value-type="float" office:value="5174.34631973" calcext:value-type="float">
            <text:p>5174.34631973</text:p>
          </table:table-cell>
          <table:table-cell office:value-type="float" office:value="5918.49421898" calcext:value-type="float">
            <text:p>5918.49421898</text:p>
          </table:table-cell>
          <table:table-cell office:value-type="float" office:value="6109.60664399" calcext:value-type="float">
            <text:p>6109.60664399</text:p>
          </table:table-cell>
          <table:table-cell office:value-type="float" office:value="6738.53853271" calcext:value-type="float">
            <text:p>6738.53853271</text:p>
          </table:table-cell>
          <table:table-cell office:value-type="float" office:value="7416.62406467" calcext:value-type="float">
            <text:p>7416.62406467</text:p>
          </table:table-cell>
          <table:table-cell office:value-type="float" office:value="7808.39849393" calcext:value-type="float">
            <text:p>7808.39849393</text:p>
          </table:table-cell>
          <table:table-cell office:value-type="float" office:value="8554.0961198" calcext:value-type="float">
            <text:p>8554.0961198</text:p>
          </table:table-cell>
          <table:table-cell office:value-type="float" office:value="9162.55652306" calcext:value-type="float">
            <text:p>9162.55652306</text:p>
          </table:table-cell>
          <table:table-cell office:value-type="float" office:value="9426.78385713" calcext:value-type="float">
            <text:p>9426.78385713</text:p>
          </table:table-cell>
          <table:table-cell office:value-type="float" office:value="9652.49176005" calcext:value-type="float">
            <text:p>9652.49176005</text:p>
          </table:table-cell>
          <table:table-cell office:value-type="float" office:value="10283.8143471" calcext:value-type="float">
            <text:p>10283.8143471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igma = 0.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1536015861" calcext:value-type="float">
            <text:p>5.1153601586</text:p>
          </table:table-cell>
          <table:table-cell office:value-type="float" office:value="5.27106508592" calcext:value-type="float">
            <text:p>5.2710650859</text:p>
          </table:table-cell>
          <table:table-cell office:value-type="float" office:value="5.46359373442" calcext:value-type="float">
            <text:p>5.4635937344</text:p>
          </table:table-cell>
          <table:table-cell office:value-type="float" office:value="5.64312580608" calcext:value-type="float">
            <text:p>5.6431258061</text:p>
          </table:table-cell>
          <table:table-cell office:value-type="float" office:value="5.89361832125" calcext:value-type="float">
            <text:p>5.8936183213</text:p>
          </table:table-cell>
          <table:table-cell office:value-type="float" office:value="6.18196164675" calcext:value-type="float">
            <text:p>6.1819616468</text:p>
          </table:table-cell>
          <table:table-cell office:value-type="float" office:value="6.47911388571" calcext:value-type="float">
            <text:p>6.4791138857</text:p>
          </table:table-cell>
          <table:table-cell office:value-type="float" office:value="6.94182172502" calcext:value-type="float">
            <text:p>6.941821725</text:p>
          </table:table-cell>
          <table:table-cell office:value-type="float" office:value="7.4430938375" calcext:value-type="float">
            <text:p>7.4430938375</text:p>
          </table:table-cell>
          <table:table-cell office:value-type="float" office:value="8.10816008812" calcext:value-type="float">
            <text:p>8.1081600881</text:p>
          </table:table-cell>
          <table:table-cell office:value-type="float" office:value="8.88595270175" calcext:value-type="float">
            <text:p>8.8859527018</text:p>
          </table:table-cell>
          <table:table-cell office:value-type="float" office:value="9.84697563696" calcext:value-type="float">
            <text:p>9.846975637</text:p>
          </table:table-cell>
          <table:table-cell office:value-type="float" office:value="11.0208202188" calcext:value-type="float">
            <text:p>11.0208202188</text:p>
          </table:table-cell>
          <table:table-cell office:value-type="float" office:value="13.3030026149" calcext:value-type="float">
            <text:p>13.3030026149</text:p>
          </table:table-cell>
          <table:table-cell office:value-type="float" office:value="17.1751979336" calcext:value-type="float">
            <text:p>17.1751979336</text:p>
          </table:table-cell>
          <table:table-cell office:value-type="float" office:value="26.8748072811" calcext:value-type="float">
            <text:p>26.8748072811</text:p>
          </table:table-cell>
          <table:table-cell office:value-type="float" office:value="46.1393541363" calcext:value-type="float">
            <text:p>46.1393541363</text:p>
          </table:table-cell>
          <table:table-cell office:value-type="float" office:value="404.935442458" calcext:value-type="float">
            <text:p>404.935442458</text:p>
          </table:table-cell>
          <table:table-cell office:value-type="float" office:value="899.82432726" calcext:value-type="float">
            <text:p>899.82432726</text:p>
          </table:table-cell>
          <table:table-cell office:value-type="float" office:value="2059.20095604" calcext:value-type="float">
            <text:p>2059.20095604</text:p>
          </table:table-cell>
          <table:table-cell office:value-type="float" office:value="4167.83261439" calcext:value-type="float">
            <text:p>4167.83261439</text:p>
          </table:table-cell>
          <table:table-cell office:value-type="float" office:value="5323.56943348" calcext:value-type="float">
            <text:p>5323.56943348</text:p>
          </table:table-cell>
          <table:table-cell office:value-type="float" office:value="6713.44245385" calcext:value-type="float">
            <text:p>6713.44245385</text:p>
          </table:table-cell>
          <table:table-cell office:value-type="float" office:value="7989.42644278" calcext:value-type="float">
            <text:p>7989.42644278</text:p>
          </table:table-cell>
          <table:table-cell office:value-type="float" office:value="10427.4270466" calcext:value-type="float">
            <text:p>10427.4270466</text:p>
          </table:table-cell>
          <table:table-cell office:value-type="float" office:value="10601.5814327" calcext:value-type="float">
            <text:p>10601.5814327</text:p>
          </table:table-cell>
          <table:table-cell office:value-type="float" office:value="12032.6279264" calcext:value-type="float">
            <text:p>12032.6279264</text:p>
          </table:table-cell>
          <table:table-cell office:value-type="float" office:value="13007.2852216" calcext:value-type="float">
            <text:p>13007.2852216</text:p>
          </table:table-cell>
          <table:table-cell office:value-type="float" office:value="13514.1151571" calcext:value-type="float">
            <text:p>13514.1151571</text:p>
          </table:table-cell>
          <table:table-cell office:value-type="float" office:value="13449.5284834" calcext:value-type="float">
            <text:p>13449.5284834</text:p>
          </table:table-cell>
          <table:table-cell office:value-type="float" office:value="14689.9232311" calcext:value-type="float">
            <text:p>14689.9232311</text:p>
          </table:table-cell>
          <table:table-cell office:value-type="float" office:value="16434.7453778" calcext:value-type="float">
            <text:p>16434.7453778</text:p>
          </table:table-cell>
          <table:table-cell office:value-type="float" office:value="16905.2834903" calcext:value-type="float">
            <text:p>16905.2834903</text:p>
          </table:table-cell>
          <table:table-cell office:value-type="float" office:value="17089.2498711" calcext:value-type="float">
            <text:p>17089.2498711</text:p>
          </table:table-cell>
          <table:table-cell office:value-type="float" office:value="16359.4701701" calcext:value-type="float">
            <text:p>16359.4701701</text:p>
          </table:table-cell>
          <table:table-cell office:value-type="float" office:value="18190.2398514" calcext:value-type="float">
            <text:p>18190.2398514</text:p>
          </table:table-cell>
          <table:table-cell office:value-type="float" office:value="19021.0577366" calcext:value-type="float">
            <text:p>19021.0577366</text:p>
          </table:table-cell>
          <table:table-cell office:value-type="float" office:value="19297.9872891" calcext:value-type="float">
            <text:p>19297.9872891</text:p>
          </table:table-cell>
          <table:table-cell office:value-type="float" office:value="18518.8056358" calcext:value-type="float">
            <text:p>18518.8056358</text:p>
          </table:table-cell>
          <table:table-cell office:value-type="float" office:value="19757.2014995" calcext:value-type="float">
            <text:p>19757.2014995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float" office:value="5.2319879519" calcext:value-type="float">
            <text:p>5.2319879519</text:p>
          </table:table-cell>
          <table:table-cell office:value-type="float" office:value="5.56554442376" calcext:value-type="float">
            <text:p>5.5655444238</text:p>
          </table:table-cell>
          <table:table-cell office:value-type="float" office:value="5.86090950144" calcext:value-type="float">
            <text:p>5.8609095014</text:p>
          </table:table-cell>
          <table:table-cell office:value-type="float" office:value="6.49779576064" calcext:value-type="float">
            <text:p>6.4977957606</text:p>
          </table:table-cell>
          <table:table-cell office:value-type="float" office:value="7.04883239833" calcext:value-type="float">
            <text:p>7.0488323983</text:p>
          </table:table-cell>
          <table:table-cell office:value-type="float" office:value="7.90762650348" calcext:value-type="float">
            <text:p>7.9076265035</text:p>
          </table:table-cell>
          <table:table-cell office:value-type="float" office:value="9.06550083901" calcext:value-type="float">
            <text:p>9.065500839</text:p>
          </table:table-cell>
          <table:table-cell office:value-type="float" office:value="10.0168417411" calcext:value-type="float">
            <text:p>10.0168417411</text:p>
          </table:table-cell>
          <table:table-cell office:value-type="float" office:value="11.4873927274" calcext:value-type="float">
            <text:p>11.4873927274</text:p>
          </table:table-cell>
          <table:table-cell office:value-type="float" office:value="13.6825751087" calcext:value-type="float">
            <text:p>13.6825751087</text:p>
          </table:table-cell>
          <table:table-cell office:value-type="float" office:value="15.7553158657" calcext:value-type="float">
            <text:p>15.7553158657</text:p>
          </table:table-cell>
          <table:table-cell office:value-type="float" office:value="18.8454590876" calcext:value-type="float">
            <text:p>18.8454590876</text:p>
          </table:table-cell>
          <table:table-cell office:value-type="float" office:value="22.4621984372" calcext:value-type="float">
            <text:p>22.4621984372</text:p>
          </table:table-cell>
          <table:table-cell office:value-type="float" office:value="26.6824233065" calcext:value-type="float">
            <text:p>26.6824233065</text:p>
          </table:table-cell>
          <table:table-cell office:value-type="float" office:value="33.6341761687" calcext:value-type="float">
            <text:p>33.6341761687</text:p>
          </table:table-cell>
          <table:table-cell office:value-type="float" office:value="42.2184496658" calcext:value-type="float">
            <text:p>42.2184496658</text:p>
          </table:table-cell>
          <table:table-cell office:value-type="float" office:value="49.4047721173" calcext:value-type="float">
            <text:p>49.4047721173</text:p>
          </table:table-cell>
          <table:table-cell office:value-type="float" office:value="60.6824164952" calcext:value-type="float">
            <text:p>60.6824164952</text:p>
          </table:table-cell>
          <table:table-cell office:value-type="float" office:value="76.1832668706" calcext:value-type="float">
            <text:p>76.1832668706</text:p>
          </table:table-cell>
          <table:table-cell office:value-type="float" office:value="90.0475460946" calcext:value-type="float">
            <text:p>90.0475460946</text:p>
          </table:table-cell>
          <table:table-cell office:value-type="float" office:value="108.365488424" calcext:value-type="float">
            <text:p>108.365488424</text:p>
          </table:table-cell>
          <table:table-cell office:value-type="float" office:value="134.096600949" calcext:value-type="float">
            <text:p>134.096600949</text:p>
          </table:table-cell>
          <table:table-cell office:value-type="float" office:value="179.8915376" calcext:value-type="float">
            <text:p>179.8915376</text:p>
          </table:table-cell>
          <table:table-cell office:value-type="float" office:value="201.378464502" calcext:value-type="float">
            <text:p>201.378464502</text:p>
          </table:table-cell>
          <table:table-cell office:value-type="float" office:value="298.796516081" calcext:value-type="float">
            <text:p>298.796516081</text:p>
          </table:table-cell>
          <table:table-cell office:value-type="float" office:value="435.750975305" calcext:value-type="float">
            <text:p>435.750975305</text:p>
          </table:table-cell>
          <table:table-cell office:value-type="float" office:value="690.778117462" calcext:value-type="float">
            <text:p>690.778117462</text:p>
          </table:table-cell>
          <table:table-cell office:value-type="float" office:value="1089.09660623" calcext:value-type="float">
            <text:p>1089.09660623</text:p>
          </table:table-cell>
          <table:table-cell office:value-type="float" office:value="1673.77866615" calcext:value-type="float">
            <text:p>1673.77866615</text:p>
          </table:table-cell>
          <table:table-cell office:value-type="float" office:value="2039.01370567" calcext:value-type="float">
            <text:p>2039.01370567</text:p>
          </table:table-cell>
          <table:table-cell office:value-type="float" office:value="2549.16018593" calcext:value-type="float">
            <text:p>2549.16018593</text:p>
          </table:table-cell>
          <table:table-cell office:value-type="float" office:value="3189.93247606" calcext:value-type="float">
            <text:p>3189.93247606</text:p>
          </table:table-cell>
          <table:table-cell office:value-type="float" office:value="3686.80763928" calcext:value-type="float">
            <text:p>3686.80763928</text:p>
          </table:table-cell>
          <table:table-cell office:value-type="float" office:value="3901.34903563" calcext:value-type="float">
            <text:p>3901.34903563</text:p>
          </table:table-cell>
          <table:table-cell office:value-type="float" office:value="4646.27272525" calcext:value-type="float">
            <text:p>4646.27272525</text:p>
          </table:table-cell>
          <table:table-cell office:value-type="float" office:value="5007.34220513" calcext:value-type="float">
            <text:p>5007.34220513</text:p>
          </table:table-cell>
          <table:table-cell office:value-type="float" office:value="5475.90855183" calcext:value-type="float">
            <text:p>5475.90855183</text:p>
          </table:table-cell>
          <table:table-cell office:value-type="float" office:value="5833.03993656" calcext:value-type="float">
            <text:p>5833.03993656</text:p>
          </table:table-cell>
          <table:table-cell office:value-type="float" office:value="6321.46257429" calcext:value-type="float">
            <text:p>6321.46257429</text:p>
          </table:table-cell>
          <table:table-cell office:value-type="float" office:value="6567.99447785" calcext:value-type="float">
            <text:p>6567.9944778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6665288741" calcext:value-type="float">
            <text:p>36.6665288741</text:p>
          </table:table-cell>
          <table:table-cell office:value-type="float" office:value="37.7188554565" calcext:value-type="float">
            <text:p>37.7188554565</text:p>
          </table:table-cell>
          <table:table-cell office:value-type="float" office:value="38.7753818068" calcext:value-type="float">
            <text:p>38.7753818068</text:p>
          </table:table-cell>
          <table:table-cell office:value-type="float" office:value="40.2332054705" calcext:value-type="float">
            <text:p>40.2332054705</text:p>
          </table:table-cell>
          <table:table-cell office:value-type="float" office:value="41.2641077365" calcext:value-type="float">
            <text:p>41.2641077365</text:p>
          </table:table-cell>
          <table:table-cell office:value-type="float" office:value="43.1896341013" calcext:value-type="float">
            <text:p>43.1896341013</text:p>
          </table:table-cell>
          <table:table-cell office:value-type="float" office:value="45.0013898429" calcext:value-type="float">
            <text:p>45.0013898429</text:p>
          </table:table-cell>
          <table:table-cell office:value-type="float" office:value="46.7383678519" calcext:value-type="float">
            <text:p>46.7383678519</text:p>
          </table:table-cell>
          <table:table-cell office:value-type="float" office:value="49.1418947748" calcext:value-type="float">
            <text:p>49.1418947748</text:p>
          </table:table-cell>
          <table:table-cell office:value-type="float" office:value="51.1819326676" calcext:value-type="float">
            <text:p>51.1819326676</text:p>
          </table:table-cell>
          <table:table-cell office:value-type="float" office:value="53.5872510469" calcext:value-type="float">
            <text:p>53.5872510469</text:p>
          </table:table-cell>
          <table:table-cell office:value-type="float" office:value="55.7541152616" calcext:value-type="float">
            <text:p>55.7541152616</text:p>
          </table:table-cell>
          <table:table-cell office:value-type="float" office:value="58.8898904093" calcext:value-type="float">
            <text:p>58.8898904093</text:p>
          </table:table-cell>
          <table:table-cell office:value-type="float" office:value="62.7832462701" calcext:value-type="float">
            <text:p>62.7832462701</text:p>
          </table:table-cell>
          <table:table-cell office:value-type="float" office:value="66.8625321773" calcext:value-type="float">
            <text:p>66.8625321773</text:p>
          </table:table-cell>
          <table:table-cell office:value-type="float" office:value="70.3903435823" calcext:value-type="float">
            <text:p>70.3903435823</text:p>
          </table:table-cell>
          <table:table-cell office:value-type="float" office:value="75.2949054345" calcext:value-type="float">
            <text:p>75.2949054345</text:p>
          </table:table-cell>
          <table:table-cell office:value-type="float" office:value="80.6344737159" calcext:value-type="float">
            <text:p>80.6344737159</text:p>
          </table:table-cell>
          <table:table-cell office:value-type="float" office:value="88.49050743" calcext:value-type="float">
            <text:p>88.49050743</text:p>
          </table:table-cell>
          <table:table-cell office:value-type="float" office:value="99.1363492318" calcext:value-type="float">
            <text:p>99.1363492318</text:p>
          </table:table-cell>
          <table:table-cell office:value-type="float" office:value="107.806306622" calcext:value-type="float">
            <text:p>107.806306622</text:p>
          </table:table-cell>
          <table:table-cell office:value-type="float" office:value="122.264078338" calcext:value-type="float">
            <text:p>122.264078338</text:p>
          </table:table-cell>
          <table:table-cell office:value-type="float" office:value="139.411378852" calcext:value-type="float">
            <text:p>139.411378852</text:p>
          </table:table-cell>
          <table:table-cell office:value-type="float" office:value="163.599180507" calcext:value-type="float">
            <text:p>163.599180507</text:p>
          </table:table-cell>
          <table:table-cell office:value-type="float" office:value="220.253956034" calcext:value-type="float">
            <text:p>220.253956034</text:p>
          </table:table-cell>
          <table:table-cell office:value-type="float" office:value="258.756170624" calcext:value-type="float">
            <text:p>258.756170624</text:p>
          </table:table-cell>
          <table:table-cell office:value-type="float" office:value="437.975471922" calcext:value-type="float">
            <text:p>437.975471922</text:p>
          </table:table-cell>
          <table:table-cell office:value-type="float" office:value="581.710605249" calcext:value-type="float">
            <text:p>581.710605249</text:p>
          </table:table-cell>
          <table:table-cell office:value-type="float" office:value="980.899840233" calcext:value-type="float">
            <text:p>980.899840233</text:p>
          </table:table-cell>
          <table:table-cell office:value-type="float" office:value="1427.28606963" calcext:value-type="float">
            <text:p>1427.28606963</text:p>
          </table:table-cell>
          <table:table-cell office:value-type="float" office:value="1778.43265364" calcext:value-type="float">
            <text:p>1778.43265364</text:p>
          </table:table-cell>
          <table:table-cell office:value-type="float" office:value="2350.86632393" calcext:value-type="float">
            <text:p>2350.86632393</text:p>
          </table:table-cell>
          <table:table-cell office:value-type="float" office:value="2802.23415445" calcext:value-type="float">
            <text:p>2802.23415445</text:p>
          </table:table-cell>
          <table:table-cell office:value-type="float" office:value="3362.68679923" calcext:value-type="float">
            <text:p>3362.68679923</text:p>
          </table:table-cell>
          <table:table-cell office:value-type="float" office:value="3812.21815627" calcext:value-type="float">
            <text:p>3812.21815627</text:p>
          </table:table-cell>
          <table:table-cell office:value-type="float" office:value="4176.88742975" calcext:value-type="float">
            <text:p>4176.88742975</text:p>
          </table:table-cell>
          <table:table-cell office:value-type="float" office:value="4619.1439543" calcext:value-type="float">
            <text:p>4619.1439543</text:p>
          </table:table-cell>
          <table:table-cell office:value-type="float" office:value="4971.79972494" calcext:value-type="float">
            <text:p>4971.79972494</text:p>
          </table:table-cell>
          <table:table-cell office:value-type="float" office:value="5787.15080232" calcext:value-type="float">
            <text:p>5787.15080232</text:p>
          </table:table-cell>
          <table:table-cell office:value-type="float" office:value="5839.07697899" calcext:value-type="float">
            <text:p>5839.07697899</text:p>
          </table:table-cell>
        </table:table-row>
      </table:table>
      <table:table table:name="sigma comparison" table:style-name="ta1">
        <table:shapes>
          <draw:frame draw:z-index="0" draw:style-name="gr1" draw:text-style-name="P1" svg:width="593.46pt" svg:height="434.13pt" svg:x="72.71pt" svg:y="301.86pt">
            <loext:p draw:notify-on-update-of-ranges="'sigma comparison'.B3:'sigma comparison'.AO3 'sigma comparison'.A4:'sigma comparison'.A4 'sigma comparison'.B4:'sigma comparison'.AO4 'sigma comparison'.A5:'sigma comparison'.A5 'sigma comparison'.B5:'sigma comparison'.AO5 'sigma comparison'.A6:'sigma comparison'.A6 'sigma comparison'.B6:'sigma comparison'.AO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593.46pt" svg:height="434.13pt" svg:x="717.76pt" svg:y="296.53pt">
            <loext:p draw:notify-on-update-of-ranges="'sigma comparison'.B8:'sigma comparison'.AO8 'sigma comparison'.A9:'sigma comparison'.A9 'sigma comparison'.B9:'sigma comparison'.AO9 'sigma comparison'.A10:'sigma comparison'.A10 'sigma comparison'.B10:'sigma comparison'.AO10 'sigma comparison'.A11:'sigma comparison'.A11 'sigma comparison'.B11:'sigma comparison'.AO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593.46pt" svg:height="434.13pt" svg:x="70.84pt" svg:y="769.07pt">
            <loext:p draw:notify-on-update-of-ranges="'sigma comparison'.B13:'sigma comparison'.AO13 'sigma comparison'.A14:'sigma comparison'.A14 'sigma comparison'.B14:'sigma comparison'.AO14 'sigma comparison'.A15:'sigma comparison'.A15 'sigma comparison'.B15:'sigma comparison'.AO15 'sigma comparison'.A16:'sigma comparison'.A16 'sigma comparison'.B16:'sigma comparison'.AO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593.46pt" svg:height="434.13pt" svg:x="719.72pt" svg:y="766.91pt">
            <loext:p draw:notify-on-update-of-ranges="'sigma comparison'.B18:'sigma comparison'.AO18 'sigma comparison'.A19:'sigma comparison'.A19 'sigma comparison'.B19:'sigma comparison'.AO19 'sigma comparison'.A20:'sigma comparison'.A20 'sigma comparison'.B20:'sigma comparison'.AO20 'sigma comparison'.A21:'sigma comparison'.A21 'sigma comparison'.B21:'sigma comparison'.AO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0" table:default-cell-style-name="Default"/>
        <table:table-row table:style-name="ro1">
          <table:table-cell office:value-type="string" calcext:value-type="string">
            <text:p>Fuzzy 0.2 and 0.999, inc 1 dec to 1, hotspotness shuffled, 10,000 packets, step of all probs=1 (no gaussian) no randomized (no shuffling), IF true (no cheat weights or anything)</text:p>
          </table:table-cell>
          <table:table-cell table:number-columns-repeated="40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igma = 0.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1385008765" calcext:value-type="float">
            <text:p>5.1138500877</text:p>
          </table:table-cell>
          <table:table-cell office:value-type="float" office:value="5.235925447" calcext:value-type="float">
            <text:p>5.235925447</text:p>
          </table:table-cell>
          <table:table-cell office:value-type="float" office:value="5.41870360297" calcext:value-type="float">
            <text:p>5.418703603</text:p>
          </table:table-cell>
          <table:table-cell office:value-type="float" office:value="5.6175708562" calcext:value-type="float">
            <text:p>5.6175708562</text:p>
          </table:table-cell>
          <table:table-cell office:value-type="float" office:value="5.84480300984" calcext:value-type="float">
            <text:p>5.8448030098</text:p>
          </table:table-cell>
          <table:table-cell office:value-type="float" office:value="6.10117610082" calcext:value-type="float">
            <text:p>6.1011761008</text:p>
          </table:table-cell>
          <table:table-cell office:value-type="float" office:value="6.47218354596" calcext:value-type="float">
            <text:p>6.472183546</text:p>
          </table:table-cell>
          <table:table-cell office:value-type="float" office:value="6.75901616122" calcext:value-type="float">
            <text:p>6.7590161612</text:p>
          </table:table-cell>
          <table:table-cell office:value-type="float" office:value="7.19997260177" calcext:value-type="float">
            <text:p>7.1999726018</text:p>
          </table:table-cell>
          <table:table-cell office:value-type="float" office:value="7.85475083953" calcext:value-type="float">
            <text:p>7.8547508395</text:p>
          </table:table-cell>
          <table:table-cell office:value-type="float" office:value="8.48956225032" calcext:value-type="float">
            <text:p>8.4895622503</text:p>
          </table:table-cell>
          <table:table-cell office:value-type="float" office:value="9.2147206321" calcext:value-type="float">
            <text:p>9.2147206321</text:p>
          </table:table-cell>
          <table:table-cell office:value-type="float" office:value="10.7680605518" calcext:value-type="float">
            <text:p>10.7680605518</text:p>
          </table:table-cell>
          <table:table-cell office:value-type="float" office:value="11.2710741546" calcext:value-type="float">
            <text:p>11.2710741546</text:p>
          </table:table-cell>
          <table:table-cell office:value-type="float" office:value="14.8433886466" calcext:value-type="float">
            <text:p>14.8433886466</text:p>
          </table:table-cell>
          <table:table-cell office:value-type="float" office:value="17.326712301" calcext:value-type="float">
            <text:p>17.326712301</text:p>
          </table:table-cell>
          <table:table-cell office:value-type="float" office:value="22.6234520313" calcext:value-type="float">
            <text:p>22.6234520313</text:p>
          </table:table-cell>
          <table:table-cell office:value-type="float" office:value="42.4503866141" calcext:value-type="float">
            <text:p>42.4503866141</text:p>
          </table:table-cell>
          <table:table-cell office:value-type="float" office:value="143.992345327" calcext:value-type="float">
            <text:p>143.992345327</text:p>
          </table:table-cell>
          <table:table-cell office:value-type="float" office:value="547.795800175" calcext:value-type="float">
            <text:p>547.795800175</text:p>
          </table:table-cell>
          <table:table-cell office:value-type="float" office:value="659.11002301" calcext:value-type="float">
            <text:p>659.11002301</text:p>
          </table:table-cell>
          <table:table-cell office:value-type="float" office:value="1551.22404539" calcext:value-type="float">
            <text:p>1551.22404539</text:p>
          </table:table-cell>
          <table:table-cell office:value-type="float" office:value="2491.72936575" calcext:value-type="float">
            <text:p>2491.72936575</text:p>
          </table:table-cell>
          <table:table-cell office:value-type="float" office:value="2414.01128118" calcext:value-type="float">
            <text:p>2414.01128118</text:p>
          </table:table-cell>
          <table:table-cell office:value-type="float" office:value="5123.9700574" calcext:value-type="float">
            <text:p>5123.9700574</text:p>
          </table:table-cell>
          <table:table-cell office:value-type="float" office:value="5668.65179601" calcext:value-type="float">
            <text:p>5668.65179601</text:p>
          </table:table-cell>
          <table:table-cell office:value-type="float" office:value="9038.90809148" calcext:value-type="float">
            <text:p>9038.90809148</text:p>
          </table:table-cell>
          <table:table-cell office:value-type="float" office:value="5805.7860294" calcext:value-type="float">
            <text:p>5805.7860294</text:p>
          </table:table-cell>
          <table:table-cell office:value-type="float" office:value="6037.68985114" calcext:value-type="float">
            <text:p>6037.68985114</text:p>
          </table:table-cell>
          <table:table-cell office:value-type="float" office:value="7140.30297166" calcext:value-type="float">
            <text:p>7140.30297166</text:p>
          </table:table-cell>
          <table:table-cell office:value-type="float" office:value="6908.23679532" calcext:value-type="float">
            <text:p>6908.23679532</text:p>
          </table:table-cell>
          <table:table-cell office:value-type="float" office:value="9640.42413285" calcext:value-type="float">
            <text:p>9640.42413285</text:p>
          </table:table-cell>
          <table:table-cell office:value-type="float" office:value="9136.62088786" calcext:value-type="float">
            <text:p>9136.62088786</text:p>
          </table:table-cell>
          <table:table-cell office:value-type="float" office:value="9672.19408337" calcext:value-type="float">
            <text:p>9672.19408337</text:p>
          </table:table-cell>
          <table:table-cell office:value-type="float" office:value="10833.5393161" calcext:value-type="float">
            <text:p>10833.5393161</text:p>
          </table:table-cell>
          <table:table-cell office:value-type="float" office:value="10728.5479028" calcext:value-type="float">
            <text:p>10728.5479028</text:p>
          </table:table-cell>
          <table:table-cell office:value-type="float" office:value="11974.1220739" calcext:value-type="float">
            <text:p>11974.1220739</text:p>
          </table:table-cell>
          <table:table-cell office:value-type="float" office:value="11997.8120687" calcext:value-type="float">
            <text:p>11997.8120687</text:p>
          </table:table-cell>
          <table:table-cell office:value-type="float" office:value="14256.8151144" calcext:value-type="float">
            <text:p>14256.8151144</text:p>
          </table:table-cell>
          <table:table-cell office:value-type="float" office:value="12613.7802456" calcext:value-type="float">
            <text:p>12613.7802456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float" office:value="5.22657092043" calcext:value-type="float">
            <text:p>5.2265709204</text:p>
          </table:table-cell>
          <table:table-cell office:value-type="float" office:value="5.49771963533" calcext:value-type="float">
            <text:p>5.4977196353</text:p>
          </table:table-cell>
          <table:table-cell office:value-type="float" office:value="5.87585758168" calcext:value-type="float">
            <text:p>5.8758575817</text:p>
          </table:table-cell>
          <table:table-cell office:value-type="float" office:value="6.2614709574" calcext:value-type="float">
            <text:p>6.2614709574</text:p>
          </table:table-cell>
          <table:table-cell office:value-type="float" office:value="6.75715190207" calcext:value-type="float">
            <text:p>6.7571519021</text:p>
          </table:table-cell>
          <table:table-cell office:value-type="float" office:value="7.62252095191" calcext:value-type="float">
            <text:p>7.6225209519</text:p>
          </table:table-cell>
          <table:table-cell office:value-type="float" office:value="9.58095559555" calcext:value-type="float">
            <text:p>9.5809555956</text:p>
          </table:table-cell>
          <table:table-cell office:value-type="float" office:value="10.9774619107" calcext:value-type="float">
            <text:p>10.9774619107</text:p>
          </table:table-cell>
          <table:table-cell office:value-type="float" office:value="10.5138686565" calcext:value-type="float">
            <text:p>10.5138686565</text:p>
          </table:table-cell>
          <table:table-cell office:value-type="float" office:value="13.6675934344" calcext:value-type="float">
            <text:p>13.6675934344</text:p>
          </table:table-cell>
          <table:table-cell office:value-type="float" office:value="17.280923624" calcext:value-type="float">
            <text:p>17.280923624</text:p>
          </table:table-cell>
          <table:table-cell office:value-type="float" office:value="19.2666432645" calcext:value-type="float">
            <text:p>19.2666432645</text:p>
          </table:table-cell>
          <table:table-cell office:value-type="float" office:value="54.8536171577" calcext:value-type="float">
            <text:p>54.8536171577</text:p>
          </table:table-cell>
          <table:table-cell office:value-type="float" office:value="124.543088143" calcext:value-type="float">
            <text:p>124.543088143</text:p>
          </table:table-cell>
          <table:table-cell office:value-type="float" office:value="29.0062318821" calcext:value-type="float">
            <text:p>29.0062318821</text:p>
          </table:table-cell>
          <table:table-cell office:value-type="float" office:value="34.7248534424" calcext:value-type="float">
            <text:p>34.7248534424</text:p>
          </table:table-cell>
          <table:table-cell office:value-type="float" office:value="72.7950347534" calcext:value-type="float">
            <text:p>72.7950347534</text:p>
          </table:table-cell>
          <table:table-cell office:value-type="float" office:value="2578.86147159" calcext:value-type="float">
            <text:p>2578.86147159</text:p>
          </table:table-cell>
          <table:table-cell office:value-type="float" office:value="1229.85122048" calcext:value-type="float">
            <text:p>1229.85122048</text:p>
          </table:table-cell>
          <table:table-cell office:value-type="float" office:value="2461.17753344" calcext:value-type="float">
            <text:p>2461.17753344</text:p>
          </table:table-cell>
          <table:table-cell office:value-type="float" office:value="11007.9241026" calcext:value-type="float">
            <text:p>11007.9241026</text:p>
          </table:table-cell>
          <table:table-cell office:value-type="float" office:value="7036.0829291" calcext:value-type="float">
            <text:p>7036.0829291</text:p>
          </table:table-cell>
          <table:table-cell office:value-type="float" office:value="4681.31176672" calcext:value-type="float">
            <text:p>4681.31176672</text:p>
          </table:table-cell>
          <table:table-cell office:value-type="float" office:value="7393.37860236" calcext:value-type="float">
            <text:p>7393.37860236</text:p>
          </table:table-cell>
          <table:table-cell office:value-type="float" office:value="15996.8163862" calcext:value-type="float">
            <text:p>15996.8163862</text:p>
          </table:table-cell>
          <table:table-cell office:value-type="float" office:value="17509.6051686" calcext:value-type="float">
            <text:p>17509.6051686</text:p>
          </table:table-cell>
          <table:table-cell office:value-type="float" office:value="15916.69764" calcext:value-type="float">
            <text:p>15916.69764</text:p>
          </table:table-cell>
          <table:table-cell office:value-type="float" office:value="9364.66096179" calcext:value-type="float">
            <text:p>9364.66096179</text:p>
          </table:table-cell>
          <table:table-cell office:value-type="float" office:value="14284.4153649" calcext:value-type="float">
            <text:p>14284.4153649</text:p>
          </table:table-cell>
          <table:table-cell office:value-type="float" office:value="13574.2811396" calcext:value-type="float">
            <text:p>13574.2811396</text:p>
          </table:table-cell>
          <table:table-cell office:value-type="float" office:value="19483.763742" calcext:value-type="float">
            <text:p>19483.763742</text:p>
          </table:table-cell>
          <table:table-cell office:value-type="float" office:value="13871.2290471" calcext:value-type="float">
            <text:p>13871.2290471</text:p>
          </table:table-cell>
          <table:table-cell office:value-type="float" office:value="18213.8667172" calcext:value-type="float">
            <text:p>18213.8667172</text:p>
          </table:table-cell>
          <table:table-cell office:value-type="float" office:value="21116.8603485" calcext:value-type="float">
            <text:p>21116.8603485</text:p>
          </table:table-cell>
          <table:table-cell office:value-type="float" office:value="24333.2383466" calcext:value-type="float">
            <text:p>24333.2383466</text:p>
          </table:table-cell>
          <table:table-cell office:value-type="float" office:value="26329.1356538" calcext:value-type="float">
            <text:p>26329.1356538</text:p>
          </table:table-cell>
          <table:table-cell office:value-type="float" office:value="21065.7991034" calcext:value-type="float">
            <text:p>21065.7991034</text:p>
          </table:table-cell>
          <table:table-cell office:value-type="float" office:value="22554.8744431" calcext:value-type="float">
            <text:p>22554.8744431</text:p>
          </table:table-cell>
          <table:table-cell office:value-type="float" office:value="20928.8645356" calcext:value-type="float">
            <text:p>20928.8645356</text:p>
          </table:table-cell>
          <table:table-cell office:value-type="float" office:value="32194.6695785" calcext:value-type="float">
            <text:p>32194.669578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8.8784971624" calcext:value-type="float">
            <text:p>38.8784971624</text:p>
          </table:table-cell>
          <table:table-cell office:value-type="float" office:value="43.1394725942" calcext:value-type="float">
            <text:p>43.1394725942</text:p>
          </table:table-cell>
          <table:table-cell office:value-type="float" office:value="48.5853570484" calcext:value-type="float">
            <text:p>48.5853570484</text:p>
          </table:table-cell>
          <table:table-cell office:value-type="float" office:value="56.7931757829" calcext:value-type="float">
            <text:p>56.7931757829</text:p>
          </table:table-cell>
          <table:table-cell office:value-type="float" office:value="69.2880812602" calcext:value-type="float">
            <text:p>69.2880812602</text:p>
          </table:table-cell>
          <table:table-cell office:value-type="float" office:value="86.0164368659" calcext:value-type="float">
            <text:p>86.0164368659</text:p>
          </table:table-cell>
          <table:table-cell office:value-type="float" office:value="124.57722942" calcext:value-type="float">
            <text:p>124.57722942</text:p>
          </table:table-cell>
          <table:table-cell office:value-type="float" office:value="301.919933201" calcext:value-type="float">
            <text:p>301.919933201</text:p>
          </table:table-cell>
          <table:table-cell office:value-type="float" office:value="2789.41356375" calcext:value-type="float">
            <text:p>2789.41356375</text:p>
          </table:table-cell>
          <table:table-cell office:value-type="float" office:value="6304.1461583" calcext:value-type="float">
            <text:p>6304.1461583</text:p>
          </table:table-cell>
          <table:table-cell office:value-type="float" office:value="9321.08364688" calcext:value-type="float">
            <text:p>9321.08364688</text:p>
          </table:table-cell>
          <table:table-cell office:value-type="float" office:value="12912.826451" calcext:value-type="float">
            <text:p>12912.826451</text:p>
          </table:table-cell>
          <table:table-cell office:value-type="float" office:value="16281.7226315" calcext:value-type="float">
            <text:p>16281.7226315</text:p>
          </table:table-cell>
          <table:table-cell office:value-type="float" office:value="19953.4425227" calcext:value-type="float">
            <text:p>19953.4425227</text:p>
          </table:table-cell>
          <table:table-cell office:value-type="float" office:value="22341.2742717" calcext:value-type="float">
            <text:p>22341.2742717</text:p>
          </table:table-cell>
          <table:table-cell office:value-type="float" office:value="25322.3272082" calcext:value-type="float">
            <text:p>25322.3272082</text:p>
          </table:table-cell>
          <table:table-cell office:value-type="float" office:value="27183.6407274" calcext:value-type="float">
            <text:p>27183.6407274</text:p>
          </table:table-cell>
          <table:table-cell office:value-type="float" office:value="28596.1748437" calcext:value-type="float">
            <text:p>28596.1748437</text:p>
          </table:table-cell>
          <table:table-cell office:value-type="float" office:value="30203.9307801" calcext:value-type="float">
            <text:p>30203.9307801</text:p>
          </table:table-cell>
          <table:table-cell office:value-type="float" office:value="32239.5651846" calcext:value-type="float">
            <text:p>32239.5651846</text:p>
          </table:table-cell>
          <table:table-cell office:value-type="float" office:value="33683.111216" calcext:value-type="float">
            <text:p>33683.111216</text:p>
          </table:table-cell>
          <table:table-cell office:value-type="float" office:value="34462.8751482" calcext:value-type="float">
            <text:p>34462.8751482</text:p>
          </table:table-cell>
          <table:table-cell office:value-type="float" office:value="36052.4095531" calcext:value-type="float">
            <text:p>36052.4095531</text:p>
          </table:table-cell>
          <table:table-cell office:value-type="float" office:value="37280.392311" calcext:value-type="float">
            <text:p>37280.392311</text:p>
          </table:table-cell>
          <table:table-cell office:value-type="float" office:value="38369.2102799" calcext:value-type="float">
            <text:p>38369.2102799</text:p>
          </table:table-cell>
          <table:table-cell office:value-type="float" office:value="39270.9063707" calcext:value-type="float">
            <text:p>39270.9063707</text:p>
          </table:table-cell>
          <table:table-cell office:value-type="float" office:value="40285.5904233" calcext:value-type="float">
            <text:p>40285.5904233</text:p>
          </table:table-cell>
          <table:table-cell office:value-type="float" office:value="41224.0944626" calcext:value-type="float">
            <text:p>41224.0944626</text:p>
          </table:table-cell>
          <table:table-cell office:value-type="float" office:value="41813.9211703" calcext:value-type="float">
            <text:p>41813.9211703</text:p>
          </table:table-cell>
          <table:table-cell office:value-type="float" office:value="42516.8214932" calcext:value-type="float">
            <text:p>42516.8214932</text:p>
          </table:table-cell>
          <table:table-cell office:value-type="float" office:value="43296.9698464" calcext:value-type="float">
            <text:p>43296.9698464</text:p>
          </table:table-cell>
          <table:table-cell office:value-type="float" office:value="44051.5072103" calcext:value-type="float">
            <text:p>44051.5072103</text:p>
          </table:table-cell>
          <table:table-cell office:value-type="float" office:value="44473.5552215" calcext:value-type="float">
            <text:p>44473.5552215</text:p>
          </table:table-cell>
          <table:table-cell office:value-type="float" office:value="44981.0055207" calcext:value-type="float">
            <text:p>44981.0055207</text:p>
          </table:table-cell>
          <table:table-cell office:value-type="float" office:value="45172.2253584" calcext:value-type="float">
            <text:p>45172.2253584</text:p>
          </table:table-cell>
          <table:table-cell office:value-type="float" office:value="46200.5612199" calcext:value-type="float">
            <text:p>46200.5612199</text:p>
          </table:table-cell>
          <table:table-cell office:value-type="float" office:value="46846.2432626" calcext:value-type="float">
            <text:p>46846.2432626</text:p>
          </table:table-cell>
          <table:table-cell office:value-type="float" office:value="47199.6794307" calcext:value-type="float">
            <text:p>47199.6794307</text:p>
          </table:table-cell>
          <table:table-cell office:value-type="float" office:value="47407.3529298" calcext:value-type="float">
            <text:p>47407.3529298</text:p>
          </table:table-cell>
          <table:table-cell office:value-type="float" office:value="47889.3187044" calcext:value-type="float">
            <text:p>47889.3187044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igma = 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4187297644" calcext:value-type="float">
            <text:p>5.1418729764</text:p>
          </table:table-cell>
          <table:table-cell office:value-type="float" office:value="5.26854053274" calcext:value-type="float">
            <text:p>5.2685405327</text:p>
          </table:table-cell>
          <table:table-cell office:value-type="float" office:value="5.4999404745" calcext:value-type="float">
            <text:p>5.4999404745</text:p>
          </table:table-cell>
          <table:table-cell office:value-type="float" office:value="5.65288630576" calcext:value-type="float">
            <text:p>5.6528863058</text:p>
          </table:table-cell>
          <table:table-cell office:value-type="float" office:value="5.91989378004" calcext:value-type="float">
            <text:p>5.91989378</text:p>
          </table:table-cell>
          <table:table-cell office:value-type="float" office:value="6.24773266708" calcext:value-type="float">
            <text:p>6.2477326671</text:p>
          </table:table-cell>
          <table:table-cell office:value-type="float" office:value="6.53958791948" calcext:value-type="float">
            <text:p>6.5395879195</text:p>
          </table:table-cell>
          <table:table-cell office:value-type="float" office:value="6.99649957587" calcext:value-type="float">
            <text:p>6.9964995759</text:p>
          </table:table-cell>
          <table:table-cell office:value-type="float" office:value="7.43644349852" calcext:value-type="float">
            <text:p>7.4364434985</text:p>
          </table:table-cell>
          <table:table-cell office:value-type="float" office:value="8.1635568733" calcext:value-type="float">
            <text:p>8.1635568733</text:p>
          </table:table-cell>
          <table:table-cell office:value-type="float" office:value="9.10531806717" calcext:value-type="float">
            <text:p>9.1053180672</text:p>
          </table:table-cell>
          <table:table-cell office:value-type="float" office:value="9.98749547382" calcext:value-type="float">
            <text:p>9.9874954738</text:p>
          </table:table-cell>
          <table:table-cell office:value-type="float" office:value="11.5583077322" calcext:value-type="float">
            <text:p>11.5583077322</text:p>
          </table:table-cell>
          <table:table-cell office:value-type="float" office:value="13.6871785097" calcext:value-type="float">
            <text:p>13.6871785097</text:p>
          </table:table-cell>
          <table:table-cell office:value-type="float" office:value="17.3255400112" calcext:value-type="float">
            <text:p>17.3255400112</text:p>
          </table:table-cell>
          <table:table-cell office:value-type="float" office:value="21.8511346265" calcext:value-type="float">
            <text:p>21.8511346265</text:p>
          </table:table-cell>
          <table:table-cell office:value-type="float" office:value="62.8115774644" calcext:value-type="float">
            <text:p>62.8115774644</text:p>
          </table:table-cell>
          <table:table-cell office:value-type="float" office:value="235.376880458" calcext:value-type="float">
            <text:p>235.376880458</text:p>
          </table:table-cell>
          <table:table-cell office:value-type="float" office:value="869.580944713" calcext:value-type="float">
            <text:p>869.580944713</text:p>
          </table:table-cell>
          <table:table-cell office:value-type="float" office:value="2169.60713358" calcext:value-type="float">
            <text:p>2169.60713358</text:p>
          </table:table-cell>
          <table:table-cell office:value-type="float" office:value="3945.48045895" calcext:value-type="float">
            <text:p>3945.48045895</text:p>
          </table:table-cell>
          <table:table-cell office:value-type="float" office:value="6433.76468806" calcext:value-type="float">
            <text:p>6433.76468806</text:p>
          </table:table-cell>
          <table:table-cell office:value-type="float" office:value="6842.14781513" calcext:value-type="float">
            <text:p>6842.14781513</text:p>
          </table:table-cell>
          <table:table-cell office:value-type="float" office:value="9503.5013345" calcext:value-type="float">
            <text:p>9503.5013345</text:p>
          </table:table-cell>
          <table:table-cell office:value-type="float" office:value="9947.18216242" calcext:value-type="float">
            <text:p>9947.18216242</text:p>
          </table:table-cell>
          <table:table-cell office:value-type="float" office:value="11502.6720358" calcext:value-type="float">
            <text:p>11502.6720358</text:p>
          </table:table-cell>
          <table:table-cell office:value-type="float" office:value="11673.6991495" calcext:value-type="float">
            <text:p>11673.6991495</text:p>
          </table:table-cell>
          <table:table-cell office:value-type="float" office:value="13913.0275258" calcext:value-type="float">
            <text:p>13913.0275258</text:p>
          </table:table-cell>
          <table:table-cell office:value-type="float" office:value="14555.8258153" calcext:value-type="float">
            <text:p>14555.8258153</text:p>
          </table:table-cell>
          <table:table-cell office:value-type="float" office:value="14869.5165327" calcext:value-type="float">
            <text:p>14869.5165327</text:p>
          </table:table-cell>
          <table:table-cell office:value-type="float" office:value="15880.3255142" calcext:value-type="float">
            <text:p>15880.3255142</text:p>
          </table:table-cell>
          <table:table-cell office:value-type="float" office:value="16389.5659755" calcext:value-type="float">
            <text:p>16389.5659755</text:p>
          </table:table-cell>
          <table:table-cell office:value-type="float" office:value="16494.9811129" calcext:value-type="float">
            <text:p>16494.9811129</text:p>
          </table:table-cell>
          <table:table-cell office:value-type="float" office:value="17852.2422294" calcext:value-type="float">
            <text:p>17852.2422294</text:p>
          </table:table-cell>
          <table:table-cell office:value-type="float" office:value="18377.3442499" calcext:value-type="float">
            <text:p>18377.3442499</text:p>
          </table:table-cell>
          <table:table-cell office:value-type="float" office:value="19069.6923488" calcext:value-type="float">
            <text:p>19069.6923488</text:p>
          </table:table-cell>
          <table:table-cell office:value-type="float" office:value="19032.4960155" calcext:value-type="float">
            <text:p>19032.4960155</text:p>
          </table:table-cell>
          <table:table-cell office:value-type="float" office:value="20356.5474696" calcext:value-type="float">
            <text:p>20356.5474696</text:p>
          </table:table-cell>
          <table:table-cell office:value-type="float" office:value="19397.3226452" calcext:value-type="float">
            <text:p>19397.3226452</text:p>
          </table:table-cell>
          <table:table-cell office:value-type="float" office:value="21180.1862414" calcext:value-type="float">
            <text:p>21180.1862414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float" office:value="5.25166419395" calcext:value-type="float">
            <text:p>5.251664194</text:p>
          </table:table-cell>
          <table:table-cell office:value-type="float" office:value="5.55920558152" calcext:value-type="float">
            <text:p>5.5592055815</text:p>
          </table:table-cell>
          <table:table-cell office:value-type="float" office:value="5.94470173968" calcext:value-type="float">
            <text:p>5.9447017397</text:p>
          </table:table-cell>
          <table:table-cell office:value-type="float" office:value="6.46501930438" calcext:value-type="float">
            <text:p>6.4650193044</text:p>
          </table:table-cell>
          <table:table-cell office:value-type="float" office:value="7.17261156832" calcext:value-type="float">
            <text:p>7.1726115683</text:p>
          </table:table-cell>
          <table:table-cell office:value-type="float" office:value="8.00652781686" calcext:value-type="float">
            <text:p>8.0065278169</text:p>
          </table:table-cell>
          <table:table-cell office:value-type="float" office:value="8.97096100881" calcext:value-type="float">
            <text:p>8.9709610088</text:p>
          </table:table-cell>
          <table:table-cell office:value-type="float" office:value="10.2360399191" calcext:value-type="float">
            <text:p>10.2360399191</text:p>
          </table:table-cell>
          <table:table-cell office:value-type="float" office:value="11.4897631844" calcext:value-type="float">
            <text:p>11.4897631844</text:p>
          </table:table-cell>
          <table:table-cell office:value-type="float" office:value="13.6551944525" calcext:value-type="float">
            <text:p>13.6551944525</text:p>
          </table:table-cell>
          <table:table-cell office:value-type="float" office:value="16.0754610025" calcext:value-type="float">
            <text:p>16.0754610025</text:p>
          </table:table-cell>
          <table:table-cell office:value-type="float" office:value="18.6019921338" calcext:value-type="float">
            <text:p>18.6019921338</text:p>
          </table:table-cell>
          <table:table-cell office:value-type="float" office:value="22.4310495582" calcext:value-type="float">
            <text:p>22.4310495582</text:p>
          </table:table-cell>
          <table:table-cell office:value-type="float" office:value="26.3448965128" calcext:value-type="float">
            <text:p>26.3448965128</text:p>
          </table:table-cell>
          <table:table-cell office:value-type="float" office:value="31.0419995362" calcext:value-type="float">
            <text:p>31.0419995362</text:p>
          </table:table-cell>
          <table:table-cell office:value-type="float" office:value="38.0898213696" calcext:value-type="float">
            <text:p>38.0898213696</text:p>
          </table:table-cell>
          <table:table-cell office:value-type="float" office:value="44.0237676684" calcext:value-type="float">
            <text:p>44.0237676684</text:p>
          </table:table-cell>
          <table:table-cell office:value-type="float" office:value="52.5357922134" calcext:value-type="float">
            <text:p>52.5357922134</text:p>
          </table:table-cell>
          <table:table-cell office:value-type="float" office:value="64.9753230347" calcext:value-type="float">
            <text:p>64.9753230347</text:p>
          </table:table-cell>
          <table:table-cell office:value-type="float" office:value="72.7369868606" calcext:value-type="float">
            <text:p>72.7369868606</text:p>
          </table:table-cell>
          <table:table-cell office:value-type="float" office:value="82.0392600133" calcext:value-type="float">
            <text:p>82.0392600133</text:p>
          </table:table-cell>
          <table:table-cell office:value-type="float" office:value="91.274458321" calcext:value-type="float">
            <text:p>91.274458321</text:p>
          </table:table-cell>
          <table:table-cell office:value-type="float" office:value="104.126472953" calcext:value-type="float">
            <text:p>104.126472953</text:p>
          </table:table-cell>
          <table:table-cell office:value-type="float" office:value="111.204610933" calcext:value-type="float">
            <text:p>111.204610933</text:p>
          </table:table-cell>
          <table:table-cell office:value-type="float" office:value="124.246695811" calcext:value-type="float">
            <text:p>124.246695811</text:p>
          </table:table-cell>
          <table:table-cell office:value-type="float" office:value="143.42910079" calcext:value-type="float">
            <text:p>143.42910079</text:p>
          </table:table-cell>
          <table:table-cell office:value-type="float" office:value="161.377352075" calcext:value-type="float">
            <text:p>161.377352075</text:p>
          </table:table-cell>
          <table:table-cell office:value-type="float" office:value="190.267953287" calcext:value-type="float">
            <text:p>190.267953287</text:p>
          </table:table-cell>
          <table:table-cell office:value-type="float" office:value="224.966504458" calcext:value-type="float">
            <text:p>224.966504458</text:p>
          </table:table-cell>
          <table:table-cell office:value-type="float" office:value="268.036317023" calcext:value-type="float">
            <text:p>268.036317023</text:p>
          </table:table-cell>
          <table:table-cell office:value-type="float" office:value="364.336600608" calcext:value-type="float">
            <text:p>364.336600608</text:p>
          </table:table-cell>
          <table:table-cell office:value-type="float" office:value="576.632501025" calcext:value-type="float">
            <text:p>576.632501025</text:p>
          </table:table-cell>
          <table:table-cell office:value-type="float" office:value="689.103353939" calcext:value-type="float">
            <text:p>689.103353939</text:p>
          </table:table-cell>
          <table:table-cell office:value-type="float" office:value="913.631744949" calcext:value-type="float">
            <text:p>913.631744949</text:p>
          </table:table-cell>
          <table:table-cell office:value-type="float" office:value="1256.61744544" calcext:value-type="float">
            <text:p>1256.61744544</text:p>
          </table:table-cell>
          <table:table-cell office:value-type="float" office:value="1507.53355486" calcext:value-type="float">
            <text:p>1507.53355486</text:p>
          </table:table-cell>
          <table:table-cell office:value-type="float" office:value="1895.00993878" calcext:value-type="float">
            <text:p>1895.00993878</text:p>
          </table:table-cell>
          <table:table-cell office:value-type="float" office:value="2357.59831108" calcext:value-type="float">
            <text:p>2357.59831108</text:p>
          </table:table-cell>
          <table:table-cell office:value-type="float" office:value="2751.09856944" calcext:value-type="float">
            <text:p>2751.09856944</text:p>
          </table:table-cell>
          <table:table-cell office:value-type="float" office:value="3152.43960053" calcext:value-type="float">
            <text:p>3152.4396005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6169765899" calcext:value-type="float">
            <text:p>36.6169765899</text:p>
          </table:table-cell>
          <table:table-cell office:value-type="float" office:value="37.4470745502" calcext:value-type="float">
            <text:p>37.4470745502</text:p>
          </table:table-cell>
          <table:table-cell office:value-type="float" office:value="38.3144427816" calcext:value-type="float">
            <text:p>38.3144427816</text:p>
          </table:table-cell>
          <table:table-cell office:value-type="float" office:value="39.4292720136" calcext:value-type="float">
            <text:p>39.4292720136</text:p>
          </table:table-cell>
          <table:table-cell office:value-type="float" office:value="40.6828269758" calcext:value-type="float">
            <text:p>40.6828269758</text:p>
          </table:table-cell>
          <table:table-cell office:value-type="float" office:value="41.9335012712" calcext:value-type="float">
            <text:p>41.9335012712</text:p>
          </table:table-cell>
          <table:table-cell office:value-type="float" office:value="43.4190911533" calcext:value-type="float">
            <text:p>43.4190911533</text:p>
          </table:table-cell>
          <table:table-cell office:value-type="float" office:value="44.5973576827" calcext:value-type="float">
            <text:p>44.5973576827</text:p>
          </table:table-cell>
          <table:table-cell office:value-type="float" office:value="46.2757236512" calcext:value-type="float">
            <text:p>46.2757236512</text:p>
          </table:table-cell>
          <table:table-cell office:value-type="float" office:value="48.1360669404" calcext:value-type="float">
            <text:p>48.1360669404</text:p>
          </table:table-cell>
          <table:table-cell office:value-type="float" office:value="50.182260303" calcext:value-type="float">
            <text:p>50.182260303</text:p>
          </table:table-cell>
          <table:table-cell office:value-type="float" office:value="51.7175660618" calcext:value-type="float">
            <text:p>51.7175660618</text:p>
          </table:table-cell>
          <table:table-cell office:value-type="float" office:value="53.8043983679" calcext:value-type="float">
            <text:p>53.8043983679</text:p>
          </table:table-cell>
          <table:table-cell office:value-type="float" office:value="56.1280621708" calcext:value-type="float">
            <text:p>56.1280621708</text:p>
          </table:table-cell>
          <table:table-cell office:value-type="float" office:value="58.9478137987" calcext:value-type="float">
            <text:p>58.9478137987</text:p>
          </table:table-cell>
          <table:table-cell office:value-type="float" office:value="60.9941093672" calcext:value-type="float">
            <text:p>60.9941093672</text:p>
          </table:table-cell>
          <table:table-cell office:value-type="float" office:value="64.4323593056" calcext:value-type="float">
            <text:p>64.4323593056</text:p>
          </table:table-cell>
          <table:table-cell office:value-type="float" office:value="67.7080818375" calcext:value-type="float">
            <text:p>67.7080818375</text:p>
          </table:table-cell>
          <table:table-cell office:value-type="float" office:value="72.4206036939" calcext:value-type="float">
            <text:p>72.4206036939</text:p>
          </table:table-cell>
          <table:table-cell office:value-type="float" office:value="75.7444083056" calcext:value-type="float">
            <text:p>75.7444083056</text:p>
          </table:table-cell>
          <table:table-cell office:value-type="float" office:value="81.4948844249" calcext:value-type="float">
            <text:p>81.4948844249</text:p>
          </table:table-cell>
          <table:table-cell office:value-type="float" office:value="86.3523204522" calcext:value-type="float">
            <text:p>86.3523204522</text:p>
          </table:table-cell>
          <table:table-cell office:value-type="float" office:value="93.9643246324" calcext:value-type="float">
            <text:p>93.9643246324</text:p>
          </table:table-cell>
          <table:table-cell office:value-type="float" office:value="103.296763534" calcext:value-type="float">
            <text:p>103.296763534</text:p>
          </table:table-cell>
          <table:table-cell office:value-type="float" office:value="107.566883146" calcext:value-type="float">
            <text:p>107.566883146</text:p>
          </table:table-cell>
          <table:table-cell office:value-type="float" office:value="121.484773466" calcext:value-type="float">
            <text:p>121.484773466</text:p>
          </table:table-cell>
          <table:table-cell office:value-type="float" office:value="130.388999242" calcext:value-type="float">
            <text:p>130.388999242</text:p>
          </table:table-cell>
          <table:table-cell office:value-type="float" office:value="155.301110241" calcext:value-type="float">
            <text:p>155.301110241</text:p>
          </table:table-cell>
          <table:table-cell office:value-type="float" office:value="169.644000919" calcext:value-type="float">
            <text:p>169.644000919</text:p>
          </table:table-cell>
          <table:table-cell office:value-type="float" office:value="220.058123815" calcext:value-type="float">
            <text:p>220.058123815</text:p>
          </table:table-cell>
          <table:table-cell office:value-type="float" office:value="270.367950068" calcext:value-type="float">
            <text:p>270.367950068</text:p>
          </table:table-cell>
          <table:table-cell office:value-type="float" office:value="326.178229758" calcext:value-type="float">
            <text:p>326.178229758</text:p>
          </table:table-cell>
          <table:table-cell office:value-type="float" office:value="496.324433462" calcext:value-type="float">
            <text:p>496.324433462</text:p>
          </table:table-cell>
          <table:table-cell office:value-type="float" office:value="744.789157535" calcext:value-type="float">
            <text:p>744.789157535</text:p>
          </table:table-cell>
          <table:table-cell office:value-type="float" office:value="996.227089797" calcext:value-type="float">
            <text:p>996.227089797</text:p>
          </table:table-cell>
          <table:table-cell office:value-type="float" office:value="1312.07203395" calcext:value-type="float">
            <text:p>1312.07203395</text:p>
          </table:table-cell>
          <table:table-cell office:value-type="float" office:value="1648.13464756" calcext:value-type="float">
            <text:p>1648.13464756</text:p>
          </table:table-cell>
          <table:table-cell office:value-type="float" office:value="2203.50495169" calcext:value-type="float">
            <text:p>2203.50495169</text:p>
          </table:table-cell>
          <table:table-cell office:value-type="float" office:value="2356.07504694" calcext:value-type="float">
            <text:p>2356.07504694</text:p>
          </table:table-cell>
          <table:table-cell office:value-type="float" office:value="2799.8751218" calcext:value-type="float">
            <text:p>2799.8751218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igma = 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3307063122" calcext:value-type="float">
            <text:p>5.1330706312</text:p>
          </table:table-cell>
          <table:table-cell office:value-type="float" office:value="5.28606692927" calcext:value-type="float">
            <text:p>5.2860669293</text:p>
          </table:table-cell>
          <table:table-cell office:value-type="float" office:value="5.47539173348" calcext:value-type="float">
            <text:p>5.4753917335</text:p>
          </table:table-cell>
          <table:table-cell office:value-type="float" office:value="5.67821196907" calcext:value-type="float">
            <text:p>5.6782119691</text:p>
          </table:table-cell>
          <table:table-cell office:value-type="float" office:value="5.86722973417" calcext:value-type="float">
            <text:p>5.8672297342</text:p>
          </table:table-cell>
          <table:table-cell office:value-type="float" office:value="6.18545698416" calcext:value-type="float">
            <text:p>6.1854569842</text:p>
          </table:table-cell>
          <table:table-cell office:value-type="float" office:value="6.5892379332" calcext:value-type="float">
            <text:p>6.5892379332</text:p>
          </table:table-cell>
          <table:table-cell office:value-type="float" office:value="7.00036201143" calcext:value-type="float">
            <text:p>7.0003620114</text:p>
          </table:table-cell>
          <table:table-cell office:value-type="float" office:value="7.46411013342" calcext:value-type="float">
            <text:p>7.4641101334</text:p>
          </table:table-cell>
          <table:table-cell office:value-type="float" office:value="8.14129120249" calcext:value-type="float">
            <text:p>8.1412912025</text:p>
          </table:table-cell>
          <table:table-cell office:value-type="float" office:value="8.87992418922" calcext:value-type="float">
            <text:p>8.8799241892</text:p>
          </table:table-cell>
          <table:table-cell office:value-type="float" office:value="9.83526135713" calcext:value-type="float">
            <text:p>9.8352613571</text:p>
          </table:table-cell>
          <table:table-cell office:value-type="float" office:value="11.656718446" calcext:value-type="float">
            <text:p>11.656718446</text:p>
          </table:table-cell>
          <table:table-cell office:value-type="float" office:value="13.4735434945" calcext:value-type="float">
            <text:p>13.4735434945</text:p>
          </table:table-cell>
          <table:table-cell office:value-type="float" office:value="16.0854295616" calcext:value-type="float">
            <text:p>16.0854295616</text:p>
          </table:table-cell>
          <table:table-cell office:value-type="float" office:value="23.8867732508" calcext:value-type="float">
            <text:p>23.8867732508</text:p>
          </table:table-cell>
          <table:table-cell office:value-type="float" office:value="67.2361179641" calcext:value-type="float">
            <text:p>67.2361179641</text:p>
          </table:table-cell>
          <table:table-cell office:value-type="float" office:value="88.9384797728" calcext:value-type="float">
            <text:p>88.9384797728</text:p>
          </table:table-cell>
          <table:table-cell office:value-type="float" office:value="1051.55262317" calcext:value-type="float">
            <text:p>1051.55262317</text:p>
          </table:table-cell>
          <table:table-cell office:value-type="float" office:value="2073.82490004" calcext:value-type="float">
            <text:p>2073.82490004</text:p>
          </table:table-cell>
          <table:table-cell office:value-type="float" office:value="3732.07434328" calcext:value-type="float">
            <text:p>3732.07434328</text:p>
          </table:table-cell>
          <table:table-cell office:value-type="float" office:value="6463.18035731" calcext:value-type="float">
            <text:p>6463.18035731</text:p>
          </table:table-cell>
          <table:table-cell office:value-type="float" office:value="7901.10569686" calcext:value-type="float">
            <text:p>7901.10569686</text:p>
          </table:table-cell>
          <table:table-cell office:value-type="float" office:value="9223.29375071" calcext:value-type="float">
            <text:p>9223.29375071</text:p>
          </table:table-cell>
          <table:table-cell office:value-type="float" office:value="10452.9172074" calcext:value-type="float">
            <text:p>10452.9172074</text:p>
          </table:table-cell>
          <table:table-cell office:value-type="float" office:value="11901.0651537" calcext:value-type="float">
            <text:p>11901.0651537</text:p>
          </table:table-cell>
          <table:table-cell office:value-type="float" office:value="12763.5987557" calcext:value-type="float">
            <text:p>12763.5987557</text:p>
          </table:table-cell>
          <table:table-cell office:value-type="float" office:value="14274.2900782" calcext:value-type="float">
            <text:p>14274.2900782</text:p>
          </table:table-cell>
          <table:table-cell office:value-type="float" office:value="15135.6260362" calcext:value-type="float">
            <text:p>15135.6260362</text:p>
          </table:table-cell>
          <table:table-cell office:value-type="float" office:value="15545.3104562" calcext:value-type="float">
            <text:p>15545.3104562</text:p>
          </table:table-cell>
          <table:table-cell office:value-type="float" office:value="16224.9694631" calcext:value-type="float">
            <text:p>16224.9694631</text:p>
          </table:table-cell>
          <table:table-cell office:value-type="float" office:value="17441.2174165" calcext:value-type="float">
            <text:p>17441.2174165</text:p>
          </table:table-cell>
          <table:table-cell office:value-type="float" office:value="17578.5260133" calcext:value-type="float">
            <text:p>17578.5260133</text:p>
          </table:table-cell>
          <table:table-cell office:value-type="float" office:value="18202.4265249" calcext:value-type="float">
            <text:p>18202.4265249</text:p>
          </table:table-cell>
          <table:table-cell office:value-type="float" office:value="19054.1632676" calcext:value-type="float">
            <text:p>19054.1632676</text:p>
          </table:table-cell>
          <table:table-cell office:value-type="float" office:value="19017.1185988" calcext:value-type="float">
            <text:p>19017.1185988</text:p>
          </table:table-cell>
          <table:table-cell office:value-type="float" office:value="19436.3714767" calcext:value-type="float">
            <text:p>19436.3714767</text:p>
          </table:table-cell>
          <table:table-cell office:value-type="float" office:value="19710.1796138" calcext:value-type="float">
            <text:p>19710.1796138</text:p>
          </table:table-cell>
          <table:table-cell office:value-type="float" office:value="20868.494914" calcext:value-type="float">
            <text:p>20868.494914</text:p>
          </table:table-cell>
          <table:table-cell office:value-type="float" office:value="21213.8806292" calcext:value-type="float">
            <text:p>21213.8806292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float" office:value="5.22057619791" calcext:value-type="float">
            <text:p>5.2205761979</text:p>
          </table:table-cell>
          <table:table-cell office:value-type="float" office:value="5.57404136141" calcext:value-type="float">
            <text:p>5.5740413614</text:p>
          </table:table-cell>
          <table:table-cell office:value-type="float" office:value="5.99086539504" calcext:value-type="float">
            <text:p>5.990865395</text:p>
          </table:table-cell>
          <table:table-cell office:value-type="float" office:value="6.45451507867" calcext:value-type="float">
            <text:p>6.4545150787</text:p>
          </table:table-cell>
          <table:table-cell office:value-type="float" office:value="7.12661118668" calcext:value-type="float">
            <text:p>7.1266111867</text:p>
          </table:table-cell>
          <table:table-cell office:value-type="float" office:value="8.06864793796" calcext:value-type="float">
            <text:p>8.068647938</text:p>
          </table:table-cell>
          <table:table-cell office:value-type="float" office:value="8.94219688178" calcext:value-type="float">
            <text:p>8.9421968818</text:p>
          </table:table-cell>
          <table:table-cell office:value-type="float" office:value="10.0036328039" calcext:value-type="float">
            <text:p>10.0036328039</text:p>
          </table:table-cell>
          <table:table-cell office:value-type="float" office:value="11.6438780955" calcext:value-type="float">
            <text:p>11.6438780955</text:p>
          </table:table-cell>
          <table:table-cell office:value-type="float" office:value="13.055696736" calcext:value-type="float">
            <text:p>13.055696736</text:p>
          </table:table-cell>
          <table:table-cell office:value-type="float" office:value="15.7847473015" calcext:value-type="float">
            <text:p>15.7847473015</text:p>
          </table:table-cell>
          <table:table-cell office:value-type="float" office:value="18.7174706402" calcext:value-type="float">
            <text:p>18.7174706402</text:p>
          </table:table-cell>
          <table:table-cell office:value-type="float" office:value="21.4313689395" calcext:value-type="float">
            <text:p>21.4313689395</text:p>
          </table:table-cell>
          <table:table-cell office:value-type="float" office:value="25.5524222698" calcext:value-type="float">
            <text:p>25.5524222698</text:p>
          </table:table-cell>
          <table:table-cell office:value-type="float" office:value="30.4477293448" calcext:value-type="float">
            <text:p>30.4477293448</text:p>
          </table:table-cell>
          <table:table-cell office:value-type="float" office:value="36.0106387979" calcext:value-type="float">
            <text:p>36.0106387979</text:p>
          </table:table-cell>
          <table:table-cell office:value-type="float" office:value="44.339805387" calcext:value-type="float">
            <text:p>44.339805387</text:p>
          </table:table-cell>
          <table:table-cell office:value-type="float" office:value="49.5489825993" calcext:value-type="float">
            <text:p>49.5489825993</text:p>
          </table:table-cell>
          <table:table-cell office:value-type="float" office:value="57.4053495342" calcext:value-type="float">
            <text:p>57.4053495342</text:p>
          </table:table-cell>
          <table:table-cell office:value-type="float" office:value="65.3587498038" calcext:value-type="float">
            <text:p>65.3587498038</text:p>
          </table:table-cell>
          <table:table-cell office:value-type="float" office:value="75.1818641872" calcext:value-type="float">
            <text:p>75.1818641872</text:p>
          </table:table-cell>
          <table:table-cell office:value-type="float" office:value="81.2342643951" calcext:value-type="float">
            <text:p>81.2342643951</text:p>
          </table:table-cell>
          <table:table-cell office:value-type="float" office:value="90.4474736047" calcext:value-type="float">
            <text:p>90.4474736047</text:p>
          </table:table-cell>
          <table:table-cell office:value-type="float" office:value="96.3490672051" calcext:value-type="float">
            <text:p>96.3490672051</text:p>
          </table:table-cell>
          <table:table-cell office:value-type="float" office:value="105.871068388" calcext:value-type="float">
            <text:p>105.871068388</text:p>
          </table:table-cell>
          <table:table-cell office:value-type="float" office:value="115.48646517" calcext:value-type="float">
            <text:p>115.48646517</text:p>
          </table:table-cell>
          <table:table-cell office:value-type="float" office:value="126.60225336" calcext:value-type="float">
            <text:p>126.60225336</text:p>
          </table:table-cell>
          <table:table-cell office:value-type="float" office:value="137.409453911" calcext:value-type="float">
            <text:p>137.409453911</text:p>
          </table:table-cell>
          <table:table-cell office:value-type="float" office:value="152.632125879" calcext:value-type="float">
            <text:p>152.632125879</text:p>
          </table:table-cell>
          <table:table-cell office:value-type="float" office:value="174.526093318" calcext:value-type="float">
            <text:p>174.526093318</text:p>
          </table:table-cell>
          <table:table-cell office:value-type="float" office:value="187.46684014" calcext:value-type="float">
            <text:p>187.46684014</text:p>
          </table:table-cell>
          <table:table-cell office:value-type="float" office:value="216.242229207" calcext:value-type="float">
            <text:p>216.242229207</text:p>
          </table:table-cell>
          <table:table-cell office:value-type="float" office:value="244.160522685" calcext:value-type="float">
            <text:p>244.160522685</text:p>
          </table:table-cell>
          <table:table-cell office:value-type="float" office:value="292.950332165" calcext:value-type="float">
            <text:p>292.950332165</text:p>
          </table:table-cell>
          <table:table-cell office:value-type="float" office:value="347.723150684" calcext:value-type="float">
            <text:p>347.723150684</text:p>
          </table:table-cell>
          <table:table-cell office:value-type="float" office:value="489.766775815" calcext:value-type="float">
            <text:p>489.766775815</text:p>
          </table:table-cell>
          <table:table-cell office:value-type="float" office:value="606.452986668" calcext:value-type="float">
            <text:p>606.452986668</text:p>
          </table:table-cell>
          <table:table-cell office:value-type="float" office:value="765.455547768" calcext:value-type="float">
            <text:p>765.455547768</text:p>
          </table:table-cell>
          <table:table-cell office:value-type="float" office:value="1010.52010567" calcext:value-type="float">
            <text:p>1010.52010567</text:p>
          </table:table-cell>
          <table:table-cell office:value-type="float" office:value="1198.44899991" calcext:value-type="float">
            <text:p>1198.4489999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3489673365" calcext:value-type="float">
            <text:p>36.3489673365</text:p>
          </table:table-cell>
          <table:table-cell office:value-type="float" office:value="37.4590857739" calcext:value-type="float">
            <text:p>37.4590857739</text:p>
          </table:table-cell>
          <table:table-cell office:value-type="float" office:value="38.1853836709" calcext:value-type="float">
            <text:p>38.1853836709</text:p>
          </table:table-cell>
          <table:table-cell office:value-type="float" office:value="39.2978061286" calcext:value-type="float">
            <text:p>39.2978061286</text:p>
          </table:table-cell>
          <table:table-cell office:value-type="float" office:value="40.3489640829" calcext:value-type="float">
            <text:p>40.3489640829</text:p>
          </table:table-cell>
          <table:table-cell office:value-type="float" office:value="41.5893238411" calcext:value-type="float">
            <text:p>41.5893238411</text:p>
          </table:table-cell>
          <table:table-cell office:value-type="float" office:value="42.8633224674" calcext:value-type="float">
            <text:p>42.8633224674</text:p>
          </table:table-cell>
          <table:table-cell office:value-type="float" office:value="43.6655789299" calcext:value-type="float">
            <text:p>43.6655789299</text:p>
          </table:table-cell>
          <table:table-cell office:value-type="float" office:value="45.3555201817" calcext:value-type="float">
            <text:p>45.3555201817</text:p>
          </table:table-cell>
          <table:table-cell office:value-type="float" office:value="47.2214443724" calcext:value-type="float">
            <text:p>47.2214443724</text:p>
          </table:table-cell>
          <table:table-cell office:value-type="float" office:value="48.3880491842" calcext:value-type="float">
            <text:p>48.3880491842</text:p>
          </table:table-cell>
          <table:table-cell office:value-type="float" office:value="50.3461046091" calcext:value-type="float">
            <text:p>50.3461046091</text:p>
          </table:table-cell>
          <table:table-cell office:value-type="float" office:value="52.0993609198" calcext:value-type="float">
            <text:p>52.0993609198</text:p>
          </table:table-cell>
          <table:table-cell office:value-type="float" office:value="54.0831966068" calcext:value-type="float">
            <text:p>54.0831966068</text:p>
          </table:table-cell>
          <table:table-cell office:value-type="float" office:value="56.2984614486" calcext:value-type="float">
            <text:p>56.2984614486</text:p>
          </table:table-cell>
          <table:table-cell office:value-type="float" office:value="58.7964287125" calcext:value-type="float">
            <text:p>58.7964287125</text:p>
          </table:table-cell>
          <table:table-cell office:value-type="float" office:value="60.9886382857" calcext:value-type="float">
            <text:p>60.9886382857</text:p>
          </table:table-cell>
          <table:table-cell office:value-type="float" office:value="64.4981217495" calcext:value-type="float">
            <text:p>64.4981217495</text:p>
          </table:table-cell>
          <table:table-cell office:value-type="float" office:value="67.2268451178" calcext:value-type="float">
            <text:p>67.2268451178</text:p>
          </table:table-cell>
          <table:table-cell office:value-type="float" office:value="70.4741486215" calcext:value-type="float">
            <text:p>70.4741486215</text:p>
          </table:table-cell>
          <table:table-cell office:value-type="float" office:value="73.8656695885" calcext:value-type="float">
            <text:p>73.8656695885</text:p>
          </table:table-cell>
          <table:table-cell office:value-type="float" office:value="77.7996853809" calcext:value-type="float">
            <text:p>77.7996853809</text:p>
          </table:table-cell>
          <table:table-cell office:value-type="float" office:value="82.5153783078" calcext:value-type="float">
            <text:p>82.5153783078</text:p>
          </table:table-cell>
          <table:table-cell office:value-type="float" office:value="87.1718687577" calcext:value-type="float">
            <text:p>87.1718687577</text:p>
          </table:table-cell>
          <table:table-cell office:value-type="float" office:value="93.9680434851" calcext:value-type="float">
            <text:p>93.9680434851</text:p>
          </table:table-cell>
          <table:table-cell office:value-type="float" office:value="99.7663618976" calcext:value-type="float">
            <text:p>99.7663618976</text:p>
          </table:table-cell>
          <table:table-cell office:value-type="float" office:value="108.996911696" calcext:value-type="float">
            <text:p>108.996911696</text:p>
          </table:table-cell>
          <table:table-cell office:value-type="float" office:value="119.376215824" calcext:value-type="float">
            <text:p>119.376215824</text:p>
          </table:table-cell>
          <table:table-cell office:value-type="float" office:value="129.573614806" calcext:value-type="float">
            <text:p>129.573614806</text:p>
          </table:table-cell>
          <table:table-cell office:value-type="float" office:value="146.209477654" calcext:value-type="float">
            <text:p>146.209477654</text:p>
          </table:table-cell>
          <table:table-cell office:value-type="float" office:value="154.311959963" calcext:value-type="float">
            <text:p>154.311959963</text:p>
          </table:table-cell>
          <table:table-cell office:value-type="float" office:value="186.572946713" calcext:value-type="float">
            <text:p>186.572946713</text:p>
          </table:table-cell>
          <table:table-cell office:value-type="float" office:value="214.500543308" calcext:value-type="float">
            <text:p>214.500543308</text:p>
          </table:table-cell>
          <table:table-cell office:value-type="float" office:value="264.54891235" calcext:value-type="float">
            <text:p>264.54891235</text:p>
          </table:table-cell>
          <table:table-cell office:value-type="float" office:value="314.166038423" calcext:value-type="float">
            <text:p>314.166038423</text:p>
          </table:table-cell>
          <table:table-cell office:value-type="float" office:value="391.567255739" calcext:value-type="float">
            <text:p>391.567255739</text:p>
          </table:table-cell>
          <table:table-cell office:value-type="float" office:value="526.495335833" calcext:value-type="float">
            <text:p>526.495335833</text:p>
          </table:table-cell>
          <table:table-cell office:value-type="float" office:value="692.587904263" calcext:value-type="float">
            <text:p>692.587904263</text:p>
          </table:table-cell>
          <table:table-cell office:value-type="float" office:value="985.709055829" calcext:value-type="float">
            <text:p>985.709055829</text:p>
          </table:table-cell>
          <table:table-cell office:value-type="float" office:value="1243.58038938" calcext:value-type="float">
            <text:p>1243.58038938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igma = 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1281224571" calcext:value-type="float">
            <text:p>5.1128122457</text:p>
          </table:table-cell>
          <table:table-cell office:value-type="float" office:value="5.28724438047" calcext:value-type="float">
            <text:p>5.2872443805</text:p>
          </table:table-cell>
          <table:table-cell office:value-type="float" office:value="5.43639739386" calcext:value-type="float">
            <text:p>5.4363973939</text:p>
          </table:table-cell>
          <table:table-cell office:value-type="float" office:value="5.64095647096" calcext:value-type="float">
            <text:p>5.640956471</text:p>
          </table:table-cell>
          <table:table-cell office:value-type="float" office:value="5.89341218118" calcext:value-type="float">
            <text:p>5.8934121812</text:p>
          </table:table-cell>
          <table:table-cell office:value-type="float" office:value="6.17959000221" calcext:value-type="float">
            <text:p>6.1795900022</text:p>
          </table:table-cell>
          <table:table-cell office:value-type="float" office:value="6.5543774042" calcext:value-type="float">
            <text:p>6.5543774042</text:p>
          </table:table-cell>
          <table:table-cell office:value-type="float" office:value="6.91587695916" calcext:value-type="float">
            <text:p>6.9158769592</text:p>
          </table:table-cell>
          <table:table-cell office:value-type="float" office:value="7.54651999749" calcext:value-type="float">
            <text:p>7.5465199975</text:p>
          </table:table-cell>
          <table:table-cell office:value-type="float" office:value="8.18166084527" calcext:value-type="float">
            <text:p>8.1816608453</text:p>
          </table:table-cell>
          <table:table-cell office:value-type="float" office:value="8.81552353002" calcext:value-type="float">
            <text:p>8.81552353</text:p>
          </table:table-cell>
          <table:table-cell office:value-type="float" office:value="9.90452296211" calcext:value-type="float">
            <text:p>9.9045229621</text:p>
          </table:table-cell>
          <table:table-cell office:value-type="float" office:value="11.2071622408" calcext:value-type="float">
            <text:p>11.2071622408</text:p>
          </table:table-cell>
          <table:table-cell office:value-type="float" office:value="14.2909638893" calcext:value-type="float">
            <text:p>14.2909638893</text:p>
          </table:table-cell>
          <table:table-cell office:value-type="float" office:value="17.956763109" calcext:value-type="float">
            <text:p>17.956763109</text:p>
          </table:table-cell>
          <table:table-cell office:value-type="float" office:value="25.5905648418" calcext:value-type="float">
            <text:p>25.5905648418</text:p>
          </table:table-cell>
          <table:table-cell office:value-type="float" office:value="57.554697941" calcext:value-type="float">
            <text:p>57.554697941</text:p>
          </table:table-cell>
          <table:table-cell office:value-type="float" office:value="168.284964914" calcext:value-type="float">
            <text:p>168.284964914</text:p>
          </table:table-cell>
          <table:table-cell office:value-type="float" office:value="527.613603483" calcext:value-type="float">
            <text:p>527.613603483</text:p>
          </table:table-cell>
          <table:table-cell office:value-type="float" office:value="2229.0076059" calcext:value-type="float">
            <text:p>2229.0076059</text:p>
          </table:table-cell>
          <table:table-cell office:value-type="float" office:value="3711.46561887" calcext:value-type="float">
            <text:p>3711.46561887</text:p>
          </table:table-cell>
          <table:table-cell office:value-type="float" office:value="5501.81445487" calcext:value-type="float">
            <text:p>5501.81445487</text:p>
          </table:table-cell>
          <table:table-cell office:value-type="float" office:value="7245.3444615" calcext:value-type="float">
            <text:p>7245.3444615</text:p>
          </table:table-cell>
          <table:table-cell office:value-type="float" office:value="9063.01777576" calcext:value-type="float">
            <text:p>9063.01777576</text:p>
          </table:table-cell>
          <table:table-cell office:value-type="float" office:value="11399.707403" calcext:value-type="float">
            <text:p>11399.707403</text:p>
          </table:table-cell>
          <table:table-cell office:value-type="float" office:value="11474.8575311" calcext:value-type="float">
            <text:p>11474.8575311</text:p>
          </table:table-cell>
          <table:table-cell office:value-type="float" office:value="14515.418856" calcext:value-type="float">
            <text:p>14515.418856</text:p>
          </table:table-cell>
          <table:table-cell office:value-type="float" office:value="14338.4570116" calcext:value-type="float">
            <text:p>14338.4570116</text:p>
          </table:table-cell>
          <table:table-cell office:value-type="float" office:value="15235.2452536" calcext:value-type="float">
            <text:p>15235.2452536</text:p>
          </table:table-cell>
          <table:table-cell office:value-type="float" office:value="15896.8201712" calcext:value-type="float">
            <text:p>15896.8201712</text:p>
          </table:table-cell>
          <table:table-cell office:value-type="float" office:value="16122.6556828" calcext:value-type="float">
            <text:p>16122.6556828</text:p>
          </table:table-cell>
          <table:table-cell office:value-type="float" office:value="17571.8249184" calcext:value-type="float">
            <text:p>17571.8249184</text:p>
          </table:table-cell>
          <table:table-cell office:value-type="float" office:value="17343.3547516" calcext:value-type="float">
            <text:p>17343.3547516</text:p>
          </table:table-cell>
          <table:table-cell office:value-type="float" office:value="18068.1211131" calcext:value-type="float">
            <text:p>18068.1211131</text:p>
          </table:table-cell>
          <table:table-cell office:value-type="float" office:value="18310.0562686" calcext:value-type="float">
            <text:p>18310.0562686</text:p>
          </table:table-cell>
          <table:table-cell office:value-type="float" office:value="19164.7285122" calcext:value-type="float">
            <text:p>19164.7285122</text:p>
          </table:table-cell>
          <table:table-cell office:value-type="float" office:value="19797.6703772" calcext:value-type="float">
            <text:p>19797.6703772</text:p>
          </table:table-cell>
          <table:table-cell office:value-type="float" office:value="20721.6155895" calcext:value-type="float">
            <text:p>20721.6155895</text:p>
          </table:table-cell>
          <table:table-cell office:value-type="float" office:value="20204.5585899" calcext:value-type="float">
            <text:p>20204.5585899</text:p>
          </table:table-cell>
          <table:table-cell office:value-type="float" office:value="21024.6452152" calcext:value-type="float">
            <text:p>21024.6452152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float" office:value="5.22208406057" calcext:value-type="float">
            <text:p>5.2220840606</text:p>
          </table:table-cell>
          <table:table-cell office:value-type="float" office:value="5.49627027844" calcext:value-type="float">
            <text:p>5.4962702784</text:p>
          </table:table-cell>
          <table:table-cell office:value-type="float" office:value="5.92200498868" calcext:value-type="float">
            <text:p>5.9220049887</text:p>
          </table:table-cell>
          <table:table-cell office:value-type="float" office:value="6.48871868353" calcext:value-type="float">
            <text:p>6.4887186835</text:p>
          </table:table-cell>
          <table:table-cell office:value-type="float" office:value="7.03605682209" calcext:value-type="float">
            <text:p>7.0360568221</text:p>
          </table:table-cell>
          <table:table-cell office:value-type="float" office:value="7.90230832324" calcext:value-type="float">
            <text:p>7.9023083232</text:p>
          </table:table-cell>
          <table:table-cell office:value-type="float" office:value="9.1127743348" calcext:value-type="float">
            <text:p>9.1127743348</text:p>
          </table:table-cell>
          <table:table-cell office:value-type="float" office:value="9.89626618926" calcext:value-type="float">
            <text:p>9.8962661893</text:p>
          </table:table-cell>
          <table:table-cell office:value-type="float" office:value="11.3243239211" calcext:value-type="float">
            <text:p>11.3243239211</text:p>
          </table:table-cell>
          <table:table-cell office:value-type="float" office:value="13.4782471772" calcext:value-type="float">
            <text:p>13.4782471772</text:p>
          </table:table-cell>
          <table:table-cell office:value-type="float" office:value="15.3036691089" calcext:value-type="float">
            <text:p>15.3036691089</text:p>
          </table:table-cell>
          <table:table-cell office:value-type="float" office:value="18.7027325647" calcext:value-type="float">
            <text:p>18.7027325647</text:p>
          </table:table-cell>
          <table:table-cell office:value-type="float" office:value="21.6892979683" calcext:value-type="float">
            <text:p>21.6892979683</text:p>
          </table:table-cell>
          <table:table-cell office:value-type="float" office:value="25.6897426751" calcext:value-type="float">
            <text:p>25.6897426751</text:p>
          </table:table-cell>
          <table:table-cell office:value-type="float" office:value="29.9024411913" calcext:value-type="float">
            <text:p>29.9024411913</text:p>
          </table:table-cell>
          <table:table-cell office:value-type="float" office:value="37.0616351597" calcext:value-type="float">
            <text:p>37.0616351597</text:p>
          </table:table-cell>
          <table:table-cell office:value-type="float" office:value="42.5432029307" calcext:value-type="float">
            <text:p>42.5432029307</text:p>
          </table:table-cell>
          <table:table-cell office:value-type="float" office:value="50.7964376766" calcext:value-type="float">
            <text:p>50.7964376766</text:p>
          </table:table-cell>
          <table:table-cell office:value-type="float" office:value="58.5007865447" calcext:value-type="float">
            <text:p>58.5007865447</text:p>
          </table:table-cell>
          <table:table-cell office:value-type="float" office:value="66.906887032" calcext:value-type="float">
            <text:p>66.906887032</text:p>
          </table:table-cell>
          <table:table-cell office:value-type="float" office:value="73.1357559196" calcext:value-type="float">
            <text:p>73.1357559196</text:p>
          </table:table-cell>
          <table:table-cell office:value-type="float" office:value="82.0249227474" calcext:value-type="float">
            <text:p>82.0249227474</text:p>
          </table:table-cell>
          <table:table-cell office:value-type="float" office:value="90.1913041568" calcext:value-type="float">
            <text:p>90.1913041568</text:p>
          </table:table-cell>
          <table:table-cell office:value-type="float" office:value="98.6809398621" calcext:value-type="float">
            <text:p>98.6809398621</text:p>
          </table:table-cell>
          <table:table-cell office:value-type="float" office:value="106.739133291" calcext:value-type="float">
            <text:p>106.739133291</text:p>
          </table:table-cell>
          <table:table-cell office:value-type="float" office:value="114.131494739" calcext:value-type="float">
            <text:p>114.131494739</text:p>
          </table:table-cell>
          <table:table-cell office:value-type="float" office:value="125.733936087" calcext:value-type="float">
            <text:p>125.733936087</text:p>
          </table:table-cell>
          <table:table-cell office:value-type="float" office:value="137.551761735" calcext:value-type="float">
            <text:p>137.551761735</text:p>
          </table:table-cell>
          <table:table-cell office:value-type="float" office:value="147.724129498" calcext:value-type="float">
            <text:p>147.724129498</text:p>
          </table:table-cell>
          <table:table-cell office:value-type="float" office:value="158.816347582" calcext:value-type="float">
            <text:p>158.816347582</text:p>
          </table:table-cell>
          <table:table-cell office:value-type="float" office:value="187.282695609" calcext:value-type="float">
            <text:p>187.282695609</text:p>
          </table:table-cell>
          <table:table-cell office:value-type="float" office:value="221.958873877" calcext:value-type="float">
            <text:p>221.958873877</text:p>
          </table:table-cell>
          <table:table-cell office:value-type="float" office:value="243.390208107" calcext:value-type="float">
            <text:p>243.390208107</text:p>
          </table:table-cell>
          <table:table-cell office:value-type="float" office:value="310.645144611" calcext:value-type="float">
            <text:p>310.645144611</text:p>
          </table:table-cell>
          <table:table-cell office:value-type="float" office:value="370.114703585" calcext:value-type="float">
            <text:p>370.114703585</text:p>
          </table:table-cell>
          <table:table-cell office:value-type="float" office:value="463.195698284" calcext:value-type="float">
            <text:p>463.195698284</text:p>
          </table:table-cell>
          <table:table-cell office:value-type="float" office:value="541.1238452" calcext:value-type="float">
            <text:p>541.1238452</text:p>
          </table:table-cell>
          <table:table-cell office:value-type="float" office:value="846.625059451" calcext:value-type="float">
            <text:p>846.625059451</text:p>
          </table:table-cell>
          <table:table-cell office:value-type="float" office:value="1050.11157181" calcext:value-type="float">
            <text:p>1050.11157181</text:p>
          </table:table-cell>
          <table:table-cell office:value-type="float" office:value="1245.13625951" calcext:value-type="float">
            <text:p>1245.1362595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759338553" calcext:value-type="float">
            <text:p>36.2759338553</text:p>
          </table:table-cell>
          <table:table-cell office:value-type="float" office:value="37.3187203599" calcext:value-type="float">
            <text:p>37.3187203599</text:p>
          </table:table-cell>
          <table:table-cell office:value-type="float" office:value="38.2178321287" calcext:value-type="float">
            <text:p>38.2178321287</text:p>
          </table:table-cell>
          <table:table-cell office:value-type="float" office:value="39.3936650427" calcext:value-type="float">
            <text:p>39.3936650427</text:p>
          </table:table-cell>
          <table:table-cell office:value-type="float" office:value="40.4289275385" calcext:value-type="float">
            <text:p>40.4289275385</text:p>
          </table:table-cell>
          <table:table-cell office:value-type="float" office:value="41.8134776919" calcext:value-type="float">
            <text:p>41.8134776919</text:p>
          </table:table-cell>
          <table:table-cell office:value-type="float" office:value="43.0215736514" calcext:value-type="float">
            <text:p>43.0215736514</text:p>
          </table:table-cell>
          <table:table-cell office:value-type="float" office:value="44.0093473471" calcext:value-type="float">
            <text:p>44.0093473471</text:p>
          </table:table-cell>
          <table:table-cell office:value-type="float" office:value="45.086450167" calcext:value-type="float">
            <text:p>45.086450167</text:p>
          </table:table-cell>
          <table:table-cell office:value-type="float" office:value="47.0333760132" calcext:value-type="float">
            <text:p>47.0333760132</text:p>
          </table:table-cell>
          <table:table-cell office:value-type="float" office:value="48.7038291523" calcext:value-type="float">
            <text:p>48.7038291523</text:p>
          </table:table-cell>
          <table:table-cell office:value-type="float" office:value="50.2655306516" calcext:value-type="float">
            <text:p>50.2655306516</text:p>
          </table:table-cell>
          <table:table-cell office:value-type="float" office:value="51.7725178173" calcext:value-type="float">
            <text:p>51.7725178173</text:p>
          </table:table-cell>
          <table:table-cell office:value-type="float" office:value="54.3001422509" calcext:value-type="float">
            <text:p>54.3001422509</text:p>
          </table:table-cell>
          <table:table-cell office:value-type="float" office:value="56.2316735412" calcext:value-type="float">
            <text:p>56.2316735412</text:p>
          </table:table-cell>
          <table:table-cell office:value-type="float" office:value="58.194118862" calcext:value-type="float">
            <text:p>58.194118862</text:p>
          </table:table-cell>
          <table:table-cell office:value-type="float" office:value="61.127694043" calcext:value-type="float">
            <text:p>61.127694043</text:p>
          </table:table-cell>
          <table:table-cell office:value-type="float" office:value="64.6592853364" calcext:value-type="float">
            <text:p>64.6592853364</text:p>
          </table:table-cell>
          <table:table-cell office:value-type="float" office:value="67.3005419373" calcext:value-type="float">
            <text:p>67.3005419373</text:p>
          </table:table-cell>
          <table:table-cell office:value-type="float" office:value="70.5144100152" calcext:value-type="float">
            <text:p>70.5144100152</text:p>
          </table:table-cell>
          <table:table-cell office:value-type="float" office:value="73.6817332568" calcext:value-type="float">
            <text:p>73.6817332568</text:p>
          </table:table-cell>
          <table:table-cell office:value-type="float" office:value="78.1740005461" calcext:value-type="float">
            <text:p>78.1740005461</text:p>
          </table:table-cell>
          <table:table-cell office:value-type="float" office:value="83.3882550381" calcext:value-type="float">
            <text:p>83.3882550381</text:p>
          </table:table-cell>
          <table:table-cell office:value-type="float" office:value="88.5490170777" calcext:value-type="float">
            <text:p>88.5490170777</text:p>
          </table:table-cell>
          <table:table-cell office:value-type="float" office:value="95.4904726815" calcext:value-type="float">
            <text:p>95.4904726815</text:p>
          </table:table-cell>
          <table:table-cell office:value-type="float" office:value="99.7612316954" calcext:value-type="float">
            <text:p>99.7612316954</text:p>
          </table:table-cell>
          <table:table-cell office:value-type="float" office:value="110.715495372" calcext:value-type="float">
            <text:p>110.715495372</text:p>
          </table:table-cell>
          <table:table-cell office:value-type="float" office:value="117.83599078" calcext:value-type="float">
            <text:p>117.83599078</text:p>
          </table:table-cell>
          <table:table-cell office:value-type="float" office:value="128.909141557" calcext:value-type="float">
            <text:p>128.909141557</text:p>
          </table:table-cell>
          <table:table-cell office:value-type="float" office:value="141.103226617" calcext:value-type="float">
            <text:p>141.103226617</text:p>
          </table:table-cell>
          <table:table-cell office:value-type="float" office:value="166.531174267" calcext:value-type="float">
            <text:p>166.531174267</text:p>
          </table:table-cell>
          <table:table-cell office:value-type="float" office:value="180.808034748" calcext:value-type="float">
            <text:p>180.808034748</text:p>
          </table:table-cell>
          <table:table-cell office:value-type="float" office:value="209.276709699" calcext:value-type="float">
            <text:p>209.276709699</text:p>
          </table:table-cell>
          <table:table-cell office:value-type="float" office:value="267.255889921" calcext:value-type="float">
            <text:p>267.255889921</text:p>
          </table:table-cell>
          <table:table-cell office:value-type="float" office:value="307.613534305" calcext:value-type="float">
            <text:p>307.613534305</text:p>
          </table:table-cell>
          <table:table-cell office:value-type="float" office:value="386.262233116" calcext:value-type="float">
            <text:p>386.262233116</text:p>
          </table:table-cell>
          <table:table-cell office:value-type="float" office:value="507.587017761" calcext:value-type="float">
            <text:p>507.587017761</text:p>
          </table:table-cell>
          <table:table-cell office:value-type="float" office:value="729.496779117" calcext:value-type="float">
            <text:p>729.496779117</text:p>
          </table:table-cell>
          <table:table-cell office:value-type="float" office:value="962.613111428" calcext:value-type="float">
            <text:p>962.613111428</text:p>
          </table:table-cell>
          <table:table-cell office:value-type="float" office:value="1254.41178293" calcext:value-type="float">
            <text:p>1254.41178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/00/0000</text:date>, <text:time style:data-style-name="N2" text:time-value="23:02:52.817134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20:55:37.574318771</meta:creation-date>
    <meta:generator>LibreOffice/5.1.6.2$Linux_X86_64 LibreOffice_project/10m0$Build-2</meta:generator>
    <dc:date>2019-08-05T13:40:10.410673825</dc:date>
    <meta:editing-duration>PT1M</meta:editing-duration>
    <meta:editing-cycles>2</meta:editing-cycles>
    <meta:document-statistic meta:table-count="2" meta:cell-count="131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37cm" svg:height="15.316cm" xlink:href=".." xlink:type="simple" chart:class="chart:line" chart:style-name="ch1">
        <chart:title svg:x="9.044cm" svg:y="0.442cm" chart:style-name="ch2">
          <text:p>sigma = 0.05</text:p>
        </chart:title>
        <chart:legend chart:legend-position="end" svg:x="18.676cm" svg:y="6.873cm" style:legend-expansion="high" chart:style-name="ch3"/>
        <chart:plot-area chart:style-name="ch4" table:cell-range-address="'sigma comparison_2'.A3:'sigma comparison_2'.AO6" chart:data-source-has-labels="both" svg:x="0.418cm" svg:y="1.553cm" svg:width="17.84cm" svg:height="13.457cm">
          <chartooo:coordinate-region svg:x="1.381cm" svg:y="1.553cm" svg:width="16.877cm" svg:height="11.913cm"/>
          <chart:axis chart:dimension="x" chart:name="primary-x" chart:style-name="ch5" chartooo:axis-type="auto">
            <chartooo:date-scale/>
            <chart:categories table:cell-range-address="'sigma comparison_2'.B3:'sigma comparison_2'.A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igma comparison_2'.B4:'sigma comparison_2'.AO4" chart:label-cell-address="'sigma comparison_2'.A4:'sigma comparison_2'.A4" chart:class="chart:line">
            <chart:data-point chart:repeated="40"/>
          </chart:series>
          <chart:series chart:style-name="ch9" chart:values-cell-range-address="'sigma comparison_2'.B5:'sigma comparison_2'.AO5" chart:label-cell-address="'sigma comparison_2'.A5:'sigma comparison_2'.A5" chart:class="chart:line">
            <chart:data-point chart:repeated="40"/>
          </chart:series>
          <chart:series chart:style-name="ch10" chart:values-cell-range-address="'sigma comparison_2'.B6:'sigma comparison_2'.AO6" chart:label-cell-address="'sigma comparison_2'.A6:'sigma comparison_2'.A6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sigma comparison_2'.B3:'sigma comparison_2'.AO3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sigma comparison_2'.A4:'sigma comparison_2'.A4</svg:desc>
                </draw:g>
              </table:table-cell>
              <table:table-cell office:value-type="float" office:value="5.11385008765">
                <text:p>5.11385008765</text:p>
                <draw:g>
                  <svg:desc>'sigma comparison_2'.B4:'sigma comparison_2'.AO4</svg:desc>
                </draw:g>
              </table:table-cell>
              <table:table-cell office:value-type="float" office:value="5.235925447">
                <text:p>5.235925447</text:p>
              </table:table-cell>
              <table:table-cell office:value-type="float" office:value="5.41870360297">
                <text:p>5.41870360297</text:p>
              </table:table-cell>
              <table:table-cell office:value-type="float" office:value="5.6175708562">
                <text:p>5.6175708562</text:p>
              </table:table-cell>
              <table:table-cell office:value-type="float" office:value="5.84480300984">
                <text:p>5.84480300984</text:p>
              </table:table-cell>
              <table:table-cell office:value-type="float" office:value="6.10117610082">
                <text:p>6.10117610082</text:p>
              </table:table-cell>
              <table:table-cell office:value-type="float" office:value="6.47218354596">
                <text:p>6.47218354596</text:p>
              </table:table-cell>
              <table:table-cell office:value-type="float" office:value="6.75901616122">
                <text:p>6.75901616122</text:p>
              </table:table-cell>
              <table:table-cell office:value-type="float" office:value="7.19997260177">
                <text:p>7.19997260177</text:p>
              </table:table-cell>
              <table:table-cell office:value-type="float" office:value="7.85475083953">
                <text:p>7.85475083953</text:p>
              </table:table-cell>
              <table:table-cell office:value-type="float" office:value="8.48956225032">
                <text:p>8.48956225032</text:p>
              </table:table-cell>
              <table:table-cell office:value-type="float" office:value="9.2147206321">
                <text:p>9.2147206321</text:p>
              </table:table-cell>
              <table:table-cell office:value-type="float" office:value="10.7680605518">
                <text:p>10.7680605518</text:p>
              </table:table-cell>
              <table:table-cell office:value-type="float" office:value="11.2710741546">
                <text:p>11.2710741546</text:p>
              </table:table-cell>
              <table:table-cell office:value-type="float" office:value="14.8433886466">
                <text:p>14.8433886466</text:p>
              </table:table-cell>
              <table:table-cell office:value-type="float" office:value="17.326712301">
                <text:p>17.326712301</text:p>
              </table:table-cell>
              <table:table-cell office:value-type="float" office:value="22.6234520313">
                <text:p>22.6234520313</text:p>
              </table:table-cell>
              <table:table-cell office:value-type="float" office:value="42.4503866141">
                <text:p>42.4503866141</text:p>
              </table:table-cell>
              <table:table-cell office:value-type="float" office:value="143.992345327">
                <text:p>143.992345327</text:p>
              </table:table-cell>
              <table:table-cell office:value-type="float" office:value="547.795800175">
                <text:p>547.795800175</text:p>
              </table:table-cell>
              <table:table-cell office:value-type="float" office:value="659.11002301">
                <text:p>659.11002301</text:p>
              </table:table-cell>
              <table:table-cell office:value-type="float" office:value="1551.22404539">
                <text:p>1551.22404539</text:p>
              </table:table-cell>
              <table:table-cell office:value-type="float" office:value="2491.72936575">
                <text:p>2491.72936575</text:p>
              </table:table-cell>
              <table:table-cell office:value-type="float" office:value="2414.01128118">
                <text:p>2414.01128118</text:p>
              </table:table-cell>
              <table:table-cell office:value-type="float" office:value="5123.9700574">
                <text:p>5123.9700574</text:p>
              </table:table-cell>
              <table:table-cell office:value-type="float" office:value="5668.65179601">
                <text:p>5668.65179601</text:p>
              </table:table-cell>
              <table:table-cell office:value-type="float" office:value="9038.90809148">
                <text:p>9038.90809148</text:p>
              </table:table-cell>
              <table:table-cell office:value-type="float" office:value="5805.7860294">
                <text:p>5805.7860294</text:p>
              </table:table-cell>
              <table:table-cell office:value-type="float" office:value="6037.68985114">
                <text:p>6037.68985114</text:p>
              </table:table-cell>
              <table:table-cell office:value-type="float" office:value="7140.30297166">
                <text:p>7140.30297166</text:p>
              </table:table-cell>
              <table:table-cell office:value-type="float" office:value="6908.23679532">
                <text:p>6908.23679532</text:p>
              </table:table-cell>
              <table:table-cell office:value-type="float" office:value="9640.42413285">
                <text:p>9640.42413285</text:p>
              </table:table-cell>
              <table:table-cell office:value-type="float" office:value="9136.62088786">
                <text:p>9136.62088786</text:p>
              </table:table-cell>
              <table:table-cell office:value-type="float" office:value="9672.19408337">
                <text:p>9672.19408337</text:p>
              </table:table-cell>
              <table:table-cell office:value-type="float" office:value="10833.5393161">
                <text:p>10833.5393161</text:p>
              </table:table-cell>
              <table:table-cell office:value-type="float" office:value="10728.5479028">
                <text:p>10728.5479028</text:p>
              </table:table-cell>
              <table:table-cell office:value-type="float" office:value="11974.1220739">
                <text:p>11974.1220739</text:p>
              </table:table-cell>
              <table:table-cell office:value-type="float" office:value="11997.8120687">
                <text:p>11997.8120687</text:p>
              </table:table-cell>
              <table:table-cell office:value-type="float" office:value="14256.8151144">
                <text:p>14256.8151144</text:p>
              </table:table-cell>
              <table:table-cell office:value-type="float" office:value="12613.7802456">
                <text:p>12613.7802456</text:p>
              </table:table-cell>
            </table:table-row>
            <table:table-row>
              <table:table-cell office:value-type="string">
                <text:p>fuzzy</text:p>
                <draw:g>
                  <svg:desc>'sigma comparison_2'.A5:'sigma comparison_2'.A5</svg:desc>
                </draw:g>
              </table:table-cell>
              <table:table-cell office:value-type="float" office:value="5.22657092043">
                <text:p>5.22657092043</text:p>
                <draw:g>
                  <svg:desc>'sigma comparison_2'.B5:'sigma comparison_2'.AO5</svg:desc>
                </draw:g>
              </table:table-cell>
              <table:table-cell office:value-type="float" office:value="5.49771963533">
                <text:p>5.49771963533</text:p>
              </table:table-cell>
              <table:table-cell office:value-type="float" office:value="5.87585758168">
                <text:p>5.87585758168</text:p>
              </table:table-cell>
              <table:table-cell office:value-type="float" office:value="6.2614709574">
                <text:p>6.2614709574</text:p>
              </table:table-cell>
              <table:table-cell office:value-type="float" office:value="6.75715190207">
                <text:p>6.75715190207</text:p>
              </table:table-cell>
              <table:table-cell office:value-type="float" office:value="7.62252095191">
                <text:p>7.62252095191</text:p>
              </table:table-cell>
              <table:table-cell office:value-type="float" office:value="9.58095559555">
                <text:p>9.58095559555</text:p>
              </table:table-cell>
              <table:table-cell office:value-type="float" office:value="10.9774619107">
                <text:p>10.9774619107</text:p>
              </table:table-cell>
              <table:table-cell office:value-type="float" office:value="10.5138686565">
                <text:p>10.5138686565</text:p>
              </table:table-cell>
              <table:table-cell office:value-type="float" office:value="13.6675934344">
                <text:p>13.6675934344</text:p>
              </table:table-cell>
              <table:table-cell office:value-type="float" office:value="17.280923624">
                <text:p>17.280923624</text:p>
              </table:table-cell>
              <table:table-cell office:value-type="float" office:value="19.2666432645">
                <text:p>19.2666432645</text:p>
              </table:table-cell>
              <table:table-cell office:value-type="float" office:value="54.8536171577">
                <text:p>54.8536171577</text:p>
              </table:table-cell>
              <table:table-cell office:value-type="float" office:value="124.543088143">
                <text:p>124.543088143</text:p>
              </table:table-cell>
              <table:table-cell office:value-type="float" office:value="29.0062318821">
                <text:p>29.0062318821</text:p>
              </table:table-cell>
              <table:table-cell office:value-type="float" office:value="34.7248534424">
                <text:p>34.7248534424</text:p>
              </table:table-cell>
              <table:table-cell office:value-type="float" office:value="72.7950347534">
                <text:p>72.7950347534</text:p>
              </table:table-cell>
              <table:table-cell office:value-type="float" office:value="2578.86147159">
                <text:p>2578.86147159</text:p>
              </table:table-cell>
              <table:table-cell office:value-type="float" office:value="1229.85122048">
                <text:p>1229.85122048</text:p>
              </table:table-cell>
              <table:table-cell office:value-type="float" office:value="2461.17753344">
                <text:p>2461.17753344</text:p>
              </table:table-cell>
              <table:table-cell office:value-type="float" office:value="11007.9241026">
                <text:p>11007.9241026</text:p>
              </table:table-cell>
              <table:table-cell office:value-type="float" office:value="7036.0829291">
                <text:p>7036.0829291</text:p>
              </table:table-cell>
              <table:table-cell office:value-type="float" office:value="4681.31176672">
                <text:p>4681.31176672</text:p>
              </table:table-cell>
              <table:table-cell office:value-type="float" office:value="7393.37860236">
                <text:p>7393.37860236</text:p>
              </table:table-cell>
              <table:table-cell office:value-type="float" office:value="15996.8163862">
                <text:p>15996.8163862</text:p>
              </table:table-cell>
              <table:table-cell office:value-type="float" office:value="17509.6051686">
                <text:p>17509.6051686</text:p>
              </table:table-cell>
              <table:table-cell office:value-type="float" office:value="15916.69764">
                <text:p>15916.69764</text:p>
              </table:table-cell>
              <table:table-cell office:value-type="float" office:value="9364.66096179">
                <text:p>9364.66096179</text:p>
              </table:table-cell>
              <table:table-cell office:value-type="float" office:value="14284.4153649">
                <text:p>14284.4153649</text:p>
              </table:table-cell>
              <table:table-cell office:value-type="float" office:value="13574.2811396">
                <text:p>13574.2811396</text:p>
              </table:table-cell>
              <table:table-cell office:value-type="float" office:value="19483.763742">
                <text:p>19483.763742</text:p>
              </table:table-cell>
              <table:table-cell office:value-type="float" office:value="13871.2290471">
                <text:p>13871.2290471</text:p>
              </table:table-cell>
              <table:table-cell office:value-type="float" office:value="18213.8667172">
                <text:p>18213.8667172</text:p>
              </table:table-cell>
              <table:table-cell office:value-type="float" office:value="21116.8603485">
                <text:p>21116.8603485</text:p>
              </table:table-cell>
              <table:table-cell office:value-type="float" office:value="24333.2383466">
                <text:p>24333.2383466</text:p>
              </table:table-cell>
              <table:table-cell office:value-type="float" office:value="26329.1356538">
                <text:p>26329.1356538</text:p>
              </table:table-cell>
              <table:table-cell office:value-type="float" office:value="21065.7991034">
                <text:p>21065.7991034</text:p>
              </table:table-cell>
              <table:table-cell office:value-type="float" office:value="22554.8744431">
                <text:p>22554.8744431</text:p>
              </table:table-cell>
              <table:table-cell office:value-type="float" office:value="20928.8645356">
                <text:p>20928.8645356</text:p>
              </table:table-cell>
              <table:table-cell office:value-type="float" office:value="32194.6695785">
                <text:p>32194.6695785</text:p>
              </table:table-cell>
            </table:table-row>
            <table:table-row>
              <table:table-cell office:value-type="string">
                <text:p>token</text:p>
                <draw:g>
                  <svg:desc>'sigma comparison_2'.A6:'sigma comparison_2'.A6</svg:desc>
                </draw:g>
              </table:table-cell>
              <table:table-cell office:value-type="float" office:value="38.8784971624">
                <text:p>38.8784971624</text:p>
                <draw:g>
                  <svg:desc>'sigma comparison_2'.B6:'sigma comparison_2'.AO6</svg:desc>
                </draw:g>
              </table:table-cell>
              <table:table-cell office:value-type="float" office:value="43.1394725942">
                <text:p>43.1394725942</text:p>
              </table:table-cell>
              <table:table-cell office:value-type="float" office:value="48.5853570484">
                <text:p>48.5853570484</text:p>
              </table:table-cell>
              <table:table-cell office:value-type="float" office:value="56.7931757829">
                <text:p>56.7931757829</text:p>
              </table:table-cell>
              <table:table-cell office:value-type="float" office:value="69.2880812602">
                <text:p>69.2880812602</text:p>
              </table:table-cell>
              <table:table-cell office:value-type="float" office:value="86.0164368659">
                <text:p>86.0164368659</text:p>
              </table:table-cell>
              <table:table-cell office:value-type="float" office:value="124.57722942">
                <text:p>124.57722942</text:p>
              </table:table-cell>
              <table:table-cell office:value-type="float" office:value="301.919933201">
                <text:p>301.919933201</text:p>
              </table:table-cell>
              <table:table-cell office:value-type="float" office:value="2789.41356375">
                <text:p>2789.41356375</text:p>
              </table:table-cell>
              <table:table-cell office:value-type="float" office:value="6304.1461583">
                <text:p>6304.1461583</text:p>
              </table:table-cell>
              <table:table-cell office:value-type="float" office:value="9321.08364688">
                <text:p>9321.08364688</text:p>
              </table:table-cell>
              <table:table-cell office:value-type="float" office:value="12912.826451">
                <text:p>12912.826451</text:p>
              </table:table-cell>
              <table:table-cell office:value-type="float" office:value="16281.7226315">
                <text:p>16281.7226315</text:p>
              </table:table-cell>
              <table:table-cell office:value-type="float" office:value="19953.4425227">
                <text:p>19953.4425227</text:p>
              </table:table-cell>
              <table:table-cell office:value-type="float" office:value="22341.2742717">
                <text:p>22341.2742717</text:p>
              </table:table-cell>
              <table:table-cell office:value-type="float" office:value="25322.3272082">
                <text:p>25322.3272082</text:p>
              </table:table-cell>
              <table:table-cell office:value-type="float" office:value="27183.6407274">
                <text:p>27183.6407274</text:p>
              </table:table-cell>
              <table:table-cell office:value-type="float" office:value="28596.1748437">
                <text:p>28596.1748437</text:p>
              </table:table-cell>
              <table:table-cell office:value-type="float" office:value="30203.9307801">
                <text:p>30203.9307801</text:p>
              </table:table-cell>
              <table:table-cell office:value-type="float" office:value="32239.5651846">
                <text:p>32239.5651846</text:p>
              </table:table-cell>
              <table:table-cell office:value-type="float" office:value="33683.111216">
                <text:p>33683.111216</text:p>
              </table:table-cell>
              <table:table-cell office:value-type="float" office:value="34462.8751482">
                <text:p>34462.8751482</text:p>
              </table:table-cell>
              <table:table-cell office:value-type="float" office:value="36052.4095531">
                <text:p>36052.4095531</text:p>
              </table:table-cell>
              <table:table-cell office:value-type="float" office:value="37280.392311">
                <text:p>37280.392311</text:p>
              </table:table-cell>
              <table:table-cell office:value-type="float" office:value="38369.2102799">
                <text:p>38369.2102799</text:p>
              </table:table-cell>
              <table:table-cell office:value-type="float" office:value="39270.9063707">
                <text:p>39270.9063707</text:p>
              </table:table-cell>
              <table:table-cell office:value-type="float" office:value="40285.5904233">
                <text:p>40285.5904233</text:p>
              </table:table-cell>
              <table:table-cell office:value-type="float" office:value="41224.0944626">
                <text:p>41224.0944626</text:p>
              </table:table-cell>
              <table:table-cell office:value-type="float" office:value="41813.9211703">
                <text:p>41813.9211703</text:p>
              </table:table-cell>
              <table:table-cell office:value-type="float" office:value="42516.8214932">
                <text:p>42516.8214932</text:p>
              </table:table-cell>
              <table:table-cell office:value-type="float" office:value="43296.9698464">
                <text:p>43296.9698464</text:p>
              </table:table-cell>
              <table:table-cell office:value-type="float" office:value="44051.5072103">
                <text:p>44051.5072103</text:p>
              </table:table-cell>
              <table:table-cell office:value-type="float" office:value="44473.5552215">
                <text:p>44473.5552215</text:p>
              </table:table-cell>
              <table:table-cell office:value-type="float" office:value="44981.0055207">
                <text:p>44981.0055207</text:p>
              </table:table-cell>
              <table:table-cell office:value-type="float" office:value="45172.2253584">
                <text:p>45172.2253584</text:p>
              </table:table-cell>
              <table:table-cell office:value-type="float" office:value="46200.5612199">
                <text:p>46200.5612199</text:p>
              </table:table-cell>
              <table:table-cell office:value-type="float" office:value="46846.2432626">
                <text:p>46846.2432626</text:p>
              </table:table-cell>
              <table:table-cell office:value-type="float" office:value="47199.6794307">
                <text:p>47199.6794307</text:p>
              </table:table-cell>
              <table:table-cell office:value-type="float" office:value="47407.3529298">
                <text:p>47407.3529298</text:p>
              </table:table-cell>
              <table:table-cell office:value-type="float" office:value="47889.3187044">
                <text:p>47889.3187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37cm" svg:height="15.316cm" xlink:href=".." xlink:type="simple" chart:class="chart:line" chart:style-name="ch1">
        <chart:title svg:x="9.168cm" svg:y="0.442cm" chart:style-name="ch2">
          <text:p>sigma = 0.1</text:p>
        </chart:title>
        <chart:legend chart:legend-position="end" svg:x="18.676cm" svg:y="6.873cm" style:legend-expansion="high" chart:style-name="ch3"/>
        <chart:plot-area chart:style-name="ch4" table:cell-range-address="'sigma comparison_2'.A8:'sigma comparison_2'.AO11" chart:data-source-has-labels="both" svg:x="0.418cm" svg:y="1.553cm" svg:width="17.84cm" svg:height="13.457cm">
          <chartooo:coordinate-region svg:x="1.381cm" svg:y="1.553cm" svg:width="16.877cm" svg:height="11.913cm"/>
          <chart:axis chart:dimension="x" chart:name="primary-x" chart:style-name="ch5" chartooo:axis-type="auto">
            <chartooo:date-scale/>
            <chart:categories table:cell-range-address="'sigma comparison_2'.B8:'sigma comparison_2'.AO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igma comparison_2'.B9:'sigma comparison_2'.AO9" chart:label-cell-address="'sigma comparison_2'.A9:'sigma comparison_2'.A9" chart:class="chart:line">
            <chart:data-point chart:repeated="40"/>
          </chart:series>
          <chart:series chart:style-name="ch9" chart:values-cell-range-address="'sigma comparison_2'.B10:'sigma comparison_2'.AO10" chart:label-cell-address="'sigma comparison_2'.A10:'sigma comparison_2'.A10" chart:class="chart:line">
            <chart:data-point chart:repeated="40"/>
          </chart:series>
          <chart:series chart:style-name="ch10" chart:values-cell-range-address="'sigma comparison_2'.B11:'sigma comparison_2'.AO11" chart:label-cell-address="'sigma comparison_2'.A11:'sigma comparison_2'.A1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sigma comparison_2'.B8:'sigma comparison_2'.AO8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sigma comparison_2'.A9:'sigma comparison_2'.A9</svg:desc>
                </draw:g>
              </table:table-cell>
              <table:table-cell office:value-type="float" office:value="5.13478042098">
                <text:p>5.13478042098</text:p>
                <draw:g>
                  <svg:desc>'sigma comparison_2'.B9:'sigma comparison_2'.AO9</svg:desc>
                </draw:g>
              </table:table-cell>
              <table:table-cell office:value-type="float" office:value="5.26974215084">
                <text:p>5.26974215084</text:p>
              </table:table-cell>
              <table:table-cell office:value-type="float" office:value="5.42197483059">
                <text:p>5.42197483059</text:p>
              </table:table-cell>
              <table:table-cell office:value-type="float" office:value="5.65413873759">
                <text:p>5.65413873759</text:p>
              </table:table-cell>
              <table:table-cell office:value-type="float" office:value="5.93744275415">
                <text:p>5.93744275415</text:p>
              </table:table-cell>
              <table:table-cell office:value-type="float" office:value="6.0855921372">
                <text:p>6.0855921372</text:p>
              </table:table-cell>
              <table:table-cell office:value-type="float" office:value="6.50365963703">
                <text:p>6.50365963703</text:p>
              </table:table-cell>
              <table:table-cell office:value-type="float" office:value="6.83773598913">
                <text:p>6.83773598913</text:p>
              </table:table-cell>
              <table:table-cell office:value-type="float" office:value="7.33461551247">
                <text:p>7.33461551247</text:p>
              </table:table-cell>
              <table:table-cell office:value-type="float" office:value="8.04873755325">
                <text:p>8.04873755325</text:p>
              </table:table-cell>
              <table:table-cell office:value-type="float" office:value="8.62776770218">
                <text:p>8.62776770218</text:p>
              </table:table-cell>
              <table:table-cell office:value-type="float" office:value="9.75121984918">
                <text:p>9.75121984918</text:p>
              </table:table-cell>
              <table:table-cell office:value-type="float" office:value="11.0486229648">
                <text:p>11.0486229648</text:p>
              </table:table-cell>
              <table:table-cell office:value-type="float" office:value="12.5684686908">
                <text:p>12.5684686908</text:p>
              </table:table-cell>
              <table:table-cell office:value-type="float" office:value="15.5192981238">
                <text:p>15.5192981238</text:p>
              </table:table-cell>
              <table:table-cell office:value-type="float" office:value="19.7402901029">
                <text:p>19.7402901029</text:p>
              </table:table-cell>
              <table:table-cell office:value-type="float" office:value="31.3070727497">
                <text:p>31.3070727497</text:p>
              </table:table-cell>
              <table:table-cell office:value-type="float" office:value="61.6467477005">
                <text:p>61.6467477005</text:p>
              </table:table-cell>
              <table:table-cell office:value-type="float" office:value="117.712539727">
                <text:p>117.712539727</text:p>
              </table:table-cell>
              <table:table-cell office:value-type="float" office:value="1687.68470758">
                <text:p>1687.68470758</text:p>
              </table:table-cell>
              <table:table-cell office:value-type="float" office:value="2601.07253178">
                <text:p>2601.07253178</text:p>
              </table:table-cell>
              <table:table-cell office:value-type="float" office:value="3937.74020256">
                <text:p>3937.74020256</text:p>
              </table:table-cell>
              <table:table-cell office:value-type="float" office:value="5420.21844447">
                <text:p>5420.21844447</text:p>
              </table:table-cell>
              <table:table-cell office:value-type="float" office:value="5287.13617482">
                <text:p>5287.13617482</text:p>
              </table:table-cell>
              <table:table-cell office:value-type="float" office:value="6275.12163625">
                <text:p>6275.12163625</text:p>
              </table:table-cell>
              <table:table-cell office:value-type="float" office:value="7599.17175012">
                <text:p>7599.17175012</text:p>
              </table:table-cell>
              <table:table-cell office:value-type="float" office:value="8004.29223569">
                <text:p>8004.29223569</text:p>
              </table:table-cell>
              <table:table-cell office:value-type="float" office:value="9945.67011452">
                <text:p>9945.67011452</text:p>
              </table:table-cell>
              <table:table-cell office:value-type="float" office:value="10547.8549619">
                <text:p>10547.8549619</text:p>
              </table:table-cell>
              <table:table-cell office:value-type="float" office:value="10906.854385">
                <text:p>10906.854385</text:p>
              </table:table-cell>
              <table:table-cell office:value-type="float" office:value="10959.6394535">
                <text:p>10959.6394535</text:p>
              </table:table-cell>
              <table:table-cell office:value-type="float" office:value="12506.6363115">
                <text:p>12506.6363115</text:p>
              </table:table-cell>
              <table:table-cell office:value-type="float" office:value="12714.6525868">
                <text:p>12714.6525868</text:p>
              </table:table-cell>
              <table:table-cell office:value-type="float" office:value="12689.0423944">
                <text:p>12689.0423944</text:p>
              </table:table-cell>
              <table:table-cell office:value-type="float" office:value="13199.7270636">
                <text:p>13199.7270636</text:p>
              </table:table-cell>
              <table:table-cell office:value-type="float" office:value="13522.2254722">
                <text:p>13522.2254722</text:p>
              </table:table-cell>
              <table:table-cell office:value-type="float" office:value="14107.6842389">
                <text:p>14107.6842389</text:p>
              </table:table-cell>
              <table:table-cell office:value-type="float" office:value="14650.0953785">
                <text:p>14650.0953785</text:p>
              </table:table-cell>
              <table:table-cell office:value-type="float" office:value="15293.5242771">
                <text:p>15293.5242771</text:p>
              </table:table-cell>
              <table:table-cell office:value-type="float" office:value="15424.6067839">
                <text:p>15424.6067839</text:p>
              </table:table-cell>
            </table:table-row>
            <table:table-row>
              <table:table-cell office:value-type="string">
                <text:p>fuzzy</text:p>
                <draw:g>
                  <svg:desc>'sigma comparison_2'.A10:'sigma comparison_2'.A10</svg:desc>
                </draw:g>
              </table:table-cell>
              <table:table-cell office:value-type="float" office:value="7.74615505262">
                <text:p>7.74615505262</text:p>
                <draw:g>
                  <svg:desc>'sigma comparison_2'.B10:'sigma comparison_2'.AO10</svg:desc>
                </draw:g>
              </table:table-cell>
              <table:table-cell office:value-type="float" office:value="5.51929147826">
                <text:p>5.51929147826</text:p>
              </table:table-cell>
              <table:table-cell office:value-type="float" office:value="5.91977015649">
                <text:p>5.91977015649</text:p>
              </table:table-cell>
              <table:table-cell office:value-type="float" office:value="6.46655812591">
                <text:p>6.46655812591</text:p>
              </table:table-cell>
              <table:table-cell office:value-type="float" office:value="7.0709889598">
                <text:p>7.0709889598</text:p>
              </table:table-cell>
              <table:table-cell office:value-type="float" office:value="7.93073005086">
                <text:p>7.93073005086</text:p>
              </table:table-cell>
              <table:table-cell office:value-type="float" office:value="8.95261621599">
                <text:p>8.95261621599</text:p>
              </table:table-cell>
              <table:table-cell office:value-type="float" office:value="9.94964920486">
                <text:p>9.94964920486</text:p>
              </table:table-cell>
              <table:table-cell office:value-type="float" office:value="11.7420217037">
                <text:p>11.7420217037</text:p>
              </table:table-cell>
              <table:table-cell office:value-type="float" office:value="14.5952307304">
                <text:p>14.5952307304</text:p>
              </table:table-cell>
              <table:table-cell office:value-type="float" office:value="18.4725670572">
                <text:p>18.4725670572</text:p>
              </table:table-cell>
              <table:table-cell office:value-type="float" office:value="19.6921231329">
                <text:p>19.6921231329</text:p>
              </table:table-cell>
              <table:table-cell office:value-type="float" office:value="27.4196052923">
                <text:p>27.4196052923</text:p>
              </table:table-cell>
              <table:table-cell office:value-type="float" office:value="34.3165272313">
                <text:p>34.3165272313</text:p>
              </table:table-cell>
              <table:table-cell office:value-type="float" office:value="85.0888386791">
                <text:p>85.0888386791</text:p>
              </table:table-cell>
              <table:table-cell office:value-type="float" office:value="52.0243823354">
                <text:p>52.0243823354</text:p>
              </table:table-cell>
              <table:table-cell office:value-type="float" office:value="243.933487329">
                <text:p>243.933487329</text:p>
              </table:table-cell>
              <table:table-cell office:value-type="float" office:value="417.900153034">
                <text:p>417.900153034</text:p>
              </table:table-cell>
              <table:table-cell office:value-type="float" office:value="1238.86430465">
                <text:p>1238.86430465</text:p>
              </table:table-cell>
              <table:table-cell office:value-type="float" office:value="3362.79859661">
                <text:p>3362.79859661</text:p>
              </table:table-cell>
              <table:table-cell office:value-type="float" office:value="5343.63589763">
                <text:p>5343.63589763</text:p>
              </table:table-cell>
              <table:table-cell office:value-type="float" office:value="7779.64081657">
                <text:p>7779.64081657</text:p>
              </table:table-cell>
              <table:table-cell office:value-type="float" office:value="9876.99016995">
                <text:p>9876.99016995</text:p>
              </table:table-cell>
              <table:table-cell office:value-type="float" office:value="8516.37069028">
                <text:p>8516.37069028</text:p>
              </table:table-cell>
              <table:table-cell office:value-type="float" office:value="13038.282969">
                <text:p>13038.282969</text:p>
              </table:table-cell>
              <table:table-cell office:value-type="float" office:value="15011.6516229">
                <text:p>15011.6516229</text:p>
              </table:table-cell>
              <table:table-cell office:value-type="float" office:value="13179.7855609">
                <text:p>13179.7855609</text:p>
              </table:table-cell>
              <table:table-cell office:value-type="float" office:value="13721.2087387">
                <text:p>13721.2087387</text:p>
              </table:table-cell>
              <table:table-cell office:value-type="float" office:value="16013.9699792">
                <text:p>16013.9699792</text:p>
              </table:table-cell>
              <table:table-cell office:value-type="float" office:value="15839.4996513">
                <text:p>15839.4996513</text:p>
              </table:table-cell>
              <table:table-cell office:value-type="float" office:value="18139.5339849">
                <text:p>18139.5339849</text:p>
              </table:table-cell>
              <table:table-cell office:value-type="float" office:value="18362.1667315">
                <text:p>18362.1667315</text:p>
              </table:table-cell>
              <table:table-cell office:value-type="float" office:value="17054.3604508">
                <text:p>17054.3604508</text:p>
              </table:table-cell>
              <table:table-cell office:value-type="float" office:value="18518.0438176">
                <text:p>18518.0438176</text:p>
              </table:table-cell>
              <table:table-cell office:value-type="float" office:value="19891.2415291">
                <text:p>19891.2415291</text:p>
              </table:table-cell>
              <table:table-cell office:value-type="float" office:value="20670.4033564">
                <text:p>20670.4033564</text:p>
              </table:table-cell>
              <table:table-cell office:value-type="float" office:value="20711.0203305">
                <text:p>20711.0203305</text:p>
              </table:table-cell>
              <table:table-cell office:value-type="float" office:value="19768.8345791">
                <text:p>19768.8345791</text:p>
              </table:table-cell>
              <table:table-cell office:value-type="float" office:value="22675.7516087">
                <text:p>22675.7516087</text:p>
              </table:table-cell>
              <table:table-cell office:value-type="float" office:value="23489.8097971">
                <text:p>23489.8097971</text:p>
              </table:table-cell>
            </table:table-row>
            <table:table-row>
              <table:table-cell office:value-type="string">
                <text:p>token</text:p>
                <draw:g>
                  <svg:desc>'sigma comparison_2'.A11:'sigma comparison_2'.A11</svg:desc>
                </draw:g>
              </table:table-cell>
              <table:table-cell office:value-type="float" office:value="37.4736443315">
                <text:p>37.4736443315</text:p>
                <draw:g>
                  <svg:desc>'sigma comparison_2'.B11:'sigma comparison_2'.AO11</svg:desc>
                </draw:g>
              </table:table-cell>
              <table:table-cell office:value-type="float" office:value="39.6807635786">
                <text:p>39.6807635786</text:p>
              </table:table-cell>
              <table:table-cell office:value-type="float" office:value="42.2036626765">
                <text:p>42.2036626765</text:p>
              </table:table-cell>
              <table:table-cell office:value-type="float" office:value="45.0554885769">
                <text:p>45.0554885769</text:p>
              </table:table-cell>
              <table:table-cell office:value-type="float" office:value="48.5579613203">
                <text:p>48.5579613203</text:p>
              </table:table-cell>
              <table:table-cell office:value-type="float" office:value="52.9491887242">
                <text:p>52.9491887242</text:p>
              </table:table-cell>
              <table:table-cell office:value-type="float" office:value="58.049627874">
                <text:p>58.049627874</text:p>
              </table:table-cell>
              <table:table-cell office:value-type="float" office:value="64.268075772">
                <text:p>64.268075772</text:p>
              </table:table-cell>
              <table:table-cell office:value-type="float" office:value="72.7250058212">
                <text:p>72.7250058212</text:p>
              </table:table-cell>
              <table:table-cell office:value-type="float" office:value="85.4186572216">
                <text:p>85.4186572216</text:p>
              </table:table-cell>
              <table:table-cell office:value-type="float" office:value="98.4262450212">
                <text:p>98.4262450212</text:p>
              </table:table-cell>
              <table:table-cell office:value-type="float" office:value="129.760201472">
                <text:p>129.760201472</text:p>
              </table:table-cell>
              <table:table-cell office:value-type="float" office:value="209.712535875">
                <text:p>209.712535875</text:p>
              </table:table-cell>
              <table:table-cell office:value-type="float" office:value="400.736732588">
                <text:p>400.736732588</text:p>
              </table:table-cell>
              <table:table-cell office:value-type="float" office:value="1049.63161482">
                <text:p>1049.63161482</text:p>
              </table:table-cell>
              <table:table-cell office:value-type="float" office:value="2481.24708297">
                <text:p>2481.24708297</text:p>
              </table:table-cell>
              <table:table-cell office:value-type="float" office:value="3938.76831442">
                <text:p>3938.76831442</text:p>
              </table:table-cell>
              <table:table-cell office:value-type="float" office:value="5309.78872439">
                <text:p>5309.78872439</text:p>
              </table:table-cell>
              <table:table-cell office:value-type="float" office:value="5939.25281357">
                <text:p>5939.25281357</text:p>
              </table:table-cell>
              <table:table-cell office:value-type="float" office:value="7846.16146648">
                <text:p>7846.16146648</text:p>
              </table:table-cell>
              <table:table-cell office:value-type="float" office:value="9316.19446714">
                <text:p>9316.19446714</text:p>
              </table:table-cell>
              <table:table-cell office:value-type="float" office:value="10345.8970733">
                <text:p>10345.8970733</text:p>
              </table:table-cell>
              <table:table-cell office:value-type="float" office:value="11483.6889516">
                <text:p>11483.6889516</text:p>
              </table:table-cell>
              <table:table-cell office:value-type="float" office:value="12872.5592569">
                <text:p>12872.5592569</text:p>
              </table:table-cell>
              <table:table-cell office:value-type="float" office:value="13730.9967388">
                <text:p>13730.9967388</text:p>
              </table:table-cell>
              <table:table-cell office:value-type="float" office:value="14350.9843064">
                <text:p>14350.9843064</text:p>
              </table:table-cell>
              <table:table-cell office:value-type="float" office:value="15375.4088088">
                <text:p>15375.4088088</text:p>
              </table:table-cell>
              <table:table-cell office:value-type="float" office:value="15896.1923972">
                <text:p>15896.1923972</text:p>
              </table:table-cell>
              <table:table-cell office:value-type="float" office:value="17328.8949055">
                <text:p>17328.8949055</text:p>
              </table:table-cell>
              <table:table-cell office:value-type="float" office:value="17719.5224297">
                <text:p>17719.5224297</text:p>
              </table:table-cell>
              <table:table-cell office:value-type="float" office:value="18063.1739086">
                <text:p>18063.1739086</text:p>
              </table:table-cell>
              <table:table-cell office:value-type="float" office:value="18872.6797335">
                <text:p>18872.6797335</text:p>
              </table:table-cell>
              <table:table-cell office:value-type="float" office:value="19422.7688453">
                <text:p>19422.7688453</text:p>
              </table:table-cell>
              <table:table-cell office:value-type="float" office:value="19739.0516481">
                <text:p>19739.0516481</text:p>
              </table:table-cell>
              <table:table-cell office:value-type="float" office:value="20471.9052826">
                <text:p>20471.9052826</text:p>
              </table:table-cell>
              <table:table-cell office:value-type="float" office:value="21080.3970764">
                <text:p>21080.3970764</text:p>
              </table:table-cell>
              <table:table-cell office:value-type="float" office:value="21543.2419266">
                <text:p>21543.2419266</text:p>
              </table:table-cell>
              <table:table-cell office:value-type="float" office:value="22103.5511746">
                <text:p>22103.5511746</text:p>
              </table:table-cell>
              <table:table-cell office:value-type="float" office:value="22469.7853309">
                <text:p>22469.7853309</text:p>
              </table:table-cell>
              <table:table-cell office:value-type="float" office:value="22953.2328058">
                <text:p>22953.2328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37cm" svg:height="15.316cm" xlink:href=".." xlink:type="simple" chart:class="chart:line" chart:style-name="ch1">
        <chart:title svg:x="9.379cm" svg:y="0.442cm" chart:style-name="ch2">
          <text:p>sigma 0.2</text:p>
        </chart:title>
        <chart:legend chart:legend-position="end" svg:x="18.676cm" svg:y="6.873cm" style:legend-expansion="high" chart:style-name="ch3"/>
        <chart:plot-area chart:style-name="ch4" table:cell-range-address="'sigma comparison_2'.A13:'sigma comparison_2'.AO16" chart:data-source-has-labels="both" svg:x="0.418cm" svg:y="1.553cm" svg:width="17.84cm" svg:height="13.457cm">
          <chartooo:coordinate-region svg:x="1.381cm" svg:y="1.553cm" svg:width="16.877cm" svg:height="11.913cm"/>
          <chart:axis chart:dimension="x" chart:name="primary-x" chart:style-name="ch5" chartooo:axis-type="auto">
            <chartooo:date-scale/>
            <chart:categories table:cell-range-address="'sigma comparison_2'.B13:'sigma comparison_2'.AO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igma comparison_2'.B14:'sigma comparison_2'.AO14" chart:label-cell-address="'sigma comparison_2'.A14:'sigma comparison_2'.A14" chart:class="chart:line">
            <chart:data-point chart:repeated="40"/>
          </chart:series>
          <chart:series chart:style-name="ch9" chart:values-cell-range-address="'sigma comparison_2'.B15:'sigma comparison_2'.AO15" chart:label-cell-address="'sigma comparison_2'.A15:'sigma comparison_2'.A15" chart:class="chart:line">
            <chart:data-point chart:repeated="40"/>
          </chart:series>
          <chart:series chart:style-name="ch10" chart:values-cell-range-address="'sigma comparison_2'.B16:'sigma comparison_2'.AO16" chart:label-cell-address="'sigma comparison_2'.A16:'sigma comparison_2'.A16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sigma comparison_2'.B13:'sigma comparison_2'.AO13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sigma comparison_2'.A14:'sigma comparison_2'.A14</svg:desc>
                </draw:g>
              </table:table-cell>
              <table:table-cell office:value-type="float" office:value="5.13333739432">
                <text:p>5.13333739432</text:p>
                <draw:g>
                  <svg:desc>'sigma comparison_2'.B14:'sigma comparison_2'.AO14</svg:desc>
                </draw:g>
              </table:table-cell>
              <table:table-cell office:value-type="float" office:value="5.29514696436">
                <text:p>5.29514696436</text:p>
              </table:table-cell>
              <table:table-cell office:value-type="float" office:value="5.45866785484">
                <text:p>5.45866785484</text:p>
              </table:table-cell>
              <table:table-cell office:value-type="float" office:value="5.65528377569">
                <text:p>5.65528377569</text:p>
              </table:table-cell>
              <table:table-cell office:value-type="float" office:value="5.87223506293">
                <text:p>5.87223506293</text:p>
              </table:table-cell>
              <table:table-cell office:value-type="float" office:value="6.17932422432">
                <text:p>6.17932422432</text:p>
              </table:table-cell>
              <table:table-cell office:value-type="float" office:value="6.56636555793">
                <text:p>6.56636555793</text:p>
              </table:table-cell>
              <table:table-cell office:value-type="float" office:value="6.90428692736">
                <text:p>6.90428692736</text:p>
              </table:table-cell>
              <table:table-cell office:value-type="float" office:value="7.3255504314">
                <text:p>7.3255504314</text:p>
              </table:table-cell>
              <table:table-cell office:value-type="float" office:value="8.12227026846">
                <text:p>8.12227026846</text:p>
              </table:table-cell>
              <table:table-cell office:value-type="float" office:value="8.78139784757">
                <text:p>8.78139784757</text:p>
              </table:table-cell>
              <table:table-cell office:value-type="float" office:value="10.3385474571">
                <text:p>10.3385474571</text:p>
              </table:table-cell>
              <table:table-cell office:value-type="float" office:value="11.3515548882">
                <text:p>11.3515548882</text:p>
              </table:table-cell>
              <table:table-cell office:value-type="float" office:value="13.3414584536">
                <text:p>13.3414584536</text:p>
              </table:table-cell>
              <table:table-cell office:value-type="float" office:value="17.3199785446">
                <text:p>17.3199785446</text:p>
              </table:table-cell>
              <table:table-cell office:value-type="float" office:value="20.6569683151">
                <text:p>20.6569683151</text:p>
              </table:table-cell>
              <table:table-cell office:value-type="float" office:value="47.1474571233">
                <text:p>47.1474571233</text:p>
              </table:table-cell>
              <table:table-cell office:value-type="float" office:value="98.6208192023">
                <text:p>98.6208192023</text:p>
              </table:table-cell>
              <table:table-cell office:value-type="float" office:value="748.317176187">
                <text:p>748.317176187</text:p>
              </table:table-cell>
              <table:table-cell office:value-type="float" office:value="2291.77245772">
                <text:p>2291.77245772</text:p>
              </table:table-cell>
              <table:table-cell office:value-type="float" office:value="3295.55918317">
                <text:p>3295.55918317</text:p>
              </table:table-cell>
              <table:table-cell office:value-type="float" office:value="4730.7626745">
                <text:p>4730.7626745</text:p>
              </table:table-cell>
              <table:table-cell office:value-type="float" office:value="6502.80058553">
                <text:p>6502.80058553</text:p>
              </table:table-cell>
              <table:table-cell office:value-type="float" office:value="7469.84449311">
                <text:p>7469.84449311</text:p>
              </table:table-cell>
              <table:table-cell office:value-type="float" office:value="8671.52294061">
                <text:p>8671.52294061</text:p>
              </table:table-cell>
              <table:table-cell office:value-type="float" office:value="9567.65642298">
                <text:p>9567.65642298</text:p>
              </table:table-cell>
              <table:table-cell office:value-type="float" office:value="10129.0699365">
                <text:p>10129.0699365</text:p>
              </table:table-cell>
              <table:table-cell office:value-type="float" office:value="11088.5272238">
                <text:p>11088.5272238</text:p>
              </table:table-cell>
              <table:table-cell office:value-type="float" office:value="12831.088115">
                <text:p>12831.088115</text:p>
              </table:table-cell>
              <table:table-cell office:value-type="float" office:value="12965.6353217">
                <text:p>12965.6353217</text:p>
              </table:table-cell>
              <table:table-cell office:value-type="float" office:value="14588.7964926">
                <text:p>14588.7964926</text:p>
              </table:table-cell>
              <table:table-cell office:value-type="float" office:value="14306.6926392">
                <text:p>14306.6926392</text:p>
              </table:table-cell>
              <table:table-cell office:value-type="float" office:value="16638.2789255">
                <text:p>16638.2789255</text:p>
              </table:table-cell>
              <table:table-cell office:value-type="float" office:value="15012.257704">
                <text:p>15012.257704</text:p>
              </table:table-cell>
              <table:table-cell office:value-type="float" office:value="16052.9698376">
                <text:p>16052.9698376</text:p>
              </table:table-cell>
              <table:table-cell office:value-type="float" office:value="16180.3107684">
                <text:p>16180.3107684</text:p>
              </table:table-cell>
              <table:table-cell office:value-type="float" office:value="16855.1800912">
                <text:p>16855.1800912</text:p>
              </table:table-cell>
              <table:table-cell office:value-type="float" office:value="16516.1433341">
                <text:p>16516.1433341</text:p>
              </table:table-cell>
              <table:table-cell office:value-type="float" office:value="17923.0066396">
                <text:p>17923.0066396</text:p>
              </table:table-cell>
              <table:table-cell office:value-type="float" office:value="18643.1610145">
                <text:p>18643.1610145</text:p>
              </table:table-cell>
            </table:table-row>
            <table:table-row>
              <table:table-cell office:value-type="string">
                <text:p>fuzzy</text:p>
                <draw:g>
                  <svg:desc>'sigma comparison_2'.A15:'sigma comparison_2'.A15</svg:desc>
                </draw:g>
              </table:table-cell>
              <table:table-cell office:value-type="float" office:value="5.21046518659">
                <text:p>5.21046518659</text:p>
                <draw:g>
                  <svg:desc>'sigma comparison_2'.B15:'sigma comparison_2'.AO15</svg:desc>
                </draw:g>
              </table:table-cell>
              <table:table-cell office:value-type="float" office:value="5.5582884674">
                <text:p>5.5582884674</text:p>
              </table:table-cell>
              <table:table-cell office:value-type="float" office:value="5.95296714262">
                <text:p>5.95296714262</text:p>
              </table:table-cell>
              <table:table-cell office:value-type="float" office:value="6.42912951947">
                <text:p>6.42912951947</text:p>
              </table:table-cell>
              <table:table-cell office:value-type="float" office:value="7.06448001214">
                <text:p>7.06448001214</text:p>
              </table:table-cell>
              <table:table-cell office:value-type="float" office:value="7.86847099678">
                <text:p>7.86847099678</text:p>
              </table:table-cell>
              <table:table-cell office:value-type="float" office:value="9.12580932333">
                <text:p>9.12580932333</text:p>
              </table:table-cell>
              <table:table-cell office:value-type="float" office:value="10.1239946998">
                <text:p>10.1239946998</text:p>
              </table:table-cell>
              <table:table-cell office:value-type="float" office:value="11.8696203861">
                <text:p>11.8696203861</text:p>
              </table:table-cell>
              <table:table-cell office:value-type="float" office:value="13.4729860142">
                <text:p>13.4729860142</text:p>
              </table:table-cell>
              <table:table-cell office:value-type="float" office:value="15.7324587744">
                <text:p>15.7324587744</text:p>
              </table:table-cell>
              <table:table-cell office:value-type="float" office:value="19.3123675745">
                <text:p>19.3123675745</text:p>
              </table:table-cell>
              <table:table-cell office:value-type="float" office:value="22.6187040862">
                <text:p>22.6187040862</text:p>
              </table:table-cell>
              <table:table-cell office:value-type="float" office:value="28.0242074313">
                <text:p>28.0242074313</text:p>
              </table:table-cell>
              <table:table-cell office:value-type="float" office:value="35.5880169573">
                <text:p>35.5880169573</text:p>
              </table:table-cell>
              <table:table-cell office:value-type="float" office:value="45.3938206533">
                <text:p>45.3938206533</text:p>
              </table:table-cell>
              <table:table-cell office:value-type="float" office:value="62.4805152682">
                <text:p>62.4805152682</text:p>
              </table:table-cell>
              <table:table-cell office:value-type="float" office:value="77.7414380531">
                <text:p>77.7414380531</text:p>
              </table:table-cell>
              <table:table-cell office:value-type="float" office:value="124.352847351">
                <text:p>124.352847351</text:p>
              </table:table-cell>
              <table:table-cell office:value-type="float" office:value="168.511875746">
                <text:p>168.511875746</text:p>
              </table:table-cell>
              <table:table-cell office:value-type="float" office:value="295.041556481">
                <text:p>295.041556481</text:p>
              </table:table-cell>
              <table:table-cell office:value-type="float" office:value="762.637723557">
                <text:p>762.637723557</text:p>
              </table:table-cell>
              <table:table-cell office:value-type="float" office:value="1093.32167374">
                <text:p>1093.32167374</text:p>
              </table:table-cell>
              <table:table-cell office:value-type="float" office:value="1751.1858808">
                <text:p>1751.1858808</text:p>
              </table:table-cell>
              <table:table-cell office:value-type="float" office:value="2864.97830764">
                <text:p>2864.97830764</text:p>
              </table:table-cell>
              <table:table-cell office:value-type="float" office:value="3439.71300383">
                <text:p>3439.71300383</text:p>
              </table:table-cell>
              <table:table-cell office:value-type="float" office:value="4359.78780546">
                <text:p>4359.78780546</text:p>
              </table:table-cell>
              <table:table-cell office:value-type="float" office:value="4969.46281486">
                <text:p>4969.46281486</text:p>
              </table:table-cell>
              <table:table-cell office:value-type="float" office:value="5451.98846866">
                <text:p>5451.98846866</text:p>
              </table:table-cell>
              <table:table-cell office:value-type="float" office:value="6402.29562487">
                <text:p>6402.29562487</text:p>
              </table:table-cell>
              <table:table-cell office:value-type="float" office:value="6979.60044429">
                <text:p>6979.60044429</text:p>
              </table:table-cell>
              <table:table-cell office:value-type="float" office:value="7507.26305208">
                <text:p>7507.26305208</text:p>
              </table:table-cell>
              <table:table-cell office:value-type="float" office:value="8125.53959026">
                <text:p>8125.53959026</text:p>
              </table:table-cell>
              <table:table-cell office:value-type="float" office:value="8724.13744045">
                <text:p>8724.13744045</text:p>
              </table:table-cell>
              <table:table-cell office:value-type="float" office:value="9271.04339499">
                <text:p>9271.04339499</text:p>
              </table:table-cell>
              <table:table-cell office:value-type="float" office:value="9887.11232066">
                <text:p>9887.11232066</text:p>
              </table:table-cell>
              <table:table-cell office:value-type="float" office:value="9749.8043995">
                <text:p>9749.8043995</text:p>
              </table:table-cell>
              <table:table-cell office:value-type="float" office:value="10544.2435507">
                <text:p>10544.2435507</text:p>
              </table:table-cell>
              <table:table-cell office:value-type="float" office:value="11026.5638076">
                <text:p>11026.5638076</text:p>
              </table:table-cell>
              <table:table-cell office:value-type="float" office:value="11705.8700624">
                <text:p>11705.8700624</text:p>
              </table:table-cell>
            </table:table-row>
            <table:table-row>
              <table:table-cell office:value-type="string">
                <text:p>token</text:p>
                <draw:g>
                  <svg:desc>'sigma comparison_2'.A16:'sigma comparison_2'.A16</svg:desc>
                </draw:g>
              </table:table-cell>
              <table:table-cell office:value-type="float" office:value="36.4995949904">
                <text:p>36.4995949904</text:p>
                <draw:g>
                  <svg:desc>'sigma comparison_2'.B16:'sigma comparison_2'.AO16</svg:desc>
                </draw:g>
              </table:table-cell>
              <table:table-cell office:value-type="float" office:value="38.2538235479">
                <text:p>38.2538235479</text:p>
              </table:table-cell>
              <table:table-cell office:value-type="float" office:value="39.8075608363">
                <text:p>39.8075608363</text:p>
              </table:table-cell>
              <table:table-cell office:value-type="float" office:value="41.3344783831">
                <text:p>41.3344783831</text:p>
              </table:table-cell>
              <table:table-cell office:value-type="float" office:value="43.4991642938">
                <text:p>43.4991642938</text:p>
              </table:table-cell>
              <table:table-cell office:value-type="float" office:value="45.0540276227">
                <text:p>45.0540276227</text:p>
              </table:table-cell>
              <table:table-cell office:value-type="float" office:value="47.5514908782">
                <text:p>47.5514908782</text:p>
              </table:table-cell>
              <table:table-cell office:value-type="float" office:value="49.8232557366">
                <text:p>49.8232557366</text:p>
              </table:table-cell>
              <table:table-cell office:value-type="float" office:value="53.0998976187">
                <text:p>53.0998976187</text:p>
              </table:table-cell>
              <table:table-cell office:value-type="float" office:value="55.9816601494">
                <text:p>55.9816601494</text:p>
              </table:table-cell>
              <table:table-cell office:value-type="float" office:value="59.9513505938">
                <text:p>59.9513505938</text:p>
              </table:table-cell>
              <table:table-cell office:value-type="float" office:value="63.1809183861">
                <text:p>63.1809183861</text:p>
              </table:table-cell>
              <table:table-cell office:value-type="float" office:value="68.3043223941">
                <text:p>68.3043223941</text:p>
              </table:table-cell>
              <table:table-cell office:value-type="float" office:value="74.1413620896">
                <text:p>74.1413620896</text:p>
              </table:table-cell>
              <table:table-cell office:value-type="float" office:value="82.5291871746">
                <text:p>82.5291871746</text:p>
              </table:table-cell>
              <table:table-cell office:value-type="float" office:value="92.6014428857">
                <text:p>92.6014428857</text:p>
              </table:table-cell>
              <table:table-cell office:value-type="float" office:value="104.81438756">
                <text:p>104.81438756</text:p>
              </table:table-cell>
              <table:table-cell office:value-type="float" office:value="117.984044755">
                <text:p>117.984044755</text:p>
              </table:table-cell>
              <table:table-cell office:value-type="float" office:value="146.003205527">
                <text:p>146.003205527</text:p>
              </table:table-cell>
              <table:table-cell office:value-type="float" office:value="188.956409523">
                <text:p>188.956409523</text:p>
              </table:table-cell>
              <table:table-cell office:value-type="float" office:value="244.057399677">
                <text:p>244.057399677</text:p>
              </table:table-cell>
              <table:table-cell office:value-type="float" office:value="389.157740294">
                <text:p>389.157740294</text:p>
              </table:table-cell>
              <table:table-cell office:value-type="float" office:value="745.834716689">
                <text:p>745.834716689</text:p>
              </table:table-cell>
              <table:table-cell office:value-type="float" office:value="1310.91256027">
                <text:p>1310.91256027</text:p>
              </table:table-cell>
              <table:table-cell office:value-type="float" office:value="1856.92491185">
                <text:p>1856.92491185</text:p>
              </table:table-cell>
              <table:table-cell office:value-type="float" office:value="2508.13993049">
                <text:p>2508.13993049</text:p>
              </table:table-cell>
              <table:table-cell office:value-type="float" office:value="3355.48488197">
                <text:p>3355.48488197</text:p>
              </table:table-cell>
              <table:table-cell office:value-type="float" office:value="3993.31428312">
                <text:p>3993.31428312</text:p>
              </table:table-cell>
              <table:table-cell office:value-type="float" office:value="4541.45223521">
                <text:p>4541.45223521</text:p>
              </table:table-cell>
              <table:table-cell office:value-type="float" office:value="5174.34631973">
                <text:p>5174.34631973</text:p>
              </table:table-cell>
              <table:table-cell office:value-type="float" office:value="5918.49421898">
                <text:p>5918.49421898</text:p>
              </table:table-cell>
              <table:table-cell office:value-type="float" office:value="6109.60664399">
                <text:p>6109.60664399</text:p>
              </table:table-cell>
              <table:table-cell office:value-type="float" office:value="6738.53853271">
                <text:p>6738.53853271</text:p>
              </table:table-cell>
              <table:table-cell office:value-type="float" office:value="7416.62406467">
                <text:p>7416.62406467</text:p>
              </table:table-cell>
              <table:table-cell office:value-type="float" office:value="7808.39849393">
                <text:p>7808.39849393</text:p>
              </table:table-cell>
              <table:table-cell office:value-type="float" office:value="8554.0961198">
                <text:p>8554.0961198</text:p>
              </table:table-cell>
              <table:table-cell office:value-type="float" office:value="9162.55652306">
                <text:p>9162.55652306</text:p>
              </table:table-cell>
              <table:table-cell office:value-type="float" office:value="9426.78385713">
                <text:p>9426.78385713</text:p>
              </table:table-cell>
              <table:table-cell office:value-type="float" office:value="9652.49176005">
                <text:p>9652.49176005</text:p>
              </table:table-cell>
              <table:table-cell office:value-type="float" office:value="10283.8143471">
                <text:p>10283.8143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37cm" svg:height="15.316cm" xlink:href=".." xlink:type="simple" chart:class="chart:line" chart:style-name="ch1">
        <chart:title svg:x="9.379cm" svg:y="0.442cm" chart:style-name="ch2">
          <text:p>sigma 0.3</text:p>
        </chart:title>
        <chart:legend chart:legend-position="end" svg:x="18.676cm" svg:y="6.873cm" style:legend-expansion="high" chart:style-name="ch3"/>
        <chart:plot-area chart:style-name="ch4" table:cell-range-address="'sigma comparison_2'.B18:'sigma comparison_2'.AO21 'sigma comparison_2'.A19:'sigma comparison_2'.A21" chart:data-source-has-labels="both" svg:x="0.418cm" svg:y="1.553cm" svg:width="17.84cm" svg:height="13.457cm">
          <chartooo:coordinate-region svg:x="1.381cm" svg:y="1.553cm" svg:width="16.877cm" svg:height="11.913cm"/>
          <chart:axis chart:dimension="x" chart:name="primary-x" chart:style-name="ch5" chartooo:axis-type="auto">
            <chartooo:date-scale/>
            <chart:categories table:cell-range-address="'sigma comparison_2'.B18:'sigma comparison_2'.AO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igma comparison_2'.B19:'sigma comparison_2'.AO19" chart:label-cell-address="'sigma comparison_2'.A19:'sigma comparison_2'.A19" chart:class="chart:line">
            <chart:data-point chart:repeated="40"/>
          </chart:series>
          <chart:series chart:style-name="ch9" chart:values-cell-range-address="'sigma comparison_2'.B20:'sigma comparison_2'.AO20" chart:label-cell-address="'sigma comparison_2'.A20:'sigma comparison_2'.A20" chart:class="chart:line">
            <chart:data-point chart:repeated="40"/>
          </chart:series>
          <chart:series chart:style-name="ch10" chart:values-cell-range-address="'sigma comparison_2'.B21:'sigma comparison_2'.AO21" chart:label-cell-address="'sigma comparison_2'.A21:'sigma comparison_2'.A2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sigma comparison_2'.B18:'sigma comparison_2'.AO18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sigma comparison_2'.A19:'sigma comparison_2'.A19</svg:desc>
                </draw:g>
              </table:table-cell>
              <table:table-cell office:value-type="float" office:value="5.11536015861">
                <text:p>5.11536015861</text:p>
                <draw:g>
                  <svg:desc>'sigma comparison_2'.B19:'sigma comparison_2'.AO19</svg:desc>
                </draw:g>
              </table:table-cell>
              <table:table-cell office:value-type="float" office:value="5.27106508592">
                <text:p>5.27106508592</text:p>
              </table:table-cell>
              <table:table-cell office:value-type="float" office:value="5.46359373442">
                <text:p>5.46359373442</text:p>
              </table:table-cell>
              <table:table-cell office:value-type="float" office:value="5.64312580608">
                <text:p>5.64312580608</text:p>
              </table:table-cell>
              <table:table-cell office:value-type="float" office:value="5.89361832125">
                <text:p>5.89361832125</text:p>
              </table:table-cell>
              <table:table-cell office:value-type="float" office:value="6.18196164675">
                <text:p>6.18196164675</text:p>
              </table:table-cell>
              <table:table-cell office:value-type="float" office:value="6.47911388571">
                <text:p>6.47911388571</text:p>
              </table:table-cell>
              <table:table-cell office:value-type="float" office:value="6.94182172502">
                <text:p>6.94182172502</text:p>
              </table:table-cell>
              <table:table-cell office:value-type="float" office:value="7.4430938375">
                <text:p>7.4430938375</text:p>
              </table:table-cell>
              <table:table-cell office:value-type="float" office:value="8.10816008812">
                <text:p>8.10816008812</text:p>
              </table:table-cell>
              <table:table-cell office:value-type="float" office:value="8.88595270175">
                <text:p>8.88595270175</text:p>
              </table:table-cell>
              <table:table-cell office:value-type="float" office:value="9.84697563696">
                <text:p>9.84697563696</text:p>
              </table:table-cell>
              <table:table-cell office:value-type="float" office:value="11.0208202188">
                <text:p>11.0208202188</text:p>
              </table:table-cell>
              <table:table-cell office:value-type="float" office:value="13.3030026149">
                <text:p>13.3030026149</text:p>
              </table:table-cell>
              <table:table-cell office:value-type="float" office:value="17.1751979336">
                <text:p>17.1751979336</text:p>
              </table:table-cell>
              <table:table-cell office:value-type="float" office:value="26.8748072811">
                <text:p>26.8748072811</text:p>
              </table:table-cell>
              <table:table-cell office:value-type="float" office:value="46.1393541363">
                <text:p>46.1393541363</text:p>
              </table:table-cell>
              <table:table-cell office:value-type="float" office:value="404.935442458">
                <text:p>404.935442458</text:p>
              </table:table-cell>
              <table:table-cell office:value-type="float" office:value="899.82432726">
                <text:p>899.82432726</text:p>
              </table:table-cell>
              <table:table-cell office:value-type="float" office:value="2059.20095604">
                <text:p>2059.20095604</text:p>
              </table:table-cell>
              <table:table-cell office:value-type="float" office:value="4167.83261439">
                <text:p>4167.83261439</text:p>
              </table:table-cell>
              <table:table-cell office:value-type="float" office:value="5323.56943348">
                <text:p>5323.56943348</text:p>
              </table:table-cell>
              <table:table-cell office:value-type="float" office:value="6713.44245385">
                <text:p>6713.44245385</text:p>
              </table:table-cell>
              <table:table-cell office:value-type="float" office:value="7989.42644278">
                <text:p>7989.42644278</text:p>
              </table:table-cell>
              <table:table-cell office:value-type="float" office:value="10427.4270466">
                <text:p>10427.4270466</text:p>
              </table:table-cell>
              <table:table-cell office:value-type="float" office:value="10601.5814327">
                <text:p>10601.5814327</text:p>
              </table:table-cell>
              <table:table-cell office:value-type="float" office:value="12032.6279264">
                <text:p>12032.6279264</text:p>
              </table:table-cell>
              <table:table-cell office:value-type="float" office:value="13007.2852216">
                <text:p>13007.2852216</text:p>
              </table:table-cell>
              <table:table-cell office:value-type="float" office:value="13514.1151571">
                <text:p>13514.1151571</text:p>
              </table:table-cell>
              <table:table-cell office:value-type="float" office:value="13449.5284834">
                <text:p>13449.5284834</text:p>
              </table:table-cell>
              <table:table-cell office:value-type="float" office:value="14689.9232311">
                <text:p>14689.9232311</text:p>
              </table:table-cell>
              <table:table-cell office:value-type="float" office:value="16434.7453778">
                <text:p>16434.7453778</text:p>
              </table:table-cell>
              <table:table-cell office:value-type="float" office:value="16905.2834903">
                <text:p>16905.2834903</text:p>
              </table:table-cell>
              <table:table-cell office:value-type="float" office:value="17089.2498711">
                <text:p>17089.2498711</text:p>
              </table:table-cell>
              <table:table-cell office:value-type="float" office:value="16359.4701701">
                <text:p>16359.4701701</text:p>
              </table:table-cell>
              <table:table-cell office:value-type="float" office:value="18190.2398514">
                <text:p>18190.2398514</text:p>
              </table:table-cell>
              <table:table-cell office:value-type="float" office:value="19021.0577366">
                <text:p>19021.0577366</text:p>
              </table:table-cell>
              <table:table-cell office:value-type="float" office:value="19297.9872891">
                <text:p>19297.9872891</text:p>
              </table:table-cell>
              <table:table-cell office:value-type="float" office:value="18518.8056358">
                <text:p>18518.8056358</text:p>
              </table:table-cell>
              <table:table-cell office:value-type="float" office:value="19757.2014995">
                <text:p>19757.2014995</text:p>
              </table:table-cell>
            </table:table-row>
            <table:table-row>
              <table:table-cell office:value-type="string">
                <text:p>fuzzy</text:p>
                <draw:g>
                  <svg:desc>'sigma comparison_2'.A20:'sigma comparison_2'.A20</svg:desc>
                </draw:g>
              </table:table-cell>
              <table:table-cell office:value-type="float" office:value="5.2319879519">
                <text:p>5.2319879519</text:p>
                <draw:g>
                  <svg:desc>'sigma comparison_2'.B20:'sigma comparison_2'.AO20</svg:desc>
                </draw:g>
              </table:table-cell>
              <table:table-cell office:value-type="float" office:value="5.56554442376">
                <text:p>5.56554442376</text:p>
              </table:table-cell>
              <table:table-cell office:value-type="float" office:value="5.86090950144">
                <text:p>5.86090950144</text:p>
              </table:table-cell>
              <table:table-cell office:value-type="float" office:value="6.49779576064">
                <text:p>6.49779576064</text:p>
              </table:table-cell>
              <table:table-cell office:value-type="float" office:value="7.04883239833">
                <text:p>7.04883239833</text:p>
              </table:table-cell>
              <table:table-cell office:value-type="float" office:value="7.90762650348">
                <text:p>7.90762650348</text:p>
              </table:table-cell>
              <table:table-cell office:value-type="float" office:value="9.06550083901">
                <text:p>9.06550083901</text:p>
              </table:table-cell>
              <table:table-cell office:value-type="float" office:value="10.0168417411">
                <text:p>10.0168417411</text:p>
              </table:table-cell>
              <table:table-cell office:value-type="float" office:value="11.4873927274">
                <text:p>11.4873927274</text:p>
              </table:table-cell>
              <table:table-cell office:value-type="float" office:value="13.6825751087">
                <text:p>13.6825751087</text:p>
              </table:table-cell>
              <table:table-cell office:value-type="float" office:value="15.7553158657">
                <text:p>15.7553158657</text:p>
              </table:table-cell>
              <table:table-cell office:value-type="float" office:value="18.8454590876">
                <text:p>18.8454590876</text:p>
              </table:table-cell>
              <table:table-cell office:value-type="float" office:value="22.4621984372">
                <text:p>22.4621984372</text:p>
              </table:table-cell>
              <table:table-cell office:value-type="float" office:value="26.6824233065">
                <text:p>26.6824233065</text:p>
              </table:table-cell>
              <table:table-cell office:value-type="float" office:value="33.6341761687">
                <text:p>33.6341761687</text:p>
              </table:table-cell>
              <table:table-cell office:value-type="float" office:value="42.2184496658">
                <text:p>42.2184496658</text:p>
              </table:table-cell>
              <table:table-cell office:value-type="float" office:value="49.4047721173">
                <text:p>49.4047721173</text:p>
              </table:table-cell>
              <table:table-cell office:value-type="float" office:value="60.6824164952">
                <text:p>60.6824164952</text:p>
              </table:table-cell>
              <table:table-cell office:value-type="float" office:value="76.1832668706">
                <text:p>76.1832668706</text:p>
              </table:table-cell>
              <table:table-cell office:value-type="float" office:value="90.0475460946">
                <text:p>90.0475460946</text:p>
              </table:table-cell>
              <table:table-cell office:value-type="float" office:value="108.365488424">
                <text:p>108.365488424</text:p>
              </table:table-cell>
              <table:table-cell office:value-type="float" office:value="134.096600949">
                <text:p>134.096600949</text:p>
              </table:table-cell>
              <table:table-cell office:value-type="float" office:value="179.8915376">
                <text:p>179.8915376</text:p>
              </table:table-cell>
              <table:table-cell office:value-type="float" office:value="201.378464502">
                <text:p>201.378464502</text:p>
              </table:table-cell>
              <table:table-cell office:value-type="float" office:value="298.796516081">
                <text:p>298.796516081</text:p>
              </table:table-cell>
              <table:table-cell office:value-type="float" office:value="435.750975305">
                <text:p>435.750975305</text:p>
              </table:table-cell>
              <table:table-cell office:value-type="float" office:value="690.778117462">
                <text:p>690.778117462</text:p>
              </table:table-cell>
              <table:table-cell office:value-type="float" office:value="1089.09660623">
                <text:p>1089.09660623</text:p>
              </table:table-cell>
              <table:table-cell office:value-type="float" office:value="1673.77866615">
                <text:p>1673.77866615</text:p>
              </table:table-cell>
              <table:table-cell office:value-type="float" office:value="2039.01370567">
                <text:p>2039.01370567</text:p>
              </table:table-cell>
              <table:table-cell office:value-type="float" office:value="2549.16018593">
                <text:p>2549.16018593</text:p>
              </table:table-cell>
              <table:table-cell office:value-type="float" office:value="3189.93247606">
                <text:p>3189.93247606</text:p>
              </table:table-cell>
              <table:table-cell office:value-type="float" office:value="3686.80763928">
                <text:p>3686.80763928</text:p>
              </table:table-cell>
              <table:table-cell office:value-type="float" office:value="3901.34903563">
                <text:p>3901.34903563</text:p>
              </table:table-cell>
              <table:table-cell office:value-type="float" office:value="4646.27272525">
                <text:p>4646.27272525</text:p>
              </table:table-cell>
              <table:table-cell office:value-type="float" office:value="5007.34220513">
                <text:p>5007.34220513</text:p>
              </table:table-cell>
              <table:table-cell office:value-type="float" office:value="5475.90855183">
                <text:p>5475.90855183</text:p>
              </table:table-cell>
              <table:table-cell office:value-type="float" office:value="5833.03993656">
                <text:p>5833.03993656</text:p>
              </table:table-cell>
              <table:table-cell office:value-type="float" office:value="6321.46257429">
                <text:p>6321.46257429</text:p>
              </table:table-cell>
              <table:table-cell office:value-type="float" office:value="6567.99447785">
                <text:p>6567.99447785</text:p>
              </table:table-cell>
            </table:table-row>
            <table:table-row>
              <table:table-cell office:value-type="string">
                <text:p>token</text:p>
                <draw:g>
                  <svg:desc>'sigma comparison_2'.A21:'sigma comparison_2'.A21</svg:desc>
                </draw:g>
              </table:table-cell>
              <table:table-cell office:value-type="float" office:value="36.6665288741">
                <text:p>36.6665288741</text:p>
                <draw:g>
                  <svg:desc>'sigma comparison_2'.B21:'sigma comparison_2'.AO21</svg:desc>
                </draw:g>
              </table:table-cell>
              <table:table-cell office:value-type="float" office:value="37.7188554565">
                <text:p>37.7188554565</text:p>
              </table:table-cell>
              <table:table-cell office:value-type="float" office:value="38.7753818068">
                <text:p>38.7753818068</text:p>
              </table:table-cell>
              <table:table-cell office:value-type="float" office:value="40.2332054705">
                <text:p>40.2332054705</text:p>
              </table:table-cell>
              <table:table-cell office:value-type="float" office:value="41.2641077365">
                <text:p>41.2641077365</text:p>
              </table:table-cell>
              <table:table-cell office:value-type="float" office:value="43.1896341013">
                <text:p>43.1896341013</text:p>
              </table:table-cell>
              <table:table-cell office:value-type="float" office:value="45.0013898429">
                <text:p>45.0013898429</text:p>
              </table:table-cell>
              <table:table-cell office:value-type="float" office:value="46.7383678519">
                <text:p>46.7383678519</text:p>
              </table:table-cell>
              <table:table-cell office:value-type="float" office:value="49.1418947748">
                <text:p>49.1418947748</text:p>
              </table:table-cell>
              <table:table-cell office:value-type="float" office:value="51.1819326676">
                <text:p>51.1819326676</text:p>
              </table:table-cell>
              <table:table-cell office:value-type="float" office:value="53.5872510469">
                <text:p>53.5872510469</text:p>
              </table:table-cell>
              <table:table-cell office:value-type="float" office:value="55.7541152616">
                <text:p>55.7541152616</text:p>
              </table:table-cell>
              <table:table-cell office:value-type="float" office:value="58.8898904093">
                <text:p>58.8898904093</text:p>
              </table:table-cell>
              <table:table-cell office:value-type="float" office:value="62.7832462701">
                <text:p>62.7832462701</text:p>
              </table:table-cell>
              <table:table-cell office:value-type="float" office:value="66.8625321773">
                <text:p>66.8625321773</text:p>
              </table:table-cell>
              <table:table-cell office:value-type="float" office:value="70.3903435823">
                <text:p>70.3903435823</text:p>
              </table:table-cell>
              <table:table-cell office:value-type="float" office:value="75.2949054345">
                <text:p>75.2949054345</text:p>
              </table:table-cell>
              <table:table-cell office:value-type="float" office:value="80.6344737159">
                <text:p>80.6344737159</text:p>
              </table:table-cell>
              <table:table-cell office:value-type="float" office:value="88.49050743">
                <text:p>88.49050743</text:p>
              </table:table-cell>
              <table:table-cell office:value-type="float" office:value="99.1363492318">
                <text:p>99.1363492318</text:p>
              </table:table-cell>
              <table:table-cell office:value-type="float" office:value="107.806306622">
                <text:p>107.806306622</text:p>
              </table:table-cell>
              <table:table-cell office:value-type="float" office:value="122.264078338">
                <text:p>122.264078338</text:p>
              </table:table-cell>
              <table:table-cell office:value-type="float" office:value="139.411378852">
                <text:p>139.411378852</text:p>
              </table:table-cell>
              <table:table-cell office:value-type="float" office:value="163.599180507">
                <text:p>163.599180507</text:p>
              </table:table-cell>
              <table:table-cell office:value-type="float" office:value="220.253956034">
                <text:p>220.253956034</text:p>
              </table:table-cell>
              <table:table-cell office:value-type="float" office:value="258.756170624">
                <text:p>258.756170624</text:p>
              </table:table-cell>
              <table:table-cell office:value-type="float" office:value="437.975471922">
                <text:p>437.975471922</text:p>
              </table:table-cell>
              <table:table-cell office:value-type="float" office:value="581.710605249">
                <text:p>581.710605249</text:p>
              </table:table-cell>
              <table:table-cell office:value-type="float" office:value="980.899840233">
                <text:p>980.899840233</text:p>
              </table:table-cell>
              <table:table-cell office:value-type="float" office:value="1427.28606963">
                <text:p>1427.28606963</text:p>
              </table:table-cell>
              <table:table-cell office:value-type="float" office:value="1778.43265364">
                <text:p>1778.43265364</text:p>
              </table:table-cell>
              <table:table-cell office:value-type="float" office:value="2350.86632393">
                <text:p>2350.86632393</text:p>
              </table:table-cell>
              <table:table-cell office:value-type="float" office:value="2802.23415445">
                <text:p>2802.23415445</text:p>
              </table:table-cell>
              <table:table-cell office:value-type="float" office:value="3362.68679923">
                <text:p>3362.68679923</text:p>
              </table:table-cell>
              <table:table-cell office:value-type="float" office:value="3812.21815627">
                <text:p>3812.21815627</text:p>
              </table:table-cell>
              <table:table-cell office:value-type="float" office:value="4176.88742975">
                <text:p>4176.88742975</text:p>
              </table:table-cell>
              <table:table-cell office:value-type="float" office:value="4619.1439543">
                <text:p>4619.1439543</text:p>
              </table:table-cell>
              <table:table-cell office:value-type="float" office:value="4971.79972494">
                <text:p>4971.79972494</text:p>
              </table:table-cell>
              <table:table-cell office:value-type="float" office:value="5787.15080232">
                <text:p>5787.15080232</text:p>
              </table:table-cell>
              <table:table-cell office:value-type="float" office:value="5839.07697899">
                <text:p>5839.076978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37cm" svg:height="15.316cm" xlink:href=".." xlink:type="simple" chart:class="chart:line" chart:style-name="ch1">
        <chart:title svg:x="9.044cm" svg:y="0.442cm" chart:style-name="ch2">
          <text:p>sigma = 0.05</text:p>
        </chart:title>
        <chart:legend chart:legend-position="end" svg:x="18.676cm" svg:y="6.873cm" style:legend-expansion="high" chart:style-name="ch3"/>
        <chart:plot-area chart:style-name="ch4" table:cell-range-address="'sigma comparison'.B3:'sigma comparison'.AO6 'sigma comparison'.A4:'sigma comparison'.A6" chart:data-source-has-labels="both" svg:x="0.418cm" svg:y="1.553cm" svg:width="17.84cm" svg:height="13.457cm">
          <chartooo:coordinate-region svg:x="1.381cm" svg:y="1.553cm" svg:width="16.877cm" svg:height="11.913cm"/>
          <chart:axis chart:dimension="x" chart:name="primary-x" chart:style-name="ch5" chartooo:axis-type="auto">
            <chartooo:date-scale/>
            <chart:categories table:cell-range-address="'sigma comparison'.B3:'sigma comparison'.A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igma comparison'.B4:'sigma comparison'.AO4" chart:label-cell-address="'sigma comparison'.A4:'sigma comparison'.A4" chart:class="chart:line">
            <chart:data-point chart:repeated="40"/>
          </chart:series>
          <chart:series chart:style-name="ch9" chart:values-cell-range-address="'sigma comparison'.B5:'sigma comparison'.AO5" chart:label-cell-address="'sigma comparison'.A5:'sigma comparison'.A5" chart:class="chart:line">
            <chart:data-point chart:repeated="40"/>
          </chart:series>
          <chart:series chart:style-name="ch10" chart:values-cell-range-address="'sigma comparison'.B6:'sigma comparison'.AO6" chart:label-cell-address="'sigma comparison'.A6:'sigma comparison'.A6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sigma comparison'.B3:'sigma comparison'.AO3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sigma comparison'.A4:'sigma comparison'.A4</svg:desc>
                </draw:g>
              </table:table-cell>
              <table:table-cell office:value-type="float" office:value="5.11385008765">
                <text:p>5.11385008765</text:p>
                <draw:g>
                  <svg:desc>'sigma comparison'.B4:'sigma comparison'.AO4</svg:desc>
                </draw:g>
              </table:table-cell>
              <table:table-cell office:value-type="float" office:value="5.235925447">
                <text:p>5.235925447</text:p>
              </table:table-cell>
              <table:table-cell office:value-type="float" office:value="5.41870360297">
                <text:p>5.41870360297</text:p>
              </table:table-cell>
              <table:table-cell office:value-type="float" office:value="5.6175708562">
                <text:p>5.6175708562</text:p>
              </table:table-cell>
              <table:table-cell office:value-type="float" office:value="5.84480300984">
                <text:p>5.84480300984</text:p>
              </table:table-cell>
              <table:table-cell office:value-type="float" office:value="6.10117610082">
                <text:p>6.10117610082</text:p>
              </table:table-cell>
              <table:table-cell office:value-type="float" office:value="6.47218354596">
                <text:p>6.47218354596</text:p>
              </table:table-cell>
              <table:table-cell office:value-type="float" office:value="6.75901616122">
                <text:p>6.75901616122</text:p>
              </table:table-cell>
              <table:table-cell office:value-type="float" office:value="7.19997260177">
                <text:p>7.19997260177</text:p>
              </table:table-cell>
              <table:table-cell office:value-type="float" office:value="7.85475083953">
                <text:p>7.85475083953</text:p>
              </table:table-cell>
              <table:table-cell office:value-type="float" office:value="8.48956225032">
                <text:p>8.48956225032</text:p>
              </table:table-cell>
              <table:table-cell office:value-type="float" office:value="9.2147206321">
                <text:p>9.2147206321</text:p>
              </table:table-cell>
              <table:table-cell office:value-type="float" office:value="10.7680605518">
                <text:p>10.7680605518</text:p>
              </table:table-cell>
              <table:table-cell office:value-type="float" office:value="11.2710741546">
                <text:p>11.2710741546</text:p>
              </table:table-cell>
              <table:table-cell office:value-type="float" office:value="14.8433886466">
                <text:p>14.8433886466</text:p>
              </table:table-cell>
              <table:table-cell office:value-type="float" office:value="17.326712301">
                <text:p>17.326712301</text:p>
              </table:table-cell>
              <table:table-cell office:value-type="float" office:value="22.6234520313">
                <text:p>22.6234520313</text:p>
              </table:table-cell>
              <table:table-cell office:value-type="float" office:value="42.4503866141">
                <text:p>42.4503866141</text:p>
              </table:table-cell>
              <table:table-cell office:value-type="float" office:value="143.992345327">
                <text:p>143.992345327</text:p>
              </table:table-cell>
              <table:table-cell office:value-type="float" office:value="547.795800175">
                <text:p>547.795800175</text:p>
              </table:table-cell>
              <table:table-cell office:value-type="float" office:value="659.11002301">
                <text:p>659.11002301</text:p>
              </table:table-cell>
              <table:table-cell office:value-type="float" office:value="1551.22404539">
                <text:p>1551.22404539</text:p>
              </table:table-cell>
              <table:table-cell office:value-type="float" office:value="2491.72936575">
                <text:p>2491.72936575</text:p>
              </table:table-cell>
              <table:table-cell office:value-type="float" office:value="2414.01128118">
                <text:p>2414.01128118</text:p>
              </table:table-cell>
              <table:table-cell office:value-type="float" office:value="5123.9700574">
                <text:p>5123.9700574</text:p>
              </table:table-cell>
              <table:table-cell office:value-type="float" office:value="5668.65179601">
                <text:p>5668.65179601</text:p>
              </table:table-cell>
              <table:table-cell office:value-type="float" office:value="9038.90809148">
                <text:p>9038.90809148</text:p>
              </table:table-cell>
              <table:table-cell office:value-type="float" office:value="5805.7860294">
                <text:p>5805.7860294</text:p>
              </table:table-cell>
              <table:table-cell office:value-type="float" office:value="6037.68985114">
                <text:p>6037.68985114</text:p>
              </table:table-cell>
              <table:table-cell office:value-type="float" office:value="7140.30297166">
                <text:p>7140.30297166</text:p>
              </table:table-cell>
              <table:table-cell office:value-type="float" office:value="6908.23679532">
                <text:p>6908.23679532</text:p>
              </table:table-cell>
              <table:table-cell office:value-type="float" office:value="9640.42413285">
                <text:p>9640.42413285</text:p>
              </table:table-cell>
              <table:table-cell office:value-type="float" office:value="9136.62088786">
                <text:p>9136.62088786</text:p>
              </table:table-cell>
              <table:table-cell office:value-type="float" office:value="9672.19408337">
                <text:p>9672.19408337</text:p>
              </table:table-cell>
              <table:table-cell office:value-type="float" office:value="10833.5393161">
                <text:p>10833.5393161</text:p>
              </table:table-cell>
              <table:table-cell office:value-type="float" office:value="10728.5479028">
                <text:p>10728.5479028</text:p>
              </table:table-cell>
              <table:table-cell office:value-type="float" office:value="11974.1220739">
                <text:p>11974.1220739</text:p>
              </table:table-cell>
              <table:table-cell office:value-type="float" office:value="11997.8120687">
                <text:p>11997.8120687</text:p>
              </table:table-cell>
              <table:table-cell office:value-type="float" office:value="14256.8151144">
                <text:p>14256.8151144</text:p>
              </table:table-cell>
              <table:table-cell office:value-type="float" office:value="12613.7802456">
                <text:p>12613.7802456</text:p>
              </table:table-cell>
            </table:table-row>
            <table:table-row>
              <table:table-cell office:value-type="string">
                <text:p>fuzzy</text:p>
                <draw:g>
                  <svg:desc>'sigma comparison'.A5:'sigma comparison'.A5</svg:desc>
                </draw:g>
              </table:table-cell>
              <table:table-cell office:value-type="float" office:value="5.22657092043">
                <text:p>5.22657092043</text:p>
                <draw:g>
                  <svg:desc>'sigma comparison'.B5:'sigma comparison'.AO5</svg:desc>
                </draw:g>
              </table:table-cell>
              <table:table-cell office:value-type="float" office:value="5.49771963533">
                <text:p>5.49771963533</text:p>
              </table:table-cell>
              <table:table-cell office:value-type="float" office:value="5.87585758168">
                <text:p>5.87585758168</text:p>
              </table:table-cell>
              <table:table-cell office:value-type="float" office:value="6.2614709574">
                <text:p>6.2614709574</text:p>
              </table:table-cell>
              <table:table-cell office:value-type="float" office:value="6.75715190207">
                <text:p>6.75715190207</text:p>
              </table:table-cell>
              <table:table-cell office:value-type="float" office:value="7.62252095191">
                <text:p>7.62252095191</text:p>
              </table:table-cell>
              <table:table-cell office:value-type="float" office:value="9.58095559555">
                <text:p>9.58095559555</text:p>
              </table:table-cell>
              <table:table-cell office:value-type="float" office:value="10.9774619107">
                <text:p>10.9774619107</text:p>
              </table:table-cell>
              <table:table-cell office:value-type="float" office:value="10.5138686565">
                <text:p>10.5138686565</text:p>
              </table:table-cell>
              <table:table-cell office:value-type="float" office:value="13.6675934344">
                <text:p>13.6675934344</text:p>
              </table:table-cell>
              <table:table-cell office:value-type="float" office:value="17.280923624">
                <text:p>17.280923624</text:p>
              </table:table-cell>
              <table:table-cell office:value-type="float" office:value="19.2666432645">
                <text:p>19.2666432645</text:p>
              </table:table-cell>
              <table:table-cell office:value-type="float" office:value="54.8536171577">
                <text:p>54.8536171577</text:p>
              </table:table-cell>
              <table:table-cell office:value-type="float" office:value="124.543088143">
                <text:p>124.543088143</text:p>
              </table:table-cell>
              <table:table-cell office:value-type="float" office:value="29.0062318821">
                <text:p>29.0062318821</text:p>
              </table:table-cell>
              <table:table-cell office:value-type="float" office:value="34.7248534424">
                <text:p>34.7248534424</text:p>
              </table:table-cell>
              <table:table-cell office:value-type="float" office:value="72.7950347534">
                <text:p>72.7950347534</text:p>
              </table:table-cell>
              <table:table-cell office:value-type="float" office:value="2578.86147159">
                <text:p>2578.86147159</text:p>
              </table:table-cell>
              <table:table-cell office:value-type="float" office:value="1229.85122048">
                <text:p>1229.85122048</text:p>
              </table:table-cell>
              <table:table-cell office:value-type="float" office:value="2461.17753344">
                <text:p>2461.17753344</text:p>
              </table:table-cell>
              <table:table-cell office:value-type="float" office:value="11007.9241026">
                <text:p>11007.9241026</text:p>
              </table:table-cell>
              <table:table-cell office:value-type="float" office:value="7036.0829291">
                <text:p>7036.0829291</text:p>
              </table:table-cell>
              <table:table-cell office:value-type="float" office:value="4681.31176672">
                <text:p>4681.31176672</text:p>
              </table:table-cell>
              <table:table-cell office:value-type="float" office:value="7393.37860236">
                <text:p>7393.37860236</text:p>
              </table:table-cell>
              <table:table-cell office:value-type="float" office:value="15996.8163862">
                <text:p>15996.8163862</text:p>
              </table:table-cell>
              <table:table-cell office:value-type="float" office:value="17509.6051686">
                <text:p>17509.6051686</text:p>
              </table:table-cell>
              <table:table-cell office:value-type="float" office:value="15916.69764">
                <text:p>15916.69764</text:p>
              </table:table-cell>
              <table:table-cell office:value-type="float" office:value="9364.66096179">
                <text:p>9364.66096179</text:p>
              </table:table-cell>
              <table:table-cell office:value-type="float" office:value="14284.4153649">
                <text:p>14284.4153649</text:p>
              </table:table-cell>
              <table:table-cell office:value-type="float" office:value="13574.2811396">
                <text:p>13574.2811396</text:p>
              </table:table-cell>
              <table:table-cell office:value-type="float" office:value="19483.763742">
                <text:p>19483.763742</text:p>
              </table:table-cell>
              <table:table-cell office:value-type="float" office:value="13871.2290471">
                <text:p>13871.2290471</text:p>
              </table:table-cell>
              <table:table-cell office:value-type="float" office:value="18213.8667172">
                <text:p>18213.8667172</text:p>
              </table:table-cell>
              <table:table-cell office:value-type="float" office:value="21116.8603485">
                <text:p>21116.8603485</text:p>
              </table:table-cell>
              <table:table-cell office:value-type="float" office:value="24333.2383466">
                <text:p>24333.2383466</text:p>
              </table:table-cell>
              <table:table-cell office:value-type="float" office:value="26329.1356538">
                <text:p>26329.1356538</text:p>
              </table:table-cell>
              <table:table-cell office:value-type="float" office:value="21065.7991034">
                <text:p>21065.7991034</text:p>
              </table:table-cell>
              <table:table-cell office:value-type="float" office:value="22554.8744431">
                <text:p>22554.8744431</text:p>
              </table:table-cell>
              <table:table-cell office:value-type="float" office:value="20928.8645356">
                <text:p>20928.8645356</text:p>
              </table:table-cell>
              <table:table-cell office:value-type="float" office:value="32194.6695785">
                <text:p>32194.6695785</text:p>
              </table:table-cell>
            </table:table-row>
            <table:table-row>
              <table:table-cell office:value-type="string">
                <text:p>token</text:p>
                <draw:g>
                  <svg:desc>'sigma comparison'.A6:'sigma comparison'.A6</svg:desc>
                </draw:g>
              </table:table-cell>
              <table:table-cell office:value-type="float" office:value="38.8784971624">
                <text:p>38.8784971624</text:p>
                <draw:g>
                  <svg:desc>'sigma comparison'.B6:'sigma comparison'.AO6</svg:desc>
                </draw:g>
              </table:table-cell>
              <table:table-cell office:value-type="float" office:value="43.1394725942">
                <text:p>43.1394725942</text:p>
              </table:table-cell>
              <table:table-cell office:value-type="float" office:value="48.5853570484">
                <text:p>48.5853570484</text:p>
              </table:table-cell>
              <table:table-cell office:value-type="float" office:value="56.7931757829">
                <text:p>56.7931757829</text:p>
              </table:table-cell>
              <table:table-cell office:value-type="float" office:value="69.2880812602">
                <text:p>69.2880812602</text:p>
              </table:table-cell>
              <table:table-cell office:value-type="float" office:value="86.0164368659">
                <text:p>86.0164368659</text:p>
              </table:table-cell>
              <table:table-cell office:value-type="float" office:value="124.57722942">
                <text:p>124.57722942</text:p>
              </table:table-cell>
              <table:table-cell office:value-type="float" office:value="301.919933201">
                <text:p>301.919933201</text:p>
              </table:table-cell>
              <table:table-cell office:value-type="float" office:value="2789.41356375">
                <text:p>2789.41356375</text:p>
              </table:table-cell>
              <table:table-cell office:value-type="float" office:value="6304.1461583">
                <text:p>6304.1461583</text:p>
              </table:table-cell>
              <table:table-cell office:value-type="float" office:value="9321.08364688">
                <text:p>9321.08364688</text:p>
              </table:table-cell>
              <table:table-cell office:value-type="float" office:value="12912.826451">
                <text:p>12912.826451</text:p>
              </table:table-cell>
              <table:table-cell office:value-type="float" office:value="16281.7226315">
                <text:p>16281.7226315</text:p>
              </table:table-cell>
              <table:table-cell office:value-type="float" office:value="19953.4425227">
                <text:p>19953.4425227</text:p>
              </table:table-cell>
              <table:table-cell office:value-type="float" office:value="22341.2742717">
                <text:p>22341.2742717</text:p>
              </table:table-cell>
              <table:table-cell office:value-type="float" office:value="25322.3272082">
                <text:p>25322.3272082</text:p>
              </table:table-cell>
              <table:table-cell office:value-type="float" office:value="27183.6407274">
                <text:p>27183.6407274</text:p>
              </table:table-cell>
              <table:table-cell office:value-type="float" office:value="28596.1748437">
                <text:p>28596.1748437</text:p>
              </table:table-cell>
              <table:table-cell office:value-type="float" office:value="30203.9307801">
                <text:p>30203.9307801</text:p>
              </table:table-cell>
              <table:table-cell office:value-type="float" office:value="32239.5651846">
                <text:p>32239.5651846</text:p>
              </table:table-cell>
              <table:table-cell office:value-type="float" office:value="33683.111216">
                <text:p>33683.111216</text:p>
              </table:table-cell>
              <table:table-cell office:value-type="float" office:value="34462.8751482">
                <text:p>34462.8751482</text:p>
              </table:table-cell>
              <table:table-cell office:value-type="float" office:value="36052.4095531">
                <text:p>36052.4095531</text:p>
              </table:table-cell>
              <table:table-cell office:value-type="float" office:value="37280.392311">
                <text:p>37280.392311</text:p>
              </table:table-cell>
              <table:table-cell office:value-type="float" office:value="38369.2102799">
                <text:p>38369.2102799</text:p>
              </table:table-cell>
              <table:table-cell office:value-type="float" office:value="39270.9063707">
                <text:p>39270.9063707</text:p>
              </table:table-cell>
              <table:table-cell office:value-type="float" office:value="40285.5904233">
                <text:p>40285.5904233</text:p>
              </table:table-cell>
              <table:table-cell office:value-type="float" office:value="41224.0944626">
                <text:p>41224.0944626</text:p>
              </table:table-cell>
              <table:table-cell office:value-type="float" office:value="41813.9211703">
                <text:p>41813.9211703</text:p>
              </table:table-cell>
              <table:table-cell office:value-type="float" office:value="42516.8214932">
                <text:p>42516.8214932</text:p>
              </table:table-cell>
              <table:table-cell office:value-type="float" office:value="43296.9698464">
                <text:p>43296.9698464</text:p>
              </table:table-cell>
              <table:table-cell office:value-type="float" office:value="44051.5072103">
                <text:p>44051.5072103</text:p>
              </table:table-cell>
              <table:table-cell office:value-type="float" office:value="44473.5552215">
                <text:p>44473.5552215</text:p>
              </table:table-cell>
              <table:table-cell office:value-type="float" office:value="44981.0055207">
                <text:p>44981.0055207</text:p>
              </table:table-cell>
              <table:table-cell office:value-type="float" office:value="45172.2253584">
                <text:p>45172.2253584</text:p>
              </table:table-cell>
              <table:table-cell office:value-type="float" office:value="46200.5612199">
                <text:p>46200.5612199</text:p>
              </table:table-cell>
              <table:table-cell office:value-type="float" office:value="46846.2432626">
                <text:p>46846.2432626</text:p>
              </table:table-cell>
              <table:table-cell office:value-type="float" office:value="47199.6794307">
                <text:p>47199.6794307</text:p>
              </table:table-cell>
              <table:table-cell office:value-type="float" office:value="47407.3529298">
                <text:p>47407.3529298</text:p>
              </table:table-cell>
              <table:table-cell office:value-type="float" office:value="47889.3187044">
                <text:p>47889.3187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37cm" svg:height="15.316cm" xlink:href=".." xlink:type="simple" chart:class="chart:line" chart:style-name="ch1">
        <chart:title svg:x="9.168cm" svg:y="0.442cm" chart:style-name="ch2">
          <text:p>sigma = 0.5</text:p>
        </chart:title>
        <chart:legend chart:legend-position="end" svg:x="18.676cm" svg:y="6.873cm" style:legend-expansion="high" chart:style-name="ch3"/>
        <chart:plot-area chart:style-name="ch4" table:cell-range-address="'sigma comparison'.B8:'sigma comparison'.AO11 'sigma comparison'.A9:'sigma comparison'.A11" chart:data-source-has-labels="both" svg:x="0.418cm" svg:y="1.553cm" svg:width="17.84cm" svg:height="13.457cm">
          <chartooo:coordinate-region svg:x="1.381cm" svg:y="1.553cm" svg:width="16.877cm" svg:height="11.913cm"/>
          <chart:axis chart:dimension="x" chart:name="primary-x" chart:style-name="ch5" chartooo:axis-type="auto">
            <chartooo:date-scale/>
            <chart:categories table:cell-range-address="'sigma comparison'.B8:'sigma comparison'.AO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igma comparison'.B9:'sigma comparison'.AO9" chart:label-cell-address="'sigma comparison'.A9:'sigma comparison'.A9" chart:class="chart:line">
            <chart:data-point chart:repeated="40"/>
          </chart:series>
          <chart:series chart:style-name="ch9" chart:values-cell-range-address="'sigma comparison'.B10:'sigma comparison'.AO10" chart:label-cell-address="'sigma comparison'.A10:'sigma comparison'.A10" chart:class="chart:line">
            <chart:data-point chart:repeated="40"/>
          </chart:series>
          <chart:series chart:style-name="ch10" chart:values-cell-range-address="'sigma comparison'.B11:'sigma comparison'.AO11" chart:label-cell-address="'sigma comparison'.A11:'sigma comparison'.A1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sigma comparison'.B8:'sigma comparison'.AO8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sigma comparison'.A9:'sigma comparison'.A9</svg:desc>
                </draw:g>
              </table:table-cell>
              <table:table-cell office:value-type="float" office:value="5.14187297644">
                <text:p>5.14187297644</text:p>
                <draw:g>
                  <svg:desc>'sigma comparison'.B9:'sigma comparison'.AO9</svg:desc>
                </draw:g>
              </table:table-cell>
              <table:table-cell office:value-type="float" office:value="5.26854053274">
                <text:p>5.26854053274</text:p>
              </table:table-cell>
              <table:table-cell office:value-type="float" office:value="5.4999404745">
                <text:p>5.4999404745</text:p>
              </table:table-cell>
              <table:table-cell office:value-type="float" office:value="5.65288630576">
                <text:p>5.65288630576</text:p>
              </table:table-cell>
              <table:table-cell office:value-type="float" office:value="5.91989378004">
                <text:p>5.91989378004</text:p>
              </table:table-cell>
              <table:table-cell office:value-type="float" office:value="6.24773266708">
                <text:p>6.24773266708</text:p>
              </table:table-cell>
              <table:table-cell office:value-type="float" office:value="6.53958791948">
                <text:p>6.53958791948</text:p>
              </table:table-cell>
              <table:table-cell office:value-type="float" office:value="6.99649957587">
                <text:p>6.99649957587</text:p>
              </table:table-cell>
              <table:table-cell office:value-type="float" office:value="7.43644349852">
                <text:p>7.43644349852</text:p>
              </table:table-cell>
              <table:table-cell office:value-type="float" office:value="8.1635568733">
                <text:p>8.1635568733</text:p>
              </table:table-cell>
              <table:table-cell office:value-type="float" office:value="9.10531806717">
                <text:p>9.10531806717</text:p>
              </table:table-cell>
              <table:table-cell office:value-type="float" office:value="9.98749547382">
                <text:p>9.98749547382</text:p>
              </table:table-cell>
              <table:table-cell office:value-type="float" office:value="11.5583077322">
                <text:p>11.5583077322</text:p>
              </table:table-cell>
              <table:table-cell office:value-type="float" office:value="13.6871785097">
                <text:p>13.6871785097</text:p>
              </table:table-cell>
              <table:table-cell office:value-type="float" office:value="17.3255400112">
                <text:p>17.3255400112</text:p>
              </table:table-cell>
              <table:table-cell office:value-type="float" office:value="21.8511346265">
                <text:p>21.8511346265</text:p>
              </table:table-cell>
              <table:table-cell office:value-type="float" office:value="62.8115774644">
                <text:p>62.8115774644</text:p>
              </table:table-cell>
              <table:table-cell office:value-type="float" office:value="235.376880458">
                <text:p>235.376880458</text:p>
              </table:table-cell>
              <table:table-cell office:value-type="float" office:value="869.580944713">
                <text:p>869.580944713</text:p>
              </table:table-cell>
              <table:table-cell office:value-type="float" office:value="2169.60713358">
                <text:p>2169.60713358</text:p>
              </table:table-cell>
              <table:table-cell office:value-type="float" office:value="3945.48045895">
                <text:p>3945.48045895</text:p>
              </table:table-cell>
              <table:table-cell office:value-type="float" office:value="6433.76468806">
                <text:p>6433.76468806</text:p>
              </table:table-cell>
              <table:table-cell office:value-type="float" office:value="6842.14781513">
                <text:p>6842.14781513</text:p>
              </table:table-cell>
              <table:table-cell office:value-type="float" office:value="9503.5013345">
                <text:p>9503.5013345</text:p>
              </table:table-cell>
              <table:table-cell office:value-type="float" office:value="9947.18216242">
                <text:p>9947.18216242</text:p>
              </table:table-cell>
              <table:table-cell office:value-type="float" office:value="11502.6720358">
                <text:p>11502.6720358</text:p>
              </table:table-cell>
              <table:table-cell office:value-type="float" office:value="11673.6991495">
                <text:p>11673.6991495</text:p>
              </table:table-cell>
              <table:table-cell office:value-type="float" office:value="13913.0275258">
                <text:p>13913.0275258</text:p>
              </table:table-cell>
              <table:table-cell office:value-type="float" office:value="14555.8258153">
                <text:p>14555.8258153</text:p>
              </table:table-cell>
              <table:table-cell office:value-type="float" office:value="14869.5165327">
                <text:p>14869.5165327</text:p>
              </table:table-cell>
              <table:table-cell office:value-type="float" office:value="15880.3255142">
                <text:p>15880.3255142</text:p>
              </table:table-cell>
              <table:table-cell office:value-type="float" office:value="16389.5659755">
                <text:p>16389.5659755</text:p>
              </table:table-cell>
              <table:table-cell office:value-type="float" office:value="16494.9811129">
                <text:p>16494.9811129</text:p>
              </table:table-cell>
              <table:table-cell office:value-type="float" office:value="17852.2422294">
                <text:p>17852.2422294</text:p>
              </table:table-cell>
              <table:table-cell office:value-type="float" office:value="18377.3442499">
                <text:p>18377.3442499</text:p>
              </table:table-cell>
              <table:table-cell office:value-type="float" office:value="19069.6923488">
                <text:p>19069.6923488</text:p>
              </table:table-cell>
              <table:table-cell office:value-type="float" office:value="19032.4960155">
                <text:p>19032.4960155</text:p>
              </table:table-cell>
              <table:table-cell office:value-type="float" office:value="20356.5474696">
                <text:p>20356.5474696</text:p>
              </table:table-cell>
              <table:table-cell office:value-type="float" office:value="19397.3226452">
                <text:p>19397.3226452</text:p>
              </table:table-cell>
              <table:table-cell office:value-type="float" office:value="21180.1862414">
                <text:p>21180.1862414</text:p>
              </table:table-cell>
            </table:table-row>
            <table:table-row>
              <table:table-cell office:value-type="string">
                <text:p>fuzzy</text:p>
                <draw:g>
                  <svg:desc>'sigma comparison'.A10:'sigma comparison'.A10</svg:desc>
                </draw:g>
              </table:table-cell>
              <table:table-cell office:value-type="float" office:value="5.25166419395">
                <text:p>5.25166419395</text:p>
                <draw:g>
                  <svg:desc>'sigma comparison'.B10:'sigma comparison'.AO10</svg:desc>
                </draw:g>
              </table:table-cell>
              <table:table-cell office:value-type="float" office:value="5.55920558152">
                <text:p>5.55920558152</text:p>
              </table:table-cell>
              <table:table-cell office:value-type="float" office:value="5.94470173968">
                <text:p>5.94470173968</text:p>
              </table:table-cell>
              <table:table-cell office:value-type="float" office:value="6.46501930438">
                <text:p>6.46501930438</text:p>
              </table:table-cell>
              <table:table-cell office:value-type="float" office:value="7.17261156832">
                <text:p>7.17261156832</text:p>
              </table:table-cell>
              <table:table-cell office:value-type="float" office:value="8.00652781686">
                <text:p>8.00652781686</text:p>
              </table:table-cell>
              <table:table-cell office:value-type="float" office:value="8.97096100881">
                <text:p>8.97096100881</text:p>
              </table:table-cell>
              <table:table-cell office:value-type="float" office:value="10.2360399191">
                <text:p>10.2360399191</text:p>
              </table:table-cell>
              <table:table-cell office:value-type="float" office:value="11.4897631844">
                <text:p>11.4897631844</text:p>
              </table:table-cell>
              <table:table-cell office:value-type="float" office:value="13.6551944525">
                <text:p>13.6551944525</text:p>
              </table:table-cell>
              <table:table-cell office:value-type="float" office:value="16.0754610025">
                <text:p>16.0754610025</text:p>
              </table:table-cell>
              <table:table-cell office:value-type="float" office:value="18.6019921338">
                <text:p>18.6019921338</text:p>
              </table:table-cell>
              <table:table-cell office:value-type="float" office:value="22.4310495582">
                <text:p>22.4310495582</text:p>
              </table:table-cell>
              <table:table-cell office:value-type="float" office:value="26.3448965128">
                <text:p>26.3448965128</text:p>
              </table:table-cell>
              <table:table-cell office:value-type="float" office:value="31.0419995362">
                <text:p>31.0419995362</text:p>
              </table:table-cell>
              <table:table-cell office:value-type="float" office:value="38.0898213696">
                <text:p>38.0898213696</text:p>
              </table:table-cell>
              <table:table-cell office:value-type="float" office:value="44.0237676684">
                <text:p>44.0237676684</text:p>
              </table:table-cell>
              <table:table-cell office:value-type="float" office:value="52.5357922134">
                <text:p>52.5357922134</text:p>
              </table:table-cell>
              <table:table-cell office:value-type="float" office:value="64.9753230347">
                <text:p>64.9753230347</text:p>
              </table:table-cell>
              <table:table-cell office:value-type="float" office:value="72.7369868606">
                <text:p>72.7369868606</text:p>
              </table:table-cell>
              <table:table-cell office:value-type="float" office:value="82.0392600133">
                <text:p>82.0392600133</text:p>
              </table:table-cell>
              <table:table-cell office:value-type="float" office:value="91.274458321">
                <text:p>91.274458321</text:p>
              </table:table-cell>
              <table:table-cell office:value-type="float" office:value="104.126472953">
                <text:p>104.126472953</text:p>
              </table:table-cell>
              <table:table-cell office:value-type="float" office:value="111.204610933">
                <text:p>111.204610933</text:p>
              </table:table-cell>
              <table:table-cell office:value-type="float" office:value="124.246695811">
                <text:p>124.246695811</text:p>
              </table:table-cell>
              <table:table-cell office:value-type="float" office:value="143.42910079">
                <text:p>143.42910079</text:p>
              </table:table-cell>
              <table:table-cell office:value-type="float" office:value="161.377352075">
                <text:p>161.377352075</text:p>
              </table:table-cell>
              <table:table-cell office:value-type="float" office:value="190.267953287">
                <text:p>190.267953287</text:p>
              </table:table-cell>
              <table:table-cell office:value-type="float" office:value="224.966504458">
                <text:p>224.966504458</text:p>
              </table:table-cell>
              <table:table-cell office:value-type="float" office:value="268.036317023">
                <text:p>268.036317023</text:p>
              </table:table-cell>
              <table:table-cell office:value-type="float" office:value="364.336600608">
                <text:p>364.336600608</text:p>
              </table:table-cell>
              <table:table-cell office:value-type="float" office:value="576.632501025">
                <text:p>576.632501025</text:p>
              </table:table-cell>
              <table:table-cell office:value-type="float" office:value="689.103353939">
                <text:p>689.103353939</text:p>
              </table:table-cell>
              <table:table-cell office:value-type="float" office:value="913.631744949">
                <text:p>913.631744949</text:p>
              </table:table-cell>
              <table:table-cell office:value-type="float" office:value="1256.61744544">
                <text:p>1256.61744544</text:p>
              </table:table-cell>
              <table:table-cell office:value-type="float" office:value="1507.53355486">
                <text:p>1507.53355486</text:p>
              </table:table-cell>
              <table:table-cell office:value-type="float" office:value="1895.00993878">
                <text:p>1895.00993878</text:p>
              </table:table-cell>
              <table:table-cell office:value-type="float" office:value="2357.59831108">
                <text:p>2357.59831108</text:p>
              </table:table-cell>
              <table:table-cell office:value-type="float" office:value="2751.09856944">
                <text:p>2751.09856944</text:p>
              </table:table-cell>
              <table:table-cell office:value-type="float" office:value="3152.43960053">
                <text:p>3152.43960053</text:p>
              </table:table-cell>
            </table:table-row>
            <table:table-row>
              <table:table-cell office:value-type="string">
                <text:p>token</text:p>
                <draw:g>
                  <svg:desc>'sigma comparison'.A11:'sigma comparison'.A11</svg:desc>
                </draw:g>
              </table:table-cell>
              <table:table-cell office:value-type="float" office:value="36.6169765899">
                <text:p>36.6169765899</text:p>
                <draw:g>
                  <svg:desc>'sigma comparison'.B11:'sigma comparison'.AO11</svg:desc>
                </draw:g>
              </table:table-cell>
              <table:table-cell office:value-type="float" office:value="37.4470745502">
                <text:p>37.4470745502</text:p>
              </table:table-cell>
              <table:table-cell office:value-type="float" office:value="38.3144427816">
                <text:p>38.3144427816</text:p>
              </table:table-cell>
              <table:table-cell office:value-type="float" office:value="39.4292720136">
                <text:p>39.4292720136</text:p>
              </table:table-cell>
              <table:table-cell office:value-type="float" office:value="40.6828269758">
                <text:p>40.6828269758</text:p>
              </table:table-cell>
              <table:table-cell office:value-type="float" office:value="41.9335012712">
                <text:p>41.9335012712</text:p>
              </table:table-cell>
              <table:table-cell office:value-type="float" office:value="43.4190911533">
                <text:p>43.4190911533</text:p>
              </table:table-cell>
              <table:table-cell office:value-type="float" office:value="44.5973576827">
                <text:p>44.5973576827</text:p>
              </table:table-cell>
              <table:table-cell office:value-type="float" office:value="46.2757236512">
                <text:p>46.2757236512</text:p>
              </table:table-cell>
              <table:table-cell office:value-type="float" office:value="48.1360669404">
                <text:p>48.1360669404</text:p>
              </table:table-cell>
              <table:table-cell office:value-type="float" office:value="50.182260303">
                <text:p>50.182260303</text:p>
              </table:table-cell>
              <table:table-cell office:value-type="float" office:value="51.7175660618">
                <text:p>51.7175660618</text:p>
              </table:table-cell>
              <table:table-cell office:value-type="float" office:value="53.8043983679">
                <text:p>53.8043983679</text:p>
              </table:table-cell>
              <table:table-cell office:value-type="float" office:value="56.1280621708">
                <text:p>56.1280621708</text:p>
              </table:table-cell>
              <table:table-cell office:value-type="float" office:value="58.9478137987">
                <text:p>58.9478137987</text:p>
              </table:table-cell>
              <table:table-cell office:value-type="float" office:value="60.9941093672">
                <text:p>60.9941093672</text:p>
              </table:table-cell>
              <table:table-cell office:value-type="float" office:value="64.4323593056">
                <text:p>64.4323593056</text:p>
              </table:table-cell>
              <table:table-cell office:value-type="float" office:value="67.7080818375">
                <text:p>67.7080818375</text:p>
              </table:table-cell>
              <table:table-cell office:value-type="float" office:value="72.4206036939">
                <text:p>72.4206036939</text:p>
              </table:table-cell>
              <table:table-cell office:value-type="float" office:value="75.7444083056">
                <text:p>75.7444083056</text:p>
              </table:table-cell>
              <table:table-cell office:value-type="float" office:value="81.4948844249">
                <text:p>81.4948844249</text:p>
              </table:table-cell>
              <table:table-cell office:value-type="float" office:value="86.3523204522">
                <text:p>86.3523204522</text:p>
              </table:table-cell>
              <table:table-cell office:value-type="float" office:value="93.9643246324">
                <text:p>93.9643246324</text:p>
              </table:table-cell>
              <table:table-cell office:value-type="float" office:value="103.296763534">
                <text:p>103.296763534</text:p>
              </table:table-cell>
              <table:table-cell office:value-type="float" office:value="107.566883146">
                <text:p>107.566883146</text:p>
              </table:table-cell>
              <table:table-cell office:value-type="float" office:value="121.484773466">
                <text:p>121.484773466</text:p>
              </table:table-cell>
              <table:table-cell office:value-type="float" office:value="130.388999242">
                <text:p>130.388999242</text:p>
              </table:table-cell>
              <table:table-cell office:value-type="float" office:value="155.301110241">
                <text:p>155.301110241</text:p>
              </table:table-cell>
              <table:table-cell office:value-type="float" office:value="169.644000919">
                <text:p>169.644000919</text:p>
              </table:table-cell>
              <table:table-cell office:value-type="float" office:value="220.058123815">
                <text:p>220.058123815</text:p>
              </table:table-cell>
              <table:table-cell office:value-type="float" office:value="270.367950068">
                <text:p>270.367950068</text:p>
              </table:table-cell>
              <table:table-cell office:value-type="float" office:value="326.178229758">
                <text:p>326.178229758</text:p>
              </table:table-cell>
              <table:table-cell office:value-type="float" office:value="496.324433462">
                <text:p>496.324433462</text:p>
              </table:table-cell>
              <table:table-cell office:value-type="float" office:value="744.789157535">
                <text:p>744.789157535</text:p>
              </table:table-cell>
              <table:table-cell office:value-type="float" office:value="996.227089797">
                <text:p>996.227089797</text:p>
              </table:table-cell>
              <table:table-cell office:value-type="float" office:value="1312.07203395">
                <text:p>1312.07203395</text:p>
              </table:table-cell>
              <table:table-cell office:value-type="float" office:value="1648.13464756">
                <text:p>1648.13464756</text:p>
              </table:table-cell>
              <table:table-cell office:value-type="float" office:value="2203.50495169">
                <text:p>2203.50495169</text:p>
              </table:table-cell>
              <table:table-cell office:value-type="float" office:value="2356.07504694">
                <text:p>2356.07504694</text:p>
              </table:table-cell>
              <table:table-cell office:value-type="float" office:value="2799.8751218">
                <text:p>2799.87512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37cm" svg:height="15.316cm" xlink:href=".." xlink:type="simple" chart:class="chart:line" chart:style-name="ch1">
        <chart:title svg:x="9.45cm" svg:y="0.442cm" chart:style-name="ch2">
          <text:p>sigma 10</text:p>
        </chart:title>
        <chart:legend chart:legend-position="end" svg:x="18.676cm" svg:y="6.873cm" style:legend-expansion="high" chart:style-name="ch3"/>
        <chart:plot-area chart:style-name="ch4" table:cell-range-address="'sigma comparison'.B13:'sigma comparison'.AO16 'sigma comparison'.A14:'sigma comparison'.A16" chart:data-source-has-labels="both" svg:x="0.418cm" svg:y="1.553cm" svg:width="17.84cm" svg:height="13.457cm">
          <chartooo:coordinate-region svg:x="1.381cm" svg:y="1.553cm" svg:width="16.877cm" svg:height="11.913cm"/>
          <chart:axis chart:dimension="x" chart:name="primary-x" chart:style-name="ch5" chartooo:axis-type="auto">
            <chartooo:date-scale/>
            <chart:categories table:cell-range-address="'sigma comparison'.B13:'sigma comparison'.AO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igma comparison'.B14:'sigma comparison'.AO14" chart:label-cell-address="'sigma comparison'.A14:'sigma comparison'.A14" chart:class="chart:line">
            <chart:data-point chart:repeated="40"/>
          </chart:series>
          <chart:series chart:style-name="ch9" chart:values-cell-range-address="'sigma comparison'.B15:'sigma comparison'.AO15" chart:label-cell-address="'sigma comparison'.A15:'sigma comparison'.A15" chart:class="chart:line">
            <chart:data-point chart:repeated="40"/>
          </chart:series>
          <chart:series chart:style-name="ch10" chart:values-cell-range-address="'sigma comparison'.B16:'sigma comparison'.AO16" chart:label-cell-address="'sigma comparison'.A16:'sigma comparison'.A16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sigma comparison'.B13:'sigma comparison'.AO13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sigma comparison'.A14:'sigma comparison'.A14</svg:desc>
                </draw:g>
              </table:table-cell>
              <table:table-cell office:value-type="float" office:value="5.13307063122">
                <text:p>5.13307063122</text:p>
                <draw:g>
                  <svg:desc>'sigma comparison'.B14:'sigma comparison'.AO14</svg:desc>
                </draw:g>
              </table:table-cell>
              <table:table-cell office:value-type="float" office:value="5.28606692927">
                <text:p>5.28606692927</text:p>
              </table:table-cell>
              <table:table-cell office:value-type="float" office:value="5.47539173348">
                <text:p>5.47539173348</text:p>
              </table:table-cell>
              <table:table-cell office:value-type="float" office:value="5.67821196907">
                <text:p>5.67821196907</text:p>
              </table:table-cell>
              <table:table-cell office:value-type="float" office:value="5.86722973417">
                <text:p>5.86722973417</text:p>
              </table:table-cell>
              <table:table-cell office:value-type="float" office:value="6.18545698416">
                <text:p>6.18545698416</text:p>
              </table:table-cell>
              <table:table-cell office:value-type="float" office:value="6.5892379332">
                <text:p>6.5892379332</text:p>
              </table:table-cell>
              <table:table-cell office:value-type="float" office:value="7.00036201143">
                <text:p>7.00036201143</text:p>
              </table:table-cell>
              <table:table-cell office:value-type="float" office:value="7.46411013342">
                <text:p>7.46411013342</text:p>
              </table:table-cell>
              <table:table-cell office:value-type="float" office:value="8.14129120249">
                <text:p>8.14129120249</text:p>
              </table:table-cell>
              <table:table-cell office:value-type="float" office:value="8.87992418922">
                <text:p>8.87992418922</text:p>
              </table:table-cell>
              <table:table-cell office:value-type="float" office:value="9.83526135713">
                <text:p>9.83526135713</text:p>
              </table:table-cell>
              <table:table-cell office:value-type="float" office:value="11.656718446">
                <text:p>11.656718446</text:p>
              </table:table-cell>
              <table:table-cell office:value-type="float" office:value="13.4735434945">
                <text:p>13.4735434945</text:p>
              </table:table-cell>
              <table:table-cell office:value-type="float" office:value="16.0854295616">
                <text:p>16.0854295616</text:p>
              </table:table-cell>
              <table:table-cell office:value-type="float" office:value="23.8867732508">
                <text:p>23.8867732508</text:p>
              </table:table-cell>
              <table:table-cell office:value-type="float" office:value="67.2361179641">
                <text:p>67.2361179641</text:p>
              </table:table-cell>
              <table:table-cell office:value-type="float" office:value="88.9384797728">
                <text:p>88.9384797728</text:p>
              </table:table-cell>
              <table:table-cell office:value-type="float" office:value="1051.55262317">
                <text:p>1051.55262317</text:p>
              </table:table-cell>
              <table:table-cell office:value-type="float" office:value="2073.82490004">
                <text:p>2073.82490004</text:p>
              </table:table-cell>
              <table:table-cell office:value-type="float" office:value="3732.07434328">
                <text:p>3732.07434328</text:p>
              </table:table-cell>
              <table:table-cell office:value-type="float" office:value="6463.18035731">
                <text:p>6463.18035731</text:p>
              </table:table-cell>
              <table:table-cell office:value-type="float" office:value="7901.10569686">
                <text:p>7901.10569686</text:p>
              </table:table-cell>
              <table:table-cell office:value-type="float" office:value="9223.29375071">
                <text:p>9223.29375071</text:p>
              </table:table-cell>
              <table:table-cell office:value-type="float" office:value="10452.9172074">
                <text:p>10452.9172074</text:p>
              </table:table-cell>
              <table:table-cell office:value-type="float" office:value="11901.0651537">
                <text:p>11901.0651537</text:p>
              </table:table-cell>
              <table:table-cell office:value-type="float" office:value="12763.5987557">
                <text:p>12763.5987557</text:p>
              </table:table-cell>
              <table:table-cell office:value-type="float" office:value="14274.2900782">
                <text:p>14274.2900782</text:p>
              </table:table-cell>
              <table:table-cell office:value-type="float" office:value="15135.6260362">
                <text:p>15135.6260362</text:p>
              </table:table-cell>
              <table:table-cell office:value-type="float" office:value="15545.3104562">
                <text:p>15545.3104562</text:p>
              </table:table-cell>
              <table:table-cell office:value-type="float" office:value="16224.9694631">
                <text:p>16224.9694631</text:p>
              </table:table-cell>
              <table:table-cell office:value-type="float" office:value="17441.2174165">
                <text:p>17441.2174165</text:p>
              </table:table-cell>
              <table:table-cell office:value-type="float" office:value="17578.5260133">
                <text:p>17578.5260133</text:p>
              </table:table-cell>
              <table:table-cell office:value-type="float" office:value="18202.4265249">
                <text:p>18202.4265249</text:p>
              </table:table-cell>
              <table:table-cell office:value-type="float" office:value="19054.1632676">
                <text:p>19054.1632676</text:p>
              </table:table-cell>
              <table:table-cell office:value-type="float" office:value="19017.1185988">
                <text:p>19017.1185988</text:p>
              </table:table-cell>
              <table:table-cell office:value-type="float" office:value="19436.3714767">
                <text:p>19436.3714767</text:p>
              </table:table-cell>
              <table:table-cell office:value-type="float" office:value="19710.1796138">
                <text:p>19710.1796138</text:p>
              </table:table-cell>
              <table:table-cell office:value-type="float" office:value="20868.494914">
                <text:p>20868.494914</text:p>
              </table:table-cell>
              <table:table-cell office:value-type="float" office:value="21213.8806292">
                <text:p>21213.8806292</text:p>
              </table:table-cell>
            </table:table-row>
            <table:table-row>
              <table:table-cell office:value-type="string">
                <text:p>fuzzy</text:p>
                <draw:g>
                  <svg:desc>'sigma comparison'.A15:'sigma comparison'.A15</svg:desc>
                </draw:g>
              </table:table-cell>
              <table:table-cell office:value-type="float" office:value="5.22057619791">
                <text:p>5.22057619791</text:p>
                <draw:g>
                  <svg:desc>'sigma comparison'.B15:'sigma comparison'.AO15</svg:desc>
                </draw:g>
              </table:table-cell>
              <table:table-cell office:value-type="float" office:value="5.57404136141">
                <text:p>5.57404136141</text:p>
              </table:table-cell>
              <table:table-cell office:value-type="float" office:value="5.99086539504">
                <text:p>5.99086539504</text:p>
              </table:table-cell>
              <table:table-cell office:value-type="float" office:value="6.45451507867">
                <text:p>6.45451507867</text:p>
              </table:table-cell>
              <table:table-cell office:value-type="float" office:value="7.12661118668">
                <text:p>7.12661118668</text:p>
              </table:table-cell>
              <table:table-cell office:value-type="float" office:value="8.06864793796">
                <text:p>8.06864793796</text:p>
              </table:table-cell>
              <table:table-cell office:value-type="float" office:value="8.94219688178">
                <text:p>8.94219688178</text:p>
              </table:table-cell>
              <table:table-cell office:value-type="float" office:value="10.0036328039">
                <text:p>10.0036328039</text:p>
              </table:table-cell>
              <table:table-cell office:value-type="float" office:value="11.6438780955">
                <text:p>11.6438780955</text:p>
              </table:table-cell>
              <table:table-cell office:value-type="float" office:value="13.055696736">
                <text:p>13.055696736</text:p>
              </table:table-cell>
              <table:table-cell office:value-type="float" office:value="15.7847473015">
                <text:p>15.7847473015</text:p>
              </table:table-cell>
              <table:table-cell office:value-type="float" office:value="18.7174706402">
                <text:p>18.7174706402</text:p>
              </table:table-cell>
              <table:table-cell office:value-type="float" office:value="21.4313689395">
                <text:p>21.4313689395</text:p>
              </table:table-cell>
              <table:table-cell office:value-type="float" office:value="25.5524222698">
                <text:p>25.5524222698</text:p>
              </table:table-cell>
              <table:table-cell office:value-type="float" office:value="30.4477293448">
                <text:p>30.4477293448</text:p>
              </table:table-cell>
              <table:table-cell office:value-type="float" office:value="36.0106387979">
                <text:p>36.0106387979</text:p>
              </table:table-cell>
              <table:table-cell office:value-type="float" office:value="44.339805387">
                <text:p>44.339805387</text:p>
              </table:table-cell>
              <table:table-cell office:value-type="float" office:value="49.5489825993">
                <text:p>49.5489825993</text:p>
              </table:table-cell>
              <table:table-cell office:value-type="float" office:value="57.4053495342">
                <text:p>57.4053495342</text:p>
              </table:table-cell>
              <table:table-cell office:value-type="float" office:value="65.3587498038">
                <text:p>65.3587498038</text:p>
              </table:table-cell>
              <table:table-cell office:value-type="float" office:value="75.1818641872">
                <text:p>75.1818641872</text:p>
              </table:table-cell>
              <table:table-cell office:value-type="float" office:value="81.2342643951">
                <text:p>81.2342643951</text:p>
              </table:table-cell>
              <table:table-cell office:value-type="float" office:value="90.4474736047">
                <text:p>90.4474736047</text:p>
              </table:table-cell>
              <table:table-cell office:value-type="float" office:value="96.3490672051">
                <text:p>96.3490672051</text:p>
              </table:table-cell>
              <table:table-cell office:value-type="float" office:value="105.871068388">
                <text:p>105.871068388</text:p>
              </table:table-cell>
              <table:table-cell office:value-type="float" office:value="115.48646517">
                <text:p>115.48646517</text:p>
              </table:table-cell>
              <table:table-cell office:value-type="float" office:value="126.60225336">
                <text:p>126.60225336</text:p>
              </table:table-cell>
              <table:table-cell office:value-type="float" office:value="137.409453911">
                <text:p>137.409453911</text:p>
              </table:table-cell>
              <table:table-cell office:value-type="float" office:value="152.632125879">
                <text:p>152.632125879</text:p>
              </table:table-cell>
              <table:table-cell office:value-type="float" office:value="174.526093318">
                <text:p>174.526093318</text:p>
              </table:table-cell>
              <table:table-cell office:value-type="float" office:value="187.46684014">
                <text:p>187.46684014</text:p>
              </table:table-cell>
              <table:table-cell office:value-type="float" office:value="216.242229207">
                <text:p>216.242229207</text:p>
              </table:table-cell>
              <table:table-cell office:value-type="float" office:value="244.160522685">
                <text:p>244.160522685</text:p>
              </table:table-cell>
              <table:table-cell office:value-type="float" office:value="292.950332165">
                <text:p>292.950332165</text:p>
              </table:table-cell>
              <table:table-cell office:value-type="float" office:value="347.723150684">
                <text:p>347.723150684</text:p>
              </table:table-cell>
              <table:table-cell office:value-type="float" office:value="489.766775815">
                <text:p>489.766775815</text:p>
              </table:table-cell>
              <table:table-cell office:value-type="float" office:value="606.452986668">
                <text:p>606.452986668</text:p>
              </table:table-cell>
              <table:table-cell office:value-type="float" office:value="765.455547768">
                <text:p>765.455547768</text:p>
              </table:table-cell>
              <table:table-cell office:value-type="float" office:value="1010.52010567">
                <text:p>1010.52010567</text:p>
              </table:table-cell>
              <table:table-cell office:value-type="float" office:value="1198.44899991">
                <text:p>1198.44899991</text:p>
              </table:table-cell>
            </table:table-row>
            <table:table-row>
              <table:table-cell office:value-type="string">
                <text:p>token</text:p>
                <draw:g>
                  <svg:desc>'sigma comparison'.A16:'sigma comparison'.A16</svg:desc>
                </draw:g>
              </table:table-cell>
              <table:table-cell office:value-type="float" office:value="36.3489673365">
                <text:p>36.3489673365</text:p>
                <draw:g>
                  <svg:desc>'sigma comparison'.B16:'sigma comparison'.AO16</svg:desc>
                </draw:g>
              </table:table-cell>
              <table:table-cell office:value-type="float" office:value="37.4590857739">
                <text:p>37.4590857739</text:p>
              </table:table-cell>
              <table:table-cell office:value-type="float" office:value="38.1853836709">
                <text:p>38.1853836709</text:p>
              </table:table-cell>
              <table:table-cell office:value-type="float" office:value="39.2978061286">
                <text:p>39.2978061286</text:p>
              </table:table-cell>
              <table:table-cell office:value-type="float" office:value="40.3489640829">
                <text:p>40.3489640829</text:p>
              </table:table-cell>
              <table:table-cell office:value-type="float" office:value="41.5893238411">
                <text:p>41.5893238411</text:p>
              </table:table-cell>
              <table:table-cell office:value-type="float" office:value="42.8633224674">
                <text:p>42.8633224674</text:p>
              </table:table-cell>
              <table:table-cell office:value-type="float" office:value="43.6655789299">
                <text:p>43.6655789299</text:p>
              </table:table-cell>
              <table:table-cell office:value-type="float" office:value="45.3555201817">
                <text:p>45.3555201817</text:p>
              </table:table-cell>
              <table:table-cell office:value-type="float" office:value="47.2214443724">
                <text:p>47.2214443724</text:p>
              </table:table-cell>
              <table:table-cell office:value-type="float" office:value="48.3880491842">
                <text:p>48.3880491842</text:p>
              </table:table-cell>
              <table:table-cell office:value-type="float" office:value="50.3461046091">
                <text:p>50.3461046091</text:p>
              </table:table-cell>
              <table:table-cell office:value-type="float" office:value="52.0993609198">
                <text:p>52.0993609198</text:p>
              </table:table-cell>
              <table:table-cell office:value-type="float" office:value="54.0831966068">
                <text:p>54.0831966068</text:p>
              </table:table-cell>
              <table:table-cell office:value-type="float" office:value="56.2984614486">
                <text:p>56.2984614486</text:p>
              </table:table-cell>
              <table:table-cell office:value-type="float" office:value="58.7964287125">
                <text:p>58.7964287125</text:p>
              </table:table-cell>
              <table:table-cell office:value-type="float" office:value="60.9886382857">
                <text:p>60.9886382857</text:p>
              </table:table-cell>
              <table:table-cell office:value-type="float" office:value="64.4981217495">
                <text:p>64.4981217495</text:p>
              </table:table-cell>
              <table:table-cell office:value-type="float" office:value="67.2268451178">
                <text:p>67.2268451178</text:p>
              </table:table-cell>
              <table:table-cell office:value-type="float" office:value="70.4741486215">
                <text:p>70.4741486215</text:p>
              </table:table-cell>
              <table:table-cell office:value-type="float" office:value="73.8656695885">
                <text:p>73.8656695885</text:p>
              </table:table-cell>
              <table:table-cell office:value-type="float" office:value="77.7996853809">
                <text:p>77.7996853809</text:p>
              </table:table-cell>
              <table:table-cell office:value-type="float" office:value="82.5153783078">
                <text:p>82.5153783078</text:p>
              </table:table-cell>
              <table:table-cell office:value-type="float" office:value="87.1718687577">
                <text:p>87.1718687577</text:p>
              </table:table-cell>
              <table:table-cell office:value-type="float" office:value="93.9680434851">
                <text:p>93.9680434851</text:p>
              </table:table-cell>
              <table:table-cell office:value-type="float" office:value="99.7663618976">
                <text:p>99.7663618976</text:p>
              </table:table-cell>
              <table:table-cell office:value-type="float" office:value="108.996911696">
                <text:p>108.996911696</text:p>
              </table:table-cell>
              <table:table-cell office:value-type="float" office:value="119.376215824">
                <text:p>119.376215824</text:p>
              </table:table-cell>
              <table:table-cell office:value-type="float" office:value="129.573614806">
                <text:p>129.573614806</text:p>
              </table:table-cell>
              <table:table-cell office:value-type="float" office:value="146.209477654">
                <text:p>146.209477654</text:p>
              </table:table-cell>
              <table:table-cell office:value-type="float" office:value="154.311959963">
                <text:p>154.311959963</text:p>
              </table:table-cell>
              <table:table-cell office:value-type="float" office:value="186.572946713">
                <text:p>186.572946713</text:p>
              </table:table-cell>
              <table:table-cell office:value-type="float" office:value="214.500543308">
                <text:p>214.500543308</text:p>
              </table:table-cell>
              <table:table-cell office:value-type="float" office:value="264.54891235">
                <text:p>264.54891235</text:p>
              </table:table-cell>
              <table:table-cell office:value-type="float" office:value="314.166038423">
                <text:p>314.166038423</text:p>
              </table:table-cell>
              <table:table-cell office:value-type="float" office:value="391.567255739">
                <text:p>391.567255739</text:p>
              </table:table-cell>
              <table:table-cell office:value-type="float" office:value="526.495335833">
                <text:p>526.495335833</text:p>
              </table:table-cell>
              <table:table-cell office:value-type="float" office:value="692.587904263">
                <text:p>692.587904263</text:p>
              </table:table-cell>
              <table:table-cell office:value-type="float" office:value="985.709055829">
                <text:p>985.709055829</text:p>
              </table:table-cell>
              <table:table-cell office:value-type="float" office:value="1243.58038938">
                <text:p>1243.580389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37cm" svg:height="15.316cm" xlink:href=".." xlink:type="simple" chart:class="chart:line" chart:style-name="ch1">
        <chart:title svg:x="9.203cm" svg:y="0.442cm" chart:style-name="ch2">
          <text:p>sigma 1000</text:p>
        </chart:title>
        <chart:legend chart:legend-position="end" svg:x="18.676cm" svg:y="6.873cm" style:legend-expansion="high" chart:style-name="ch3"/>
        <chart:plot-area chart:style-name="ch4" table:cell-range-address="'sigma comparison'.A18:'sigma comparison'.AO21" chart:data-source-has-labels="both" svg:x="0.418cm" svg:y="1.553cm" svg:width="17.84cm" svg:height="13.457cm">
          <chartooo:coordinate-region svg:x="1.381cm" svg:y="1.553cm" svg:width="16.877cm" svg:height="11.913cm"/>
          <chart:axis chart:dimension="x" chart:name="primary-x" chart:style-name="ch5" chartooo:axis-type="auto">
            <chartooo:date-scale/>
            <chart:categories table:cell-range-address="'sigma comparison'.B18:'sigma comparison'.AO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igma comparison'.B19:'sigma comparison'.AO19" chart:label-cell-address="'sigma comparison'.A19:'sigma comparison'.A19" chart:class="chart:line">
            <chart:data-point chart:repeated="40"/>
          </chart:series>
          <chart:series chart:style-name="ch9" chart:values-cell-range-address="'sigma comparison'.B20:'sigma comparison'.AO20" chart:label-cell-address="'sigma comparison'.A20:'sigma comparison'.A20" chart:class="chart:line">
            <chart:data-point chart:repeated="40"/>
          </chart:series>
          <chart:series chart:style-name="ch10" chart:values-cell-range-address="'sigma comparison'.B21:'sigma comparison'.AO21" chart:label-cell-address="'sigma comparison'.A21:'sigma comparison'.A2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sigma comparison'.B18:'sigma comparison'.AO18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sigma comparison'.A19:'sigma comparison'.A19</svg:desc>
                </draw:g>
              </table:table-cell>
              <table:table-cell office:value-type="float" office:value="5.11281224571">
                <text:p>5.11281224571</text:p>
                <draw:g>
                  <svg:desc>'sigma comparison'.B19:'sigma comparison'.AO19</svg:desc>
                </draw:g>
              </table:table-cell>
              <table:table-cell office:value-type="float" office:value="5.28724438047">
                <text:p>5.28724438047</text:p>
              </table:table-cell>
              <table:table-cell office:value-type="float" office:value="5.43639739386">
                <text:p>5.43639739386</text:p>
              </table:table-cell>
              <table:table-cell office:value-type="float" office:value="5.64095647096">
                <text:p>5.64095647096</text:p>
              </table:table-cell>
              <table:table-cell office:value-type="float" office:value="5.89341218118">
                <text:p>5.89341218118</text:p>
              </table:table-cell>
              <table:table-cell office:value-type="float" office:value="6.17959000221">
                <text:p>6.17959000221</text:p>
              </table:table-cell>
              <table:table-cell office:value-type="float" office:value="6.5543774042">
                <text:p>6.5543774042</text:p>
              </table:table-cell>
              <table:table-cell office:value-type="float" office:value="6.91587695916">
                <text:p>6.91587695916</text:p>
              </table:table-cell>
              <table:table-cell office:value-type="float" office:value="7.54651999749">
                <text:p>7.54651999749</text:p>
              </table:table-cell>
              <table:table-cell office:value-type="float" office:value="8.18166084527">
                <text:p>8.18166084527</text:p>
              </table:table-cell>
              <table:table-cell office:value-type="float" office:value="8.81552353002">
                <text:p>8.81552353002</text:p>
              </table:table-cell>
              <table:table-cell office:value-type="float" office:value="9.90452296211">
                <text:p>9.90452296211</text:p>
              </table:table-cell>
              <table:table-cell office:value-type="float" office:value="11.2071622408">
                <text:p>11.2071622408</text:p>
              </table:table-cell>
              <table:table-cell office:value-type="float" office:value="14.2909638893">
                <text:p>14.2909638893</text:p>
              </table:table-cell>
              <table:table-cell office:value-type="float" office:value="17.956763109">
                <text:p>17.956763109</text:p>
              </table:table-cell>
              <table:table-cell office:value-type="float" office:value="25.5905648418">
                <text:p>25.5905648418</text:p>
              </table:table-cell>
              <table:table-cell office:value-type="float" office:value="57.554697941">
                <text:p>57.554697941</text:p>
              </table:table-cell>
              <table:table-cell office:value-type="float" office:value="168.284964914">
                <text:p>168.284964914</text:p>
              </table:table-cell>
              <table:table-cell office:value-type="float" office:value="527.613603483">
                <text:p>527.613603483</text:p>
              </table:table-cell>
              <table:table-cell office:value-type="float" office:value="2229.0076059">
                <text:p>2229.0076059</text:p>
              </table:table-cell>
              <table:table-cell office:value-type="float" office:value="3711.46561887">
                <text:p>3711.46561887</text:p>
              </table:table-cell>
              <table:table-cell office:value-type="float" office:value="5501.81445487">
                <text:p>5501.81445487</text:p>
              </table:table-cell>
              <table:table-cell office:value-type="float" office:value="7245.3444615">
                <text:p>7245.3444615</text:p>
              </table:table-cell>
              <table:table-cell office:value-type="float" office:value="9063.01777576">
                <text:p>9063.01777576</text:p>
              </table:table-cell>
              <table:table-cell office:value-type="float" office:value="11399.707403">
                <text:p>11399.707403</text:p>
              </table:table-cell>
              <table:table-cell office:value-type="float" office:value="11474.8575311">
                <text:p>11474.8575311</text:p>
              </table:table-cell>
              <table:table-cell office:value-type="float" office:value="14515.418856">
                <text:p>14515.418856</text:p>
              </table:table-cell>
              <table:table-cell office:value-type="float" office:value="14338.4570116">
                <text:p>14338.4570116</text:p>
              </table:table-cell>
              <table:table-cell office:value-type="float" office:value="15235.2452536">
                <text:p>15235.2452536</text:p>
              </table:table-cell>
              <table:table-cell office:value-type="float" office:value="15896.8201712">
                <text:p>15896.8201712</text:p>
              </table:table-cell>
              <table:table-cell office:value-type="float" office:value="16122.6556828">
                <text:p>16122.6556828</text:p>
              </table:table-cell>
              <table:table-cell office:value-type="float" office:value="17571.8249184">
                <text:p>17571.8249184</text:p>
              </table:table-cell>
              <table:table-cell office:value-type="float" office:value="17343.3547516">
                <text:p>17343.3547516</text:p>
              </table:table-cell>
              <table:table-cell office:value-type="float" office:value="18068.1211131">
                <text:p>18068.1211131</text:p>
              </table:table-cell>
              <table:table-cell office:value-type="float" office:value="18310.0562686">
                <text:p>18310.0562686</text:p>
              </table:table-cell>
              <table:table-cell office:value-type="float" office:value="19164.7285122">
                <text:p>19164.7285122</text:p>
              </table:table-cell>
              <table:table-cell office:value-type="float" office:value="19797.6703772">
                <text:p>19797.6703772</text:p>
              </table:table-cell>
              <table:table-cell office:value-type="float" office:value="20721.6155895">
                <text:p>20721.6155895</text:p>
              </table:table-cell>
              <table:table-cell office:value-type="float" office:value="20204.5585899">
                <text:p>20204.5585899</text:p>
              </table:table-cell>
              <table:table-cell office:value-type="float" office:value="21024.6452152">
                <text:p>21024.6452152</text:p>
              </table:table-cell>
            </table:table-row>
            <table:table-row>
              <table:table-cell office:value-type="string">
                <text:p>fuzzy</text:p>
                <draw:g>
                  <svg:desc>'sigma comparison'.A20:'sigma comparison'.A20</svg:desc>
                </draw:g>
              </table:table-cell>
              <table:table-cell office:value-type="float" office:value="5.22208406057">
                <text:p>5.22208406057</text:p>
                <draw:g>
                  <svg:desc>'sigma comparison'.B20:'sigma comparison'.AO20</svg:desc>
                </draw:g>
              </table:table-cell>
              <table:table-cell office:value-type="float" office:value="5.49627027844">
                <text:p>5.49627027844</text:p>
              </table:table-cell>
              <table:table-cell office:value-type="float" office:value="5.92200498868">
                <text:p>5.92200498868</text:p>
              </table:table-cell>
              <table:table-cell office:value-type="float" office:value="6.48871868353">
                <text:p>6.48871868353</text:p>
              </table:table-cell>
              <table:table-cell office:value-type="float" office:value="7.03605682209">
                <text:p>7.03605682209</text:p>
              </table:table-cell>
              <table:table-cell office:value-type="float" office:value="7.90230832324">
                <text:p>7.90230832324</text:p>
              </table:table-cell>
              <table:table-cell office:value-type="float" office:value="9.1127743348">
                <text:p>9.1127743348</text:p>
              </table:table-cell>
              <table:table-cell office:value-type="float" office:value="9.89626618926">
                <text:p>9.89626618926</text:p>
              </table:table-cell>
              <table:table-cell office:value-type="float" office:value="11.3243239211">
                <text:p>11.3243239211</text:p>
              </table:table-cell>
              <table:table-cell office:value-type="float" office:value="13.4782471772">
                <text:p>13.4782471772</text:p>
              </table:table-cell>
              <table:table-cell office:value-type="float" office:value="15.3036691089">
                <text:p>15.3036691089</text:p>
              </table:table-cell>
              <table:table-cell office:value-type="float" office:value="18.7027325647">
                <text:p>18.7027325647</text:p>
              </table:table-cell>
              <table:table-cell office:value-type="float" office:value="21.6892979683">
                <text:p>21.6892979683</text:p>
              </table:table-cell>
              <table:table-cell office:value-type="float" office:value="25.6897426751">
                <text:p>25.6897426751</text:p>
              </table:table-cell>
              <table:table-cell office:value-type="float" office:value="29.9024411913">
                <text:p>29.9024411913</text:p>
              </table:table-cell>
              <table:table-cell office:value-type="float" office:value="37.0616351597">
                <text:p>37.0616351597</text:p>
              </table:table-cell>
              <table:table-cell office:value-type="float" office:value="42.5432029307">
                <text:p>42.5432029307</text:p>
              </table:table-cell>
              <table:table-cell office:value-type="float" office:value="50.7964376766">
                <text:p>50.7964376766</text:p>
              </table:table-cell>
              <table:table-cell office:value-type="float" office:value="58.5007865447">
                <text:p>58.5007865447</text:p>
              </table:table-cell>
              <table:table-cell office:value-type="float" office:value="66.906887032">
                <text:p>66.906887032</text:p>
              </table:table-cell>
              <table:table-cell office:value-type="float" office:value="73.1357559196">
                <text:p>73.1357559196</text:p>
              </table:table-cell>
              <table:table-cell office:value-type="float" office:value="82.0249227474">
                <text:p>82.0249227474</text:p>
              </table:table-cell>
              <table:table-cell office:value-type="float" office:value="90.1913041568">
                <text:p>90.1913041568</text:p>
              </table:table-cell>
              <table:table-cell office:value-type="float" office:value="98.6809398621">
                <text:p>98.6809398621</text:p>
              </table:table-cell>
              <table:table-cell office:value-type="float" office:value="106.739133291">
                <text:p>106.739133291</text:p>
              </table:table-cell>
              <table:table-cell office:value-type="float" office:value="114.131494739">
                <text:p>114.131494739</text:p>
              </table:table-cell>
              <table:table-cell office:value-type="float" office:value="125.733936087">
                <text:p>125.733936087</text:p>
              </table:table-cell>
              <table:table-cell office:value-type="float" office:value="137.551761735">
                <text:p>137.551761735</text:p>
              </table:table-cell>
              <table:table-cell office:value-type="float" office:value="147.724129498">
                <text:p>147.724129498</text:p>
              </table:table-cell>
              <table:table-cell office:value-type="float" office:value="158.816347582">
                <text:p>158.816347582</text:p>
              </table:table-cell>
              <table:table-cell office:value-type="float" office:value="187.282695609">
                <text:p>187.282695609</text:p>
              </table:table-cell>
              <table:table-cell office:value-type="float" office:value="221.958873877">
                <text:p>221.958873877</text:p>
              </table:table-cell>
              <table:table-cell office:value-type="float" office:value="243.390208107">
                <text:p>243.390208107</text:p>
              </table:table-cell>
              <table:table-cell office:value-type="float" office:value="310.645144611">
                <text:p>310.645144611</text:p>
              </table:table-cell>
              <table:table-cell office:value-type="float" office:value="370.114703585">
                <text:p>370.114703585</text:p>
              </table:table-cell>
              <table:table-cell office:value-type="float" office:value="463.195698284">
                <text:p>463.195698284</text:p>
              </table:table-cell>
              <table:table-cell office:value-type="float" office:value="541.1238452">
                <text:p>541.1238452</text:p>
              </table:table-cell>
              <table:table-cell office:value-type="float" office:value="846.625059451">
                <text:p>846.625059451</text:p>
              </table:table-cell>
              <table:table-cell office:value-type="float" office:value="1050.11157181">
                <text:p>1050.11157181</text:p>
              </table:table-cell>
              <table:table-cell office:value-type="float" office:value="1245.13625951">
                <text:p>1245.13625951</text:p>
              </table:table-cell>
            </table:table-row>
            <table:table-row>
              <table:table-cell office:value-type="string">
                <text:p>token</text:p>
                <draw:g>
                  <svg:desc>'sigma comparison'.A21:'sigma comparison'.A21</svg:desc>
                </draw:g>
              </table:table-cell>
              <table:table-cell office:value-type="float" office:value="36.2759338553">
                <text:p>36.2759338553</text:p>
                <draw:g>
                  <svg:desc>'sigma comparison'.B21:'sigma comparison'.AO21</svg:desc>
                </draw:g>
              </table:table-cell>
              <table:table-cell office:value-type="float" office:value="37.3187203599">
                <text:p>37.3187203599</text:p>
              </table:table-cell>
              <table:table-cell office:value-type="float" office:value="38.2178321287">
                <text:p>38.2178321287</text:p>
              </table:table-cell>
              <table:table-cell office:value-type="float" office:value="39.3936650427">
                <text:p>39.3936650427</text:p>
              </table:table-cell>
              <table:table-cell office:value-type="float" office:value="40.4289275385">
                <text:p>40.4289275385</text:p>
              </table:table-cell>
              <table:table-cell office:value-type="float" office:value="41.8134776919">
                <text:p>41.8134776919</text:p>
              </table:table-cell>
              <table:table-cell office:value-type="float" office:value="43.0215736514">
                <text:p>43.0215736514</text:p>
              </table:table-cell>
              <table:table-cell office:value-type="float" office:value="44.0093473471">
                <text:p>44.0093473471</text:p>
              </table:table-cell>
              <table:table-cell office:value-type="float" office:value="45.086450167">
                <text:p>45.086450167</text:p>
              </table:table-cell>
              <table:table-cell office:value-type="float" office:value="47.0333760132">
                <text:p>47.0333760132</text:p>
              </table:table-cell>
              <table:table-cell office:value-type="float" office:value="48.7038291523">
                <text:p>48.7038291523</text:p>
              </table:table-cell>
              <table:table-cell office:value-type="float" office:value="50.2655306516">
                <text:p>50.2655306516</text:p>
              </table:table-cell>
              <table:table-cell office:value-type="float" office:value="51.7725178173">
                <text:p>51.7725178173</text:p>
              </table:table-cell>
              <table:table-cell office:value-type="float" office:value="54.3001422509">
                <text:p>54.3001422509</text:p>
              </table:table-cell>
              <table:table-cell office:value-type="float" office:value="56.2316735412">
                <text:p>56.2316735412</text:p>
              </table:table-cell>
              <table:table-cell office:value-type="float" office:value="58.194118862">
                <text:p>58.194118862</text:p>
              </table:table-cell>
              <table:table-cell office:value-type="float" office:value="61.127694043">
                <text:p>61.127694043</text:p>
              </table:table-cell>
              <table:table-cell office:value-type="float" office:value="64.6592853364">
                <text:p>64.6592853364</text:p>
              </table:table-cell>
              <table:table-cell office:value-type="float" office:value="67.3005419373">
                <text:p>67.3005419373</text:p>
              </table:table-cell>
              <table:table-cell office:value-type="float" office:value="70.5144100152">
                <text:p>70.5144100152</text:p>
              </table:table-cell>
              <table:table-cell office:value-type="float" office:value="73.6817332568">
                <text:p>73.6817332568</text:p>
              </table:table-cell>
              <table:table-cell office:value-type="float" office:value="78.1740005461">
                <text:p>78.1740005461</text:p>
              </table:table-cell>
              <table:table-cell office:value-type="float" office:value="83.3882550381">
                <text:p>83.3882550381</text:p>
              </table:table-cell>
              <table:table-cell office:value-type="float" office:value="88.5490170777">
                <text:p>88.5490170777</text:p>
              </table:table-cell>
              <table:table-cell office:value-type="float" office:value="95.4904726815">
                <text:p>95.4904726815</text:p>
              </table:table-cell>
              <table:table-cell office:value-type="float" office:value="99.7612316954">
                <text:p>99.7612316954</text:p>
              </table:table-cell>
              <table:table-cell office:value-type="float" office:value="110.715495372">
                <text:p>110.715495372</text:p>
              </table:table-cell>
              <table:table-cell office:value-type="float" office:value="117.83599078">
                <text:p>117.83599078</text:p>
              </table:table-cell>
              <table:table-cell office:value-type="float" office:value="128.909141557">
                <text:p>128.909141557</text:p>
              </table:table-cell>
              <table:table-cell office:value-type="float" office:value="141.103226617">
                <text:p>141.103226617</text:p>
              </table:table-cell>
              <table:table-cell office:value-type="float" office:value="166.531174267">
                <text:p>166.531174267</text:p>
              </table:table-cell>
              <table:table-cell office:value-type="float" office:value="180.808034748">
                <text:p>180.808034748</text:p>
              </table:table-cell>
              <table:table-cell office:value-type="float" office:value="209.276709699">
                <text:p>209.276709699</text:p>
              </table:table-cell>
              <table:table-cell office:value-type="float" office:value="267.255889921">
                <text:p>267.255889921</text:p>
              </table:table-cell>
              <table:table-cell office:value-type="float" office:value="307.613534305">
                <text:p>307.613534305</text:p>
              </table:table-cell>
              <table:table-cell office:value-type="float" office:value="386.262233116">
                <text:p>386.262233116</text:p>
              </table:table-cell>
              <table:table-cell office:value-type="float" office:value="507.587017761">
                <text:p>507.587017761</text:p>
              </table:table-cell>
              <table:table-cell office:value-type="float" office:value="729.496779117">
                <text:p>729.496779117</text:p>
              </table:table-cell>
              <table:table-cell office:value-type="float" office:value="962.613111428">
                <text:p>962.613111428</text:p>
              </table:table-cell>
              <table:table-cell office:value-type="float" office:value="1254.41178293">
                <text:p>1254.411782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